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218.83mm" svg:y="154.79mm">
            <draw:object draw:notify-on-update-of-ranges="Planilha1.G1:Planilha1.G171 Planilha1.H1:Planilha1.H1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HC</text:p>
          </table:table-cell>
          <table:table-cell table:style-name="ce3" office:value-type="float" office:value="72" calcext:value-type="float">
            <text:p>72,00</text:p>
          </table:table-cell>
          <table:table-cell table:style-name="ce3" office:value-type="float" office:value="0.189651" calcext:value-type="float">
            <text:p>0,19</text:p>
          </table:table-cell>
          <table:table-cell table:formula="of:=24.3/1000" office:value-type="float" office:value="0.0243" calcext:value-type="float">
            <text:p>0,0243</text:p>
          </table:table-cell>
          <table:table-cell table:formula="of:=50/1000" office:value-type="float" office:value="0.05" calcext:value-type="float">
            <text:p>0,05</text:p>
          </table:table-cell>
          <table:table-cell table:formula="of:=[.C1]/1000/3600/(PI()*([.E1]^2)/4)" office:value-type="float" office:value="0.0431248469825116" calcext:value-type="float">
            <text:p>0,043124846982512</text:p>
          </table:table-cell>
          <table:table-cell table:formula="of:=[.D1]*10^5/[.F1]/[.G1]^2*500*10^-6/1000" office:value-type="float" office:value="101.976476664102" calcext:value-type="float">
            <text:p>101,976476664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HC</text:p>
          </table:table-cell>
          <table:table-cell table:style-name="ce3" office:value-type="float" office:value="84" calcext:value-type="float">
            <text:p>84,00</text:p>
          </table:table-cell>
          <table:table-cell table:style-name="ce3" office:value-type="float" office:value="0.2443945" calcext:value-type="float">
            <text:p>0,24</text:p>
          </table:table-cell>
          <table:table-cell table:style-name="ce6" table:formula="of:=[.E1]" office:value-type="float" office:value="0.0243" calcext:value-type="float">
            <text:p>0,0243</text:p>
          </table:table-cell>
          <table:table-cell table:formula="of:=[.F1]" office:value-type="float" office:value="0.05" calcext:value-type="float">
            <text:p>0,05</text:p>
          </table:table-cell>
          <table:table-cell table:formula="of:=[.C2]/1000/3600/(PI()*([.E2]^2)/4)" office:value-type="float" office:value="0.0503123214795968" calcext:value-type="float">
            <text:p>0,050312321479597</text:p>
          </table:table-cell>
          <table:table-cell table:formula="of:=[.D2]*10^5/[.F2]/[.G2]^2*500*10^-6/1000" office:value-type="float" office:value="96.5478739130873" calcext:value-type="float">
            <text:p>96,54787391308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HC</text:p>
          </table:table-cell>
          <table:table-cell table:style-name="ce3" office:value-type="float" office:value="95" calcext:value-type="float">
            <text:p>95,00</text:p>
          </table:table-cell>
          <table:table-cell table:style-name="ce3" office:value-type="float" office:value="0.296677" calcext:value-type="float">
            <text:p>0,30</text:p>
          </table:table-cell>
          <table:table-cell table:formula="of:=[.E2]" office:value-type="float" office:value="0.0243" calcext:value-type="float">
            <text:p>0,0243</text:p>
          </table:table-cell>
          <table:table-cell table:formula="of:=[.F2]" office:value-type="float" office:value="0.05" calcext:value-type="float">
            <text:p>0,05</text:p>
          </table:table-cell>
          <table:table-cell table:formula="of:=[.C3]/1000/3600/(PI()*([.E3]^2)/4)" office:value-type="float" office:value="0.0569008397685916" calcext:value-type="float">
            <text:p>0,056900839768592</text:p>
          </table:table-cell>
          <table:table-cell table:formula="of:=[.D3]*10^5/[.F3]/[.G3]^2*500*10^-6/1000" office:value-type="float" office:value="91.6318651953697" calcext:value-type="float">
            <text:p>91,63186519536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HC</text:p>
          </table:table-cell>
          <table:table-cell table:style-name="ce3" office:value-type="float" office:value="106" calcext:value-type="float">
            <text:p>106,00</text:p>
          </table:table-cell>
          <table:table-cell table:style-name="ce3" office:value-type="float" office:value="0.283726" calcext:value-type="float">
            <text:p>0,28</text:p>
          </table:table-cell>
          <table:table-cell table:formula="of:=[.E3]" office:value-type="float" office:value="0.0243" calcext:value-type="float">
            <text:p>0,0243</text:p>
          </table:table-cell>
          <table:table-cell table:formula="of:=[.F3]" office:value-type="float" office:value="0.05" calcext:value-type="float">
            <text:p>0,05</text:p>
          </table:table-cell>
          <table:table-cell table:formula="of:=[.C4]/1000/3600/(PI()*([.E4]^2)/4)" office:value-type="float" office:value="0.0634893580575865" calcext:value-type="float">
            <text:p>0,063489358057587</text:p>
          </table:table-cell>
          <table:table-cell table:formula="of:=[.D4]*10^5/[.F4]/[.G4]^2*500*10^-6/1000" office:value-type="float" office:value="70.3877792772313" calcext:value-type="float">
            <text:p>70,3877792772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HC</text:p>
          </table:table-cell>
          <table:table-cell table:style-name="ce3" office:value-type="float" office:value="117.75" calcext:value-type="float">
            <text:p>117,75</text:p>
          </table:table-cell>
          <table:table-cell table:style-name="ce3" office:value-type="float" office:value="0.412971" calcext:value-type="float">
            <text:p>0,41</text:p>
          </table:table-cell>
          <table:table-cell table:formula="of:=[.E4]" office:value-type="float" office:value="0.0243" calcext:value-type="float">
            <text:p>0,0243</text:p>
          </table:table-cell>
          <table:table-cell table:formula="of:=[.F4]" office:value-type="float" office:value="0.05" calcext:value-type="float">
            <text:p>0,05</text:p>
          </table:table-cell>
          <table:table-cell table:formula="of:=[.C5]/1000/3600/(PI()*([.E5]^2)/4)" office:value-type="float" office:value="0.0705270935026491" calcext:value-type="float">
            <text:p>0,070527093502649</text:p>
          </table:table-cell>
          <table:table-cell table:formula="of:=[.D5]*10^5/[.F5]/[.G5]^2*500*10^-6/1000" office:value-type="float" office:value="83.0247511170878" calcext:value-type="float">
            <text:p>83,02475111708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HC</text:p>
          </table:table-cell>
          <table:table-cell table:style-name="ce3" office:value-type="float" office:value="128" calcext:value-type="float">
            <text:p>128,00</text:p>
          </table:table-cell>
          <table:table-cell table:style-name="ce3" office:value-type="float" office:value="0.4820665" calcext:value-type="float">
            <text:p>0,48</text:p>
          </table:table-cell>
          <table:table-cell table:formula="of:=[.E5]" office:value-type="float" office:value="0.0243" calcext:value-type="float">
            <text:p>0,0243</text:p>
          </table:table-cell>
          <table:table-cell table:formula="of:=[.F5]" office:value-type="float" office:value="0.05" calcext:value-type="float">
            <text:p>0,05</text:p>
          </table:table-cell>
          <table:table-cell table:formula="of:=[.C6]/1000/3600/(PI()*([.E6]^2)/4)" office:value-type="float" office:value="0.0766663946355761" calcext:value-type="float">
            <text:p>0,076666394635576</text:p>
          </table:table-cell>
          <table:table-cell table:formula="of:=[.D6]*10^5/[.F6]/[.G6]^2*500*10^-6/1000" office:value-type="float" office:value="82.0156765381588" calcext:value-type="float">
            <text:p>82,01567653815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HC</text:p>
          </table:table-cell>
          <table:table-cell table:style-name="ce3" office:value-type="float" office:value="140" calcext:value-type="float">
            <text:p>140,00</text:p>
          </table:table-cell>
          <table:table-cell table:style-name="ce3" office:value-type="float" office:value="0.557143" calcext:value-type="float">
            <text:p>0,56</text:p>
          </table:table-cell>
          <table:table-cell table:formula="of:=[.E6]" office:value-type="float" office:value="0.0243" calcext:value-type="float">
            <text:p>0,0243</text:p>
          </table:table-cell>
          <table:table-cell table:formula="of:=[.F6]" office:value-type="float" office:value="0.05" calcext:value-type="float">
            <text:p>0,05</text:p>
          </table:table-cell>
          <table:table-cell table:formula="of:=[.C7]/1000/3600/(PI()*([.E7]^2)/4)" office:value-type="float" office:value="0.0838538691326614" calcext:value-type="float">
            <text:p>0,083853869132661</text:p>
          </table:table-cell>
          <table:table-cell table:formula="of:=[.D7]*10^5/[.F7]/[.G7]^2*500*10^-6/1000" office:value-type="float" office:value="79.2356209391018" calcext:value-type="float">
            <text:p>79,23562093910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CH</text:p>
          </table:table-cell>
          <table:table-cell table:style-name="ce3" office:value-type="float" office:value="68" calcext:value-type="float">
            <text:p>68,00</text:p>
          </table:table-cell>
          <table:table-cell table:style-name="ce3" office:value-type="float" office:value="0.2057555" calcext:value-type="float">
            <text:p>0,21</text:p>
          </table:table-cell>
          <table:table-cell table:formula="of:=[.E7]" office:value-type="float" office:value="0.0243" calcext:value-type="float">
            <text:p>0,0243</text:p>
          </table:table-cell>
          <table:table-cell table:formula="of:=[.F7]" office:value-type="float" office:value="0.05" calcext:value-type="float">
            <text:p>0,05</text:p>
          </table:table-cell>
          <table:table-cell table:formula="of:=[.C8]/1000/3600/(PI()*([.E8]^2)/4)" office:value-type="float" office:value="0.0407290221501498" calcext:value-type="float">
            <text:p>0,04072902215015</text:p>
          </table:table-cell>
          <table:table-cell table:formula="of:=[.D8]*10^5/[.F8]/[.G8]^2*500*10^-6/1000" office:value-type="float" office:value="124.034781607141" calcext:value-type="float">
            <text:p>124,034781607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CH</text:p>
          </table:table-cell>
          <table:table-cell table:style-name="ce3" office:value-type="float" office:value="79" calcext:value-type="float">
            <text:p>79,00</text:p>
          </table:table-cell>
          <table:table-cell table:style-name="ce3" office:value-type="float" office:value="0.2530215" calcext:value-type="float">
            <text:p>0,25</text:p>
          </table:table-cell>
          <table:table-cell table:formula="of:=[.E8]" office:value-type="float" office:value="0.0243" calcext:value-type="float">
            <text:p>0,0243</text:p>
          </table:table-cell>
          <table:table-cell table:formula="of:=[.F8]" office:value-type="float" office:value="0.05" calcext:value-type="float">
            <text:p>0,05</text:p>
          </table:table-cell>
          <table:table-cell table:formula="of:=[.C9]/1000/3600/(PI()*([.E9]^2)/4)" office:value-type="float" office:value="0.0473175404391446" calcext:value-type="float">
            <text:p>0,047317540439145</text:p>
          </table:table-cell>
          <table:table-cell table:formula="of:=[.D9]*10^5/[.F9]/[.G9]^2*500*10^-6/1000" office:value-type="float" office:value="113.009018267745" calcext:value-type="float">
            <text:p>113,0090182677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CH</text:p>
          </table:table-cell>
          <table:table-cell table:style-name="ce3" office:value-type="float" office:value="90" calcext:value-type="float">
            <text:p>90,00</text:p>
          </table:table-cell>
          <table:table-cell table:style-name="ce3" office:value-type="float" office:value="0.3047485" calcext:value-type="float">
            <text:p>0,30</text:p>
          </table:table-cell>
          <table:table-cell table:formula="of:=[.E9]" office:value-type="float" office:value="0.0243" calcext:value-type="float">
            <text:p>0,0243</text:p>
          </table:table-cell>
          <table:table-cell table:formula="of:=[.F9]" office:value-type="float" office:value="0.05" calcext:value-type="float">
            <text:p>0,05</text:p>
          </table:table-cell>
          <table:table-cell table:formula="of:=[.C10]/1000/3600/(PI()*([.E10]^2)/4)" office:value-type="float" office:value="0.0539060587281394" calcext:value-type="float">
            <text:p>0,05390605872814</text:p>
          </table:table-cell>
          <table:table-cell table:formula="of:=[.D10]*10^5/[.F10]/[.G10]^2*500*10^-6/1000" office:value-type="float" office:value="104.873657988352" calcext:value-type="float">
            <text:p>104,8736579883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CH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.35354" calcext:value-type="float">
            <text:p>0,35</text:p>
          </table:table-cell>
          <table:table-cell table:formula="of:=[.E10]" office:value-type="float" office:value="0.0243" calcext:value-type="float">
            <text:p>0,0243</text:p>
          </table:table-cell>
          <table:table-cell table:formula="of:=[.F10]" office:value-type="float" office:value="0.05" calcext:value-type="float">
            <text:p>0,05</text:p>
          </table:table-cell>
          <table:table-cell table:formula="of:=[.C11]/1000/3600/(PI()*([.E11]^2)/4)" office:value-type="float" office:value="0.0598956208090438" calcext:value-type="float">
            <text:p>0,059895620809044</text:p>
          </table:table-cell>
          <table:table-cell table:formula="of:=[.D11]*10^5/[.F11]/[.G11]^2*500*10^-6/1000" office:value-type="float" office:value="98.5481364686403" calcext:value-type="float">
            <text:p>98,5481364686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CH</text:p>
          </table:table-cell>
          <table:table-cell table:style-name="ce3" office:value-type="float" office:value="111" calcext:value-type="float">
            <text:p>111,00</text:p>
          </table:table-cell>
          <table:table-cell table:style-name="ce3" office:value-type="float" office:value="0.409367" calcext:value-type="float">
            <text:p>0,41</text:p>
          </table:table-cell>
          <table:table-cell table:formula="of:=[.E11]" office:value-type="float" office:value="0.0243" calcext:value-type="float">
            <text:p>0,0243</text:p>
          </table:table-cell>
          <table:table-cell table:formula="of:=[.F11]" office:value-type="float" office:value="0.05" calcext:value-type="float">
            <text:p>0,05</text:p>
          </table:table-cell>
          <table:table-cell table:formula="of:=[.C12]/1000/3600/(PI()*([.E12]^2)/4)" office:value-type="float" office:value="0.0664841390980387" calcext:value-type="float">
            <text:p>0,066484139098039</text:p>
          </table:table-cell>
          <table:table-cell table:formula="of:=[.D12]*10^5/[.F12]/[.G12]^2*500*10^-6/1000" office:value-type="float" office:value="92.6140191013457" calcext:value-type="float">
            <text:p>92,61401910134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CH</text:p>
          </table:table-cell>
          <table:table-cell table:style-name="ce3" office:value-type="float" office:value="122" calcext:value-type="float">
            <text:p>122,00</text:p>
          </table:table-cell>
          <table:table-cell table:style-name="ce3" office:value-type="float" office:value="0.470091" calcext:value-type="float">
            <text:p>0,47</text:p>
          </table:table-cell>
          <table:table-cell table:formula="of:=[.E12]" office:value-type="float" office:value="0.0243" calcext:value-type="float">
            <text:p>0,0243</text:p>
          </table:table-cell>
          <table:table-cell table:formula="of:=[.F12]" office:value-type="float" office:value="0.05" calcext:value-type="float">
            <text:p>0,05</text:p>
          </table:table-cell>
          <table:table-cell table:formula="of:=[.C13]/1000/3600/(PI()*([.E13]^2)/4)" office:value-type="float" office:value="0.0730726573870335" calcext:value-type="float">
            <text:p>0,073072657387034</text:p>
          </table:table-cell>
          <table:table-cell table:formula="of:=[.D13]*10^5/[.F13]/[.G13]^2*500*10^-6/1000" office:value-type="float" office:value="88.0383985358235" calcext:value-type="float">
            <text:p>88,0383985358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CH</text:p>
          </table:table-cell>
          <table:table-cell table:style-name="ce3" office:value-type="float" office:value="133" calcext:value-type="float">
            <text:p>133,00</text:p>
          </table:table-cell>
          <table:table-cell table:style-name="ce3" office:value-type="float" office:value="0.53698" calcext:value-type="float">
            <text:p>0,54</text:p>
          </table:table-cell>
          <table:table-cell table:formula="of:=[.E13]" office:value-type="float" office:value="0.0243" calcext:value-type="float">
            <text:p>0,0243</text:p>
          </table:table-cell>
          <table:table-cell table:formula="of:=[.F13]" office:value-type="float" office:value="0.05" calcext:value-type="float">
            <text:p>0,05</text:p>
          </table:table-cell>
          <table:table-cell table:formula="of:=[.C14]/1000/3600/(PI()*([.E14]^2)/4)" office:value-type="float" office:value="0.0796611756760283" calcext:value-type="float">
            <text:p>0,079661175676028</text:p>
          </table:table-cell>
          <table:table-cell table:formula="of:=[.D14]*10^5/[.F14]/[.G14]^2*500*10^-6/1000" office:value-type="float" office:value="84.6183762355473" calcext:value-type="float">
            <text:p>84,61837623554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3 Camadas – CH</text:p>
          </table:table-cell>
          <table:table-cell table:style-name="ce3" office:value-type="float" office:value="145" calcext:value-type="float">
            <text:p>145,00</text:p>
          </table:table-cell>
          <table:table-cell table:style-name="ce3" office:value-type="float" office:value="0.617362" calcext:value-type="float">
            <text:p>0,62</text:p>
          </table:table-cell>
          <table:table-cell table:formula="of:=[.E14]" office:value-type="float" office:value="0.0243" calcext:value-type="float">
            <text:p>0,0243</text:p>
          </table:table-cell>
          <table:table-cell table:formula="of:=[.F14]" office:value-type="float" office:value="0.05" calcext:value-type="float">
            <text:p>0,05</text:p>
          </table:table-cell>
          <table:table-cell table:formula="of:=[.C15]/1000/3600/(PI()*([.E15]^2)/4)" office:value-type="float" office:value="0.0868486501731135" calcext:value-type="float">
            <text:p>0,086848650173114</text:p>
          </table:table-cell>
          <table:table-cell table:formula="of:=[.D15]*10^5/[.F15]/[.G15]^2*500*10^-6/1000" office:value-type="float" office:value="81.8490698515484" calcext:value-type="float">
            <text:p>81,84906985154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0.084" calcext:value-type="float">
            <text:p>0,08</text:p>
          </table:table-cell>
          <table:table-cell table:formula="of:=[.E15]" office:value-type="float" office:value="0.0243" calcext:value-type="float">
            <text:p>0,0243</text:p>
          </table:table-cell>
          <table:table-cell office:value-type="float" office:value="0.05" calcext:value-type="float">
            <text:p>0,05</text:p>
          </table:table-cell>
          <table:table-cell table:formula="of:=[.C16]/1000/3600/(PI()*([.E16]^2)/4)" office:value-type="float" office:value="0.0119791241618088" calcext:value-type="float">
            <text:p>0,011979124161809</text:p>
          </table:table-cell>
          <table:table-cell table:formula="of:=[.D16]*10^5/[.F16]/[.G16]^2*500*10^-6/1000" office:value-type="float" office:value="585.368237212606" calcext:value-type="float">
            <text:p>585,368237212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4" office:value-type="float" office:value="40" calcext:value-type="float">
            <text:p>40,00</text:p>
          </table:table-cell>
          <table:table-cell table:style-name="ce4" office:value-type="float" office:value="0.183" calcext:value-type="float">
            <text:p>0,18</text:p>
          </table:table-cell>
          <table:table-cell table:formula="of:=[.E16]" office:value-type="float" office:value="0.0243" calcext:value-type="float">
            <text:p>0,0243</text:p>
          </table:table-cell>
          <table:table-cell table:formula="of:=[.F16]" office:value-type="float" office:value="0.05" calcext:value-type="float">
            <text:p>0,05</text:p>
          </table:table-cell>
          <table:table-cell table:formula="of:=[.C17]/1000/3600/(PI()*([.E17]^2)/4)" office:value-type="float" office:value="0.0239582483236175" calcext:value-type="float">
            <text:p>0,023958248323618</text:p>
          </table:table-cell>
          <table:table-cell table:formula="of:=[.D17]*10^5/[.F17]/[.G17]^2*500*10^-6/1000" office:value-type="float" office:value="318.816629196152" calcext:value-type="float">
            <text:p>318,8166291961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4" office:value-type="float" office:value="60" calcext:value-type="float">
            <text:p>60,00</text:p>
          </table:table-cell>
          <table:table-cell table:style-name="ce4" office:value-type="float" office:value="0.319" calcext:value-type="float">
            <text:p>0,32</text:p>
          </table:table-cell>
          <table:table-cell table:formula="of:=[.E17]" office:value-type="float" office:value="0.0243" calcext:value-type="float">
            <text:p>0,0243</text:p>
          </table:table-cell>
          <table:table-cell table:formula="of:=[.F17]" office:value-type="float" office:value="0.05" calcext:value-type="float">
            <text:p>0,05</text:p>
          </table:table-cell>
          <table:table-cell table:formula="of:=[.C18]/1000/3600/(PI()*([.E18]^2)/4)" office:value-type="float" office:value="0.0359373724854263" calcext:value-type="float">
            <text:p>0,035937372485426</text:p>
          </table:table-cell>
          <table:table-cell table:formula="of:=[.D18]*10^5/[.F18]/[.G18]^2*500*10^-6/1000" office:value-type="float" office:value="247.000618612198" calcext:value-type="float">
            <text:p>247,0006186121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4" office:value-type="float" office:value="80" calcext:value-type="float">
            <text:p>80,00</text:p>
          </table:table-cell>
          <table:table-cell table:style-name="ce4" office:value-type="float" office:value="0.489" calcext:value-type="float">
            <text:p>0,49</text:p>
          </table:table-cell>
          <table:table-cell table:formula="of:=[.E18]" office:value-type="float" office:value="0.0243" calcext:value-type="float">
            <text:p>0,0243</text:p>
          </table:table-cell>
          <table:table-cell table:formula="of:=[.F18]" office:value-type="float" office:value="0.05" calcext:value-type="float">
            <text:p>0,05</text:p>
          </table:table-cell>
          <table:table-cell table:formula="of:=[.C19]/1000/3600/(PI()*([.E19]^2)/4)" office:value-type="float" office:value="0.0479164966472351" calcext:value-type="float">
            <text:p>0,047916496647235</text:p>
          </table:table-cell>
          <table:table-cell table:formula="of:=[.D19]*10^5/[.F19]/[.G19]^2*500*10^-6/1000" office:value-type="float" office:value="212.979961307265" calcext:value-type="float">
            <text:p>212,9799613072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0.69" calcext:value-type="float">
            <text:p>0,69</text:p>
          </table:table-cell>
          <table:table-cell table:formula="of:=[.E19]" office:value-type="float" office:value="0.0243" calcext:value-type="float">
            <text:p>0,0243</text:p>
          </table:table-cell>
          <table:table-cell table:formula="of:=[.F19]" office:value-type="float" office:value="0.05" calcext:value-type="float">
            <text:p>0,05</text:p>
          </table:table-cell>
          <table:table-cell table:formula="of:=[.C20]/1000/3600/(PI()*([.E20]^2)/4)" office:value-type="float" office:value="0.0598956208090438" calcext:value-type="float">
            <text:p>0,059895620809044</text:p>
          </table:table-cell>
          <table:table-cell table:formula="of:=[.D20]*10^5/[.F20]/[.G20]^2*500*10^-6/1000" office:value-type="float" office:value="192.335277941285" calcext:value-type="float">
            <text:p>192,3352779412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4" office:value-type="float" office:value="120" calcext:value-type="float">
            <text:p>120,00</text:p>
          </table:table-cell>
          <table:table-cell table:style-name="ce4" office:value-type="float" office:value="0.927" calcext:value-type="float">
            <text:p>0,93</text:p>
          </table:table-cell>
          <table:table-cell table:formula="of:=[.E20]" office:value-type="float" office:value="0.0243" calcext:value-type="float">
            <text:p>0,0243</text:p>
          </table:table-cell>
          <table:table-cell table:formula="of:=[.F20]" office:value-type="float" office:value="0.05" calcext:value-type="float">
            <text:p>0,05</text:p>
          </table:table-cell>
          <table:table-cell table:formula="of:=[.C21]/1000/3600/(PI()*([.E21]^2)/4)" office:value-type="float" office:value="0.0718747449708526" calcext:value-type="float">
            <text:p>0,071874744970853</text:p>
          </table:table-cell>
          <table:table-cell table:formula="of:=[.D21]*10^5/[.F21]/[.G21]^2*500*10^-6/1000" office:value-type="float" office:value="179.443239383626" calcext:value-type="float">
            <text:p>179,4432393836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0.068" calcext:value-type="float">
            <text:p>0,07</text:p>
          </table:table-cell>
          <table:table-cell table:formula="of:=[.E21]" office:value-type="float" office:value="0.0243" calcext:value-type="float">
            <text:p>0,0243</text:p>
          </table:table-cell>
          <table:table-cell table:formula="of:=[.F21]" office:value-type="float" office:value="0.05" calcext:value-type="float">
            <text:p>0,05</text:p>
          </table:table-cell>
          <table:table-cell table:formula="of:=[.C22]/1000/3600/(PI()*([.E22]^2)/4)" office:value-type="float" office:value="0.0119791241618088" calcext:value-type="float">
            <text:p>0,011979124161809</text:p>
          </table:table-cell>
          <table:table-cell table:formula="of:=[.D22]*10^5/[.F22]/[.G22]^2*500*10^-6/1000" office:value-type="float" office:value="473.869525362586" calcext:value-type="float">
            <text:p>473,8695253625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4" office:value-type="float" office:value="40" calcext:value-type="float">
            <text:p>40,00</text:p>
          </table:table-cell>
          <table:table-cell table:style-name="ce4" office:value-type="float" office:value="0.167" calcext:value-type="float">
            <text:p>0,17</text:p>
          </table:table-cell>
          <table:table-cell table:formula="of:=[.E22]" office:value-type="float" office:value="0.0243" calcext:value-type="float">
            <text:p>0,0243</text:p>
          </table:table-cell>
          <table:table-cell table:formula="of:=[.F22]" office:value-type="float" office:value="0.05" calcext:value-type="float">
            <text:p>0,05</text:p>
          </table:table-cell>
          <table:table-cell table:formula="of:=[.C23]/1000/3600/(PI()*([.E23]^2)/4)" office:value-type="float" office:value="0.0239582483236175" calcext:value-type="float">
            <text:p>0,023958248323618</text:p>
          </table:table-cell>
          <table:table-cell table:formula="of:=[.D23]*10^5/[.F23]/[.G23]^2*500*10^-6/1000" office:value-type="float" office:value="290.941951233647" calcext:value-type="float">
            <text:p>290,941951233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4" office:value-type="float" office:value="60" calcext:value-type="float">
            <text:p>60,00</text:p>
          </table:table-cell>
          <table:table-cell table:style-name="ce4" office:value-type="float" office:value="0.304" calcext:value-type="float">
            <text:p>0,30</text:p>
          </table:table-cell>
          <table:table-cell table:formula="of:=[.E23]" office:value-type="float" office:value="0.0243" calcext:value-type="float">
            <text:p>0,0243</text:p>
          </table:table-cell>
          <table:table-cell table:formula="of:=[.F23]" office:value-type="float" office:value="0.05" calcext:value-type="float">
            <text:p>0,05</text:p>
          </table:table-cell>
          <table:table-cell table:formula="of:=[.C24]/1000/3600/(PI()*([.E24]^2)/4)" office:value-type="float" office:value="0.0359373724854263" calcext:value-type="float">
            <text:p>0,035937372485426</text:p>
          </table:table-cell>
          <table:table-cell table:formula="of:=[.D24]*10^5/[.F24]/[.G24]^2*500*10^-6/1000" office:value-type="float" office:value="235.386169461154" calcext:value-type="float">
            <text:p>235,386169461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4" office:value-type="float" office:value="80" calcext:value-type="float">
            <text:p>80,00</text:p>
          </table:table-cell>
          <table:table-cell table:style-name="ce4" office:value-type="float" office:value="0.472" calcext:value-type="float">
            <text:p>0,47</text:p>
          </table:table-cell>
          <table:table-cell table:formula="of:=[.E24]" office:value-type="float" office:value="0.0243" calcext:value-type="float">
            <text:p>0,0243</text:p>
          </table:table-cell>
          <table:table-cell table:formula="of:=[.F24]" office:value-type="float" office:value="0.05" calcext:value-type="float">
            <text:p>0,05</text:p>
          </table:table-cell>
          <table:table-cell table:formula="of:=[.C25]/1000/3600/(PI()*([.E25]^2)/4)" office:value-type="float" office:value="0.0479164966472351" calcext:value-type="float">
            <text:p>0,047916496647235</text:p>
          </table:table-cell>
          <table:table-cell table:formula="of:=[.D25]*10^5/[.F25]/[.G25]^2*500*10^-6/1000" office:value-type="float" office:value="205.575749973475" calcext:value-type="float">
            <text:p>205,575749973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0.675" calcext:value-type="float">
            <text:p>0,68</text:p>
          </table:table-cell>
          <table:table-cell table:formula="of:=[.E25]" office:value-type="float" office:value="0.0243" calcext:value-type="float">
            <text:p>0,0243</text:p>
          </table:table-cell>
          <table:table-cell table:formula="of:=[.F25]" office:value-type="float" office:value="0.05" calcext:value-type="float">
            <text:p>0,05</text:p>
          </table:table-cell>
          <table:table-cell table:formula="of:=[.C26]/1000/3600/(PI()*([.E26]^2)/4)" office:value-type="float" office:value="0.0598956208090438" calcext:value-type="float">
            <text:p>0,059895620809044</text:p>
          </table:table-cell>
          <table:table-cell table:formula="of:=[.D26]*10^5/[.F26]/[.G26]^2*500*10^-6/1000" office:value-type="float" office:value="188.154076246909" calcext:value-type="float">
            <text:p>188,154076246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4" office:value-type="float" office:value="120" calcext:value-type="float">
            <text:p>120,00</text:p>
          </table:table-cell>
          <table:table-cell table:style-name="ce4" office:value-type="float" office:value="0.909" calcext:value-type="float">
            <text:p>0,91</text:p>
          </table:table-cell>
          <table:table-cell table:formula="of:=[.E26]" office:value-type="float" office:value="0.0243" calcext:value-type="float">
            <text:p>0,0243</text:p>
          </table:table-cell>
          <table:table-cell table:formula="of:=[.F26]" office:value-type="float" office:value="0.05" calcext:value-type="float">
            <text:p>0,05</text:p>
          </table:table-cell>
          <table:table-cell table:formula="of:=[.C27]/1000/3600/(PI()*([.E27]^2)/4)" office:value-type="float" office:value="0.0718747449708526" calcext:value-type="float">
            <text:p>0,071874744970853</text:p>
          </table:table-cell>
          <table:table-cell table:formula="of:=[.D27]*10^5/[.F27]/[.G27]^2*500*10^-6/1000" office:value-type="float" office:value="175.958904638313" calcext:value-type="float">
            <text:p>175,958904638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81" calcext:value-type="float">
            <text:p>0,081</text:p>
          </table:table-cell>
          <table:table-cell table:formula="of:=[.E27]" office:value-type="float" office:value="0.0243" calcext:value-type="float">
            <text:p>0,0243</text:p>
          </table:table-cell>
          <table:table-cell table:formula="of:=[.F27]" office:value-type="float" office:value="0.05" calcext:value-type="float">
            <text:p>0,05</text:p>
          </table:table-cell>
          <table:table-cell table:formula="of:=[.C28]/1000/3600/(PI()*([.E28]^2)/4)" office:value-type="float" office:value="0.0119791241618088" calcext:value-type="float">
            <text:p>0,011979124161809</text:p>
          </table:table-cell>
          <table:table-cell table:formula="of:=[.D28]*10^5/[.F28]/[.G28]^2*500*10^-6/1000" office:value-type="float" office:value="564.462228740727" calcext:value-type="float">
            <text:p>564,462228740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182" calcext:value-type="float">
            <text:p>0,182</text:p>
          </table:table-cell>
          <table:table-cell table:formula="of:=[.E28]" office:value-type="float" office:value="0.0243" calcext:value-type="float">
            <text:p>0,0243</text:p>
          </table:table-cell>
          <table:table-cell table:formula="of:=[.F28]" office:value-type="float" office:value="0.05" calcext:value-type="float">
            <text:p>0,05</text:p>
          </table:table-cell>
          <table:table-cell table:formula="of:=[.C29]/1000/3600/(PI()*([.E29]^2)/4)" office:value-type="float" office:value="0.0239582483236175" calcext:value-type="float">
            <text:p>0,023958248323618</text:p>
          </table:table-cell>
          <table:table-cell table:formula="of:=[.D29]*10^5/[.F29]/[.G29]^2*500*10^-6/1000" office:value-type="float" office:value="317.074461823495" calcext:value-type="float">
            <text:p>317,0744618234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326" calcext:value-type="float">
            <text:p>0,326</text:p>
          </table:table-cell>
          <table:table-cell table:formula="of:=[.E29]" office:value-type="float" office:value="0.0243" calcext:value-type="float">
            <text:p>0,0243</text:p>
          </table:table-cell>
          <table:table-cell table:formula="of:=[.F29]" office:value-type="float" office:value="0.05" calcext:value-type="float">
            <text:p>0,05</text:p>
          </table:table-cell>
          <table:table-cell table:formula="of:=[.C30]/1000/3600/(PI()*([.E30]^2)/4)" office:value-type="float" office:value="0.0359373724854263" calcext:value-type="float">
            <text:p>0,035937372485426</text:p>
          </table:table-cell>
          <table:table-cell table:formula="of:=[.D30]*10^5/[.F30]/[.G30]^2*500*10^-6/1000" office:value-type="float" office:value="252.420694882685" calcext:value-type="float">
            <text:p>252,4206948826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493" calcext:value-type="float">
            <text:p>0,493</text:p>
          </table:table-cell>
          <table:table-cell table:formula="of:=[.E30]" office:value-type="float" office:value="0.0243" calcext:value-type="float">
            <text:p>0,0243</text:p>
          </table:table-cell>
          <table:table-cell table:formula="of:=[.F30]" office:value-type="float" office:value="0.05" calcext:value-type="float">
            <text:p>0,05</text:p>
          </table:table-cell>
          <table:table-cell table:formula="of:=[.C31]/1000/3600/(PI()*([.E31]^2)/4)" office:value-type="float" office:value="0.0479164966472351" calcext:value-type="float">
            <text:p>0,047916496647235</text:p>
          </table:table-cell>
          <table:table-cell table:formula="of:=[.D31]*10^5/[.F31]/[.G31]^2*500*10^-6/1000" office:value-type="float" office:value="214.722128679922" calcext:value-type="float">
            <text:p>214,7221286799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95" calcext:value-type="float">
            <text:p>0,695</text:p>
          </table:table-cell>
          <table:table-cell table:formula="of:=[.E31]" office:value-type="float" office:value="0.0243" calcext:value-type="float">
            <text:p>0,0243</text:p>
          </table:table-cell>
          <table:table-cell table:formula="of:=[.F31]" office:value-type="float" office:value="0.05" calcext:value-type="float">
            <text:p>0,05</text:p>
          </table:table-cell>
          <table:table-cell table:formula="of:=[.C32]/1000/3600/(PI()*([.E32]^2)/4)" office:value-type="float" office:value="0.0598956208090438" calcext:value-type="float">
            <text:p>0,059895620809044</text:p>
          </table:table-cell>
          <table:table-cell table:formula="of:=[.D32]*10^5/[.F32]/[.G32]^2*500*10^-6/1000" office:value-type="float" office:value="193.72901183941" calcext:value-type="float">
            <text:p>193,729011839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HC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932" calcext:value-type="float">
            <text:p>0,932</text:p>
          </table:table-cell>
          <table:table-cell table:formula="of:=[.E32]" office:value-type="float" office:value="0.0243" calcext:value-type="float">
            <text:p>0,0243</text:p>
          </table:table-cell>
          <table:table-cell table:formula="of:=[.F32]" office:value-type="float" office:value="0.05" calcext:value-type="float">
            <text:p>0,05</text:p>
          </table:table-cell>
          <table:table-cell table:formula="of:=[.C33]/1000/3600/(PI()*([.E33]^2)/4)" office:value-type="float" office:value="0.0718747449708526" calcext:value-type="float">
            <text:p>0,071874744970853</text:p>
          </table:table-cell>
          <table:table-cell table:formula="of:=[.D33]*10^5/[.F33]/[.G33]^2*500*10^-6/1000" office:value-type="float" office:value="180.411110146213" calcext:value-type="float">
            <text:p>180,4111101462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66" calcext:value-type="float">
            <text:p>0,066</text:p>
          </table:table-cell>
          <table:table-cell table:formula="of:=[.E33]" office:value-type="float" office:value="0.0243" calcext:value-type="float">
            <text:p>0,0243</text:p>
          </table:table-cell>
          <table:table-cell table:formula="of:=[.F33]" office:value-type="float" office:value="0.05" calcext:value-type="float">
            <text:p>0,05</text:p>
          </table:table-cell>
          <table:table-cell table:formula="of:=[.C34]/1000/3600/(PI()*([.E34]^2)/4)" office:value-type="float" office:value="0.0119791241618088" calcext:value-type="float">
            <text:p>0,011979124161809</text:p>
          </table:table-cell>
          <table:table-cell table:formula="of:=[.D34]*10^5/[.F34]/[.G34]^2*500*10^-6/1000" office:value-type="float" office:value="459.932186381333" calcext:value-type="float">
            <text:p>459,932186381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168" calcext:value-type="float">
            <text:p>0,168</text:p>
          </table:table-cell>
          <table:table-cell table:formula="of:=[.E34]" office:value-type="float" office:value="0.0243" calcext:value-type="float">
            <text:p>0,0243</text:p>
          </table:table-cell>
          <table:table-cell table:formula="of:=[.F34]" office:value-type="float" office:value="0.05" calcext:value-type="float">
            <text:p>0,05</text:p>
          </table:table-cell>
          <table:table-cell table:formula="of:=[.C35]/1000/3600/(PI()*([.E35]^2)/4)" office:value-type="float" office:value="0.0239582483236175" calcext:value-type="float">
            <text:p>0,023958248323618</text:p>
          </table:table-cell>
          <table:table-cell table:formula="of:=[.D35]*10^5/[.F35]/[.G35]^2*500*10^-6/1000" office:value-type="float" office:value="292.684118606303" calcext:value-type="float">
            <text:p>292,684118606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304" calcext:value-type="float">
            <text:p>0,304</text:p>
          </table:table-cell>
          <table:table-cell table:formula="of:=[.E35]" office:value-type="float" office:value="0.0243" calcext:value-type="float">
            <text:p>0,0243</text:p>
          </table:table-cell>
          <table:table-cell table:formula="of:=[.F35]" office:value-type="float" office:value="0.05" calcext:value-type="float">
            <text:p>0,05</text:p>
          </table:table-cell>
          <table:table-cell table:formula="of:=[.C36]/1000/3600/(PI()*([.E36]^2)/4)" office:value-type="float" office:value="0.0359373724854263" calcext:value-type="float">
            <text:p>0,035937372485426</text:p>
          </table:table-cell>
          <table:table-cell table:formula="of:=[.D36]*10^5/[.F36]/[.G36]^2*500*10^-6/1000" office:value-type="float" office:value="235.386169461154" calcext:value-type="float">
            <text:p>235,386169461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475" calcext:value-type="float">
            <text:p>0,475</text:p>
          </table:table-cell>
          <table:table-cell table:formula="of:=[.E36]" office:value-type="float" office:value="0.0243" calcext:value-type="float">
            <text:p>0,0243</text:p>
          </table:table-cell>
          <table:table-cell table:formula="of:=[.F36]" office:value-type="float" office:value="0.05" calcext:value-type="float">
            <text:p>0,05</text:p>
          </table:table-cell>
          <table:table-cell table:formula="of:=[.C37]/1000/3600/(PI()*([.E37]^2)/4)" office:value-type="float" office:value="0.0479164966472351" calcext:value-type="float">
            <text:p>0,047916496647235</text:p>
          </table:table-cell>
          <table:table-cell table:formula="of:=[.D37]*10^5/[.F37]/[.G37]^2*500*10^-6/1000" office:value-type="float" office:value="206.882375502967" calcext:value-type="float">
            <text:p>206,8823755029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78" calcext:value-type="float">
            <text:p>0,678</text:p>
          </table:table-cell>
          <table:table-cell table:formula="of:=[.E37]" office:value-type="float" office:value="0.0243" calcext:value-type="float">
            <text:p>0,0243</text:p>
          </table:table-cell>
          <table:table-cell table:formula="of:=[.F37]" office:value-type="float" office:value="0.05" calcext:value-type="float">
            <text:p>0,05</text:p>
          </table:table-cell>
          <table:table-cell table:formula="of:=[.C38]/1000/3600/(PI()*([.E38]^2)/4)" office:value-type="float" office:value="0.0598956208090438" calcext:value-type="float">
            <text:p>0,059895620809044</text:p>
          </table:table-cell>
          <table:table-cell table:formula="of:=[.D38]*10^5/[.F38]/[.G38]^2*500*10^-6/1000" office:value-type="float" office:value="188.990316585784" calcext:value-type="float">
            <text:p>188,990316585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ivo</text:p>
          </table:table-cell>
          <table:table-cell table:style-name="ce2" office:value-type="string" calcext:value-type="string">
            <text:p>8 Camadas – CH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915" calcext:value-type="float">
            <text:p>0,915</text:p>
          </table:table-cell>
          <table:table-cell table:formula="of:=[.E38]" office:value-type="float" office:value="0.0243" calcext:value-type="float">
            <text:p>0,0243</text:p>
          </table:table-cell>
          <table:table-cell table:formula="of:=[.F38]" office:value-type="float" office:value="0.05" calcext:value-type="float">
            <text:p>0,05</text:p>
          </table:table-cell>
          <table:table-cell table:formula="of:=[.C39]/1000/3600/(PI()*([.E39]^2)/4)" office:value-type="float" office:value="0.0718747449708526" calcext:value-type="float">
            <text:p>0,071874744970853</text:p>
          </table:table-cell>
          <table:table-cell table:formula="of:=[.D39]*10^5/[.F39]/[.G39]^2*500*10^-6/1000" office:value-type="float" office:value="177.120349553418" calcext:value-type="float">
            <text:p>177,1203495534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ivo</text:p>
          </table:table-cell>
          <table:table-cell table:style-name="ce2" office:value-type="string" calcext:value-type="string">
            <text:p>8 Camadas – HC</text:p>
          </table:table-cell>
          <table:table-cell office:value-type="float" office:value="20" calcext:value-type="float">
            <text:p>20</text:p>
          </table:table-cell>
          <table:table-cell office:value-type="float" office:value="0.1415" calcext:value-type="float">
            <text:p>0,1415</text:p>
          </table:table-cell>
          <table:table-cell table:formula="of:=[.E39]" office:value-type="float" office:value="0.0243" calcext:value-type="float">
            <text:p>0,0243</text:p>
          </table:table-cell>
          <table:table-cell table:formula="of:=[.F39]" office:value-type="float" office:value="0.05" calcext:value-type="float">
            <text:p>0,05</text:p>
          </table:table-cell>
          <table:table-cell table:formula="of:=[.C40]/1000/3600/(PI()*([.E40]^2)/4)" office:value-type="float" office:value="0.0119791241618088" calcext:value-type="float">
            <text:p>0,011979124161809</text:p>
          </table:table-cell>
          <table:table-cell table:formula="of:=[.D40]*10^5/[.F40]/[.G40]^2*500*10^-6/1000" office:value-type="float" office:value="986.066732923617" calcext:value-type="float">
            <text:p>986,0667329236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ivo</text:p>
          </table:table-cell>
          <table:table-cell table:style-name="ce2" office:value-type="string" calcext:value-type="string">
            <text:p>8 Camadas – HC</text:p>
          </table:table-cell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,32</text:p>
          </table:table-cell>
          <table:table-cell table:formula="of:=[.E40]" office:value-type="float" office:value="0.0243" calcext:value-type="float">
            <text:p>0,0243</text:p>
          </table:table-cell>
          <table:table-cell table:formula="of:=[.F40]" office:value-type="float" office:value="0.05" calcext:value-type="float">
            <text:p>0,05</text:p>
          </table:table-cell>
          <table:table-cell table:formula="of:=[.C41]/1000/3600/(PI()*([.E41]^2)/4)" office:value-type="float" office:value="0.0239582483236175" calcext:value-type="float">
            <text:p>0,023958248323618</text:p>
          </table:table-cell>
          <table:table-cell table:formula="of:=[.D41]*10^5/[.F41]/[.G41]^2*500*10^-6/1000" office:value-type="float" office:value="557.493559250101" calcext:value-type="float">
            <text:p>557,493559250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ivo</text:p>
          </table:table-cell>
          <table:table-cell table:style-name="ce2" office:value-type="string" calcext:value-type="string">
            <text:p>8 Camadas – HC</text:p>
          </table:table-cell>
          <table:table-cell office:value-type="float" office:value="60" calcext:value-type="float">
            <text:p>60</text:p>
          </table:table-cell>
          <table:table-cell office:value-type="float" office:value="0.548" calcext:value-type="float">
            <text:p>0,548</text:p>
          </table:table-cell>
          <table:table-cell table:formula="of:=[.E41]" office:value-type="float" office:value="0.0243" calcext:value-type="float">
            <text:p>0,0243</text:p>
          </table:table-cell>
          <table:table-cell table:formula="of:=[.F41]" office:value-type="float" office:value="0.05" calcext:value-type="float">
            <text:p>0,05</text:p>
          </table:table-cell>
          <table:table-cell table:formula="of:=[.C42]/1000/3600/(PI()*([.E42]^2)/4)" office:value-type="float" office:value="0.0359373724854263" calcext:value-type="float">
            <text:p>0,035937372485426</text:p>
          </table:table-cell>
          <table:table-cell table:formula="of:=[.D42]*10^5/[.F42]/[.G42]^2*500*10^-6/1000" office:value-type="float" office:value="424.314542318133" calcext:value-type="float">
            <text:p>424,3145423181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ivo</text:p>
          </table:table-cell>
          <table:table-cell table:style-name="ce2" office:value-type="string" calcext:value-type="string">
            <text:p>8 Camadas – HC</text:p>
          </table:table-cell>
          <table:table-cell office:value-type="float" office:value="80" calcext:value-type="float">
            <text:p>80</text:p>
          </table:table-cell>
          <table:table-cell office:value-type="float" office:value="0.826" calcext:value-type="float">
            <text:p>0,826</text:p>
          </table:table-cell>
          <table:table-cell table:formula="of:=[.E42]" office:value-type="float" office:value="0.0243" calcext:value-type="float">
            <text:p>0,0243</text:p>
          </table:table-cell>
          <table:table-cell table:formula="of:=[.F42]" office:value-type="float" office:value="0.05" calcext:value-type="float">
            <text:p>0,05</text:p>
          </table:table-cell>
          <table:table-cell table:formula="of:=[.C43]/1000/3600/(PI()*([.E43]^2)/4)" office:value-type="float" office:value="0.0479164966472351" calcext:value-type="float">
            <text:p>0,047916496647235</text:p>
          </table:table-cell>
          <table:table-cell table:formula="of:=[.D43]*10^5/[.F43]/[.G43]^2*500*10^-6/1000" office:value-type="float" office:value="359.757562453581" calcext:value-type="float">
            <text:p>359,7575624535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ivo</text:p>
          </table:table-cell>
          <table:table-cell table:style-name="ce2" office:value-type="string" calcext:value-type="string">
            <text:p>8 Camadas – HC</text:p>
          </table:table-cell>
          <table:table-cell office:value-type="float" office:value="100" calcext:value-type="float">
            <text:p>100</text:p>
          </table:table-cell>
          <table:table-cell office:value-type="float" office:value="1.14925" calcext:value-type="float">
            <text:p>1,14925</text:p>
          </table:table-cell>
          <table:table-cell table:formula="of:=[.E43]" office:value-type="float" office:value="0.0243" calcext:value-type="float">
            <text:p>0,0243</text:p>
          </table:table-cell>
          <table:table-cell table:formula="of:=[.F43]" office:value-type="float" office:value="0.05" calcext:value-type="float">
            <text:p>0,05</text:p>
          </table:table-cell>
          <table:table-cell table:formula="of:=[.C44]/1000/3600/(PI()*([.E44]^2)/4)" office:value-type="float" office:value="0.0598956208090438" calcext:value-type="float">
            <text:p>0,059895620809044</text:p>
          </table:table-cell>
          <table:table-cell table:formula="of:=[.D44]*10^5/[.F44]/[.G44]^2*500*10^-6/1000" office:value-type="float" office:value="320.349736484089" calcext:value-type="float">
            <text:p>320,3497364840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ivo</text:p>
          </table:table-cell>
          <table:table-cell table:style-name="ce2" office:value-type="string" calcext:value-type="string">
            <text:p>8 Camadas – CH</text:p>
          </table:table-cell>
          <table:table-cell office:value-type="float" office:value="20" calcext:value-type="float">
            <text:p>20</text:p>
          </table:table-cell>
          <table:table-cell office:value-type="float" office:value="0.118" calcext:value-type="float">
            <text:p>0,118</text:p>
          </table:table-cell>
          <table:table-cell table:formula="of:=[.E44]" office:value-type="float" office:value="0.0243" calcext:value-type="float">
            <text:p>0,0243</text:p>
          </table:table-cell>
          <table:table-cell table:formula="of:=[.F44]" office:value-type="float" office:value="0.05" calcext:value-type="float">
            <text:p>0,05</text:p>
          </table:table-cell>
          <table:table-cell table:formula="of:=[.C45]/1000/3600/(PI()*([.E45]^2)/4)" office:value-type="float" office:value="0.0119791241618088" calcext:value-type="float">
            <text:p>0,011979124161809</text:p>
          </table:table-cell>
          <table:table-cell table:formula="of:=[.D45]*10^5/[.F45]/[.G45]^2*500*10^-6/1000" office:value-type="float" office:value="822.302999893899" calcext:value-type="float">
            <text:p>822,302999893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ivo</text:p>
          </table:table-cell>
          <table:table-cell table:style-name="ce2" office:value-type="string" calcext:value-type="string">
            <text:p>8 Camadas – CH</text:p>
          </table:table-cell>
          <table:table-cell office:value-type="float" office:value="40" calcext:value-type="float">
            <text:p>40</text:p>
          </table:table-cell>
          <table:table-cell office:value-type="float" office:value="0.2935" calcext:value-type="float">
            <text:p>0,2935</text:p>
          </table:table-cell>
          <table:table-cell table:formula="of:=[.E45]" office:value-type="float" office:value="0.0243" calcext:value-type="float">
            <text:p>0,0243</text:p>
          </table:table-cell>
          <table:table-cell table:formula="of:=[.F45]" office:value-type="float" office:value="0.05" calcext:value-type="float">
            <text:p>0,05</text:p>
          </table:table-cell>
          <table:table-cell table:formula="of:=[.C46]/1000/3600/(PI()*([.E46]^2)/4)" office:value-type="float" office:value="0.0239582483236175" calcext:value-type="float">
            <text:p>0,023958248323618</text:p>
          </table:table-cell>
          <table:table-cell table:formula="of:=[.D46]*10^5/[.F46]/[.G46]^2*500*10^-6/1000" office:value-type="float" office:value="511.326123874702" calcext:value-type="float">
            <text:p>511,3261238747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ivo</text:p>
          </table:table-cell>
          <table:table-cell table:style-name="ce2" office:value-type="string" calcext:value-type="string">
            <text:p>8 Camadas – CH</text:p>
          </table:table-cell>
          <table:table-cell office:value-type="float" office:value="60" calcext:value-type="float">
            <text:p>60</text:p>
          </table:table-cell>
          <table:table-cell office:value-type="float" office:value="0.52" calcext:value-type="float">
            <text:p>0,52</text:p>
          </table:table-cell>
          <table:table-cell table:formula="of:=[.E46]" office:value-type="float" office:value="0.0243" calcext:value-type="float">
            <text:p>0,0243</text:p>
          </table:table-cell>
          <table:table-cell table:formula="of:=[.F46]" office:value-type="float" office:value="0.05" calcext:value-type="float">
            <text:p>0,05</text:p>
          </table:table-cell>
          <table:table-cell table:formula="of:=[.C47]/1000/3600/(PI()*([.E47]^2)/4)" office:value-type="float" office:value="0.0359373724854263" calcext:value-type="float">
            <text:p>0,035937372485426</text:p>
          </table:table-cell>
          <table:table-cell table:formula="of:=[.D47]*10^5/[.F47]/[.G47]^2*500*10^-6/1000" office:value-type="float" office:value="402.634237236184" calcext:value-type="float">
            <text:p>402,6342372361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ivo</text:p>
          </table:table-cell>
          <table:table-cell table:style-name="ce2" office:value-type="string" calcext:value-type="string">
            <text:p>8 Camadas – CH</text:p>
          </table:table-cell>
          <table:table-cell office:value-type="float" office:value="80" calcext:value-type="float">
            <text:p>80</text:p>
          </table:table-cell>
          <table:table-cell office:value-type="float" office:value="0.7925" calcext:value-type="float">
            <text:p>0,7925</text:p>
          </table:table-cell>
          <table:table-cell table:formula="of:=[.E47]" office:value-type="float" office:value="0.0243" calcext:value-type="float">
            <text:p>0,0243</text:p>
          </table:table-cell>
          <table:table-cell table:formula="of:=[.F47]" office:value-type="float" office:value="0.05" calcext:value-type="float">
            <text:p>0,05</text:p>
          </table:table-cell>
          <table:table-cell table:formula="of:=[.C48]/1000/3600/(PI()*([.E48]^2)/4)" office:value-type="float" office:value="0.0479164966472351" calcext:value-type="float">
            <text:p>0,047916496647235</text:p>
          </table:table-cell>
          <table:table-cell table:formula="of:=[.D48]*10^5/[.F48]/[.G48]^2*500*10^-6/1000" office:value-type="float" office:value="345.166910707582" calcext:value-type="float">
            <text:p>345,1669107075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ivo</text:p>
          </table:table-cell>
          <table:table-cell table:style-name="ce2" office:value-type="string" calcext:value-type="string">
            <text:p>8 Camadas – CH</text:p>
          </table:table-cell>
          <table:table-cell office:value-type="float" office:value="100" calcext:value-type="float">
            <text:p>100</text:p>
          </table:table-cell>
          <table:table-cell office:value-type="float" office:value="1.105" calcext:value-type="float">
            <text:p>1,105</text:p>
          </table:table-cell>
          <table:table-cell table:formula="of:=[.E48]" office:value-type="float" office:value="0.0243" calcext:value-type="float">
            <text:p>0,0243</text:p>
          </table:table-cell>
          <table:table-cell table:formula="of:=[.F48]" office:value-type="float" office:value="0.05" calcext:value-type="float">
            <text:p>0,05</text:p>
          </table:table-cell>
          <table:table-cell table:formula="of:=[.C49]/1000/3600/(PI()*([.E49]^2)/4)" office:value-type="float" office:value="0.0598956208090438" calcext:value-type="float">
            <text:p>0,059895620809044</text:p>
          </table:table-cell>
          <table:table-cell table:formula="of:=[.D49]*10^5/[.F49]/[.G49]^2*500*10^-6/1000" office:value-type="float" office:value="308.015191485681" calcext:value-type="float">
            <text:p>308,015191485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HC</text:p>
          </table:table-cell>
          <table:table-cell table:style-name="ce5" office:value-type="float" office:value="30.42" calcext:value-type="float">
            <text:p>30,42</text:p>
          </table:table-cell>
          <table:table-cell table:style-name="ce5" office:value-type="float" office:value="0.243333333333333" calcext:value-type="float">
            <text:p>0,24</text:p>
          </table:table-cell>
          <table:table-cell office:value-type="float" office:value="0.0224" calcext:value-type="float">
            <text:p>0,0224</text:p>
          </table:table-cell>
          <table:table-cell office:value-type="float" office:value="0.1" calcext:value-type="float">
            <text:p>0,1</text:p>
          </table:table-cell>
          <table:table-cell table:formula="of:=[.C50]/1000/3600/(PI()*([.E50]^2)/4)" office:value-type="float" office:value="0.021442271510308" calcext:value-type="float">
            <text:p>0,021442271510308</text:p>
          </table:table-cell>
          <table:table-cell table:formula="of:=[.D50]*10^5/[.F50]/[.G50]^2*500*10^-6/1000" office:value-type="float" office:value="264.62448626865" calcext:value-type="float">
            <text:p>264,624486268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HC</text:p>
          </table:table-cell>
          <table:table-cell table:style-name="ce5" office:value-type="float" office:value="59.95" calcext:value-type="float">
            <text:p>59,95</text:p>
          </table:table-cell>
          <table:table-cell table:style-name="ce5" office:value-type="float" office:value="0.49" calcext:value-type="float">
            <text:p>0,49</text:p>
          </table:table-cell>
          <table:table-cell table:formula="of:=[.E50]" office:value-type="float" office:value="0.0224" calcext:value-type="float">
            <text:p>0,0224</text:p>
          </table:table-cell>
          <table:table-cell table:formula="of:=[.F50]" office:value-type="float" office:value="0.1" calcext:value-type="float">
            <text:p>0,1</text:p>
          </table:table-cell>
          <table:table-cell table:formula="of:=[.C51]/1000/3600/(PI()*([.E51]^2)/4)" office:value-type="float" office:value="0.0422572050309981" calcext:value-type="float">
            <text:p>0,042257205030998</text:p>
          </table:table-cell>
          <table:table-cell table:formula="of:=[.D51]*10^5/[.F51]/[.G51]^2*500*10^-6/1000" office:value-type="float" office:value="137.203296839111" calcext:value-type="float">
            <text:p>137,203296839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HC</text:p>
          </table:table-cell>
          <table:table-cell table:style-name="ce5" office:value-type="float" office:value="90.8766666666667" calcext:value-type="float">
            <text:p>90,88</text:p>
          </table:table-cell>
          <table:table-cell table:style-name="ce5" office:value-type="float" office:value="0.813333333333333" calcext:value-type="float">
            <text:p>0,81</text:p>
          </table:table-cell>
          <table:table-cell table:formula="of:=[.E51]" office:value-type="float" office:value="0.0224" calcext:value-type="float">
            <text:p>0,0224</text:p>
          </table:table-cell>
          <table:table-cell table:formula="of:=[.F51]" office:value-type="float" office:value="0.1" calcext:value-type="float">
            <text:p>0,1</text:p>
          </table:table-cell>
          <table:table-cell table:formula="of:=[.C52]/1000/3600/(PI()*([.E52]^2)/4)" office:value-type="float" office:value="0.064056612775096" calcext:value-type="float">
            <text:p>0,064056612775096</text:p>
          </table:table-cell>
          <table:table-cell table:formula="of:=[.D52]*10^5/[.F52]/[.G52]^2*500*10^-6/1000" office:value-type="float" office:value="99.1084389993397" calcext:value-type="float">
            <text:p>99,10843899933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HC</text:p>
          </table:table-cell>
          <table:table-cell table:style-name="ce5" office:value-type="float" office:value="120.556666666667" calcext:value-type="float">
            <text:p>120,56</text:p>
          </table:table-cell>
          <table:table-cell table:style-name="ce5" office:value-type="float" office:value="1.15333333333333" calcext:value-type="float">
            <text:p>1,15</text:p>
          </table:table-cell>
          <table:table-cell table:formula="of:=[.E52]" office:value-type="float" office:value="0.0224" calcext:value-type="float">
            <text:p>0,0224</text:p>
          </table:table-cell>
          <table:table-cell table:formula="of:=[.F52]" office:value-type="float" office:value="0.1" calcext:value-type="float">
            <text:p>0,1</text:p>
          </table:table-cell>
          <table:table-cell table:formula="of:=[.C53]/1000/3600/(PI()*([.E53]^2)/4)" office:value-type="float" office:value="0.0849772774176319" calcext:value-type="float">
            <text:p>0,084977277417632</text:p>
          </table:table-cell>
          <table:table-cell table:formula="of:=[.D53]*10^5/[.F53]/[.G53]^2*500*10^-6/1000" office:value-type="float" office:value="79.8581459647827" calcext:value-type="float">
            <text:p>79,85814596478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HC</text:p>
          </table:table-cell>
          <table:table-cell table:style-name="ce5" office:value-type="float" office:value="151.396666666667" calcext:value-type="float">
            <text:p>151,40</text:p>
          </table:table-cell>
          <table:table-cell table:style-name="ce5" office:value-type="float" office:value="1.59" calcext:value-type="float">
            <text:p>1,59</text:p>
          </table:table-cell>
          <table:table-cell table:formula="of:=[.E53]" office:value-type="float" office:value="0.0224" calcext:value-type="float">
            <text:p>0,0224</text:p>
          </table:table-cell>
          <table:table-cell table:formula="of:=[.F53]" office:value-type="float" office:value="0.1" calcext:value-type="float">
            <text:p>0,1</text:p>
          </table:table-cell>
          <table:table-cell table:formula="of:=[.C54]/1000/3600/(PI()*([.E54]^2)/4)" office:value-type="float" office:value="0.106715596069108" calcext:value-type="float">
            <text:p>0,106715596069108</text:p>
          </table:table-cell>
          <table:table-cell table:formula="of:=[.D54]*10^5/[.F54]/[.G54]^2*500*10^-6/1000" office:value-type="float" office:value="69.8089875850581" calcext:value-type="float">
            <text:p>69,80898758505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HC</text:p>
          </table:table-cell>
          <table:table-cell table:style-name="ce5" office:value-type="float" office:value="182.52" calcext:value-type="float">
            <text:p>182,52</text:p>
          </table:table-cell>
          <table:table-cell table:style-name="ce5" office:value-type="float" office:value="2.06666666666667" calcext:value-type="float">
            <text:p>2,07</text:p>
          </table:table-cell>
          <table:table-cell table:formula="of:=[.E54]" office:value-type="float" office:value="0.0224" calcext:value-type="float">
            <text:p>0,0224</text:p>
          </table:table-cell>
          <table:table-cell table:formula="of:=[.F54]" office:value-type="float" office:value="0.1" calcext:value-type="float">
            <text:p>0,1</text:p>
          </table:table-cell>
          <table:table-cell table:formula="of:=[.C55]/1000/3600/(PI()*([.E55]^2)/4)" office:value-type="float" office:value="0.128653629061848" calcext:value-type="float">
            <text:p>0,128653629061848</text:p>
          </table:table-cell>
          <table:table-cell table:formula="of:=[.D55]*10^5/[.F55]/[.G55]^2*500*10^-6/1000" office:value-type="float" office:value="62.4304343556176" calcext:value-type="float">
            <text:p>62,4304343556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HC</text:p>
          </table:table-cell>
          <table:table-cell table:style-name="ce5" office:value-type="float" office:value="210.693333333333" calcext:value-type="float">
            <text:p>210,69</text:p>
          </table:table-cell>
          <table:table-cell table:style-name="ce5" office:value-type="float" office:value="2.54666666666667" calcext:value-type="float">
            <text:p>2,55</text:p>
          </table:table-cell>
          <table:table-cell table:formula="of:=[.E55]" office:value-type="float" office:value="0.0224" calcext:value-type="float">
            <text:p>0,0224</text:p>
          </table:table-cell>
          <table:table-cell table:formula="of:=[.F55]" office:value-type="float" office:value="0.1" calcext:value-type="float">
            <text:p>0,1</text:p>
          </table:table-cell>
          <table:table-cell table:formula="of:=[.C56]/1000/3600/(PI()*([.E56]^2)/4)" office:value-type="float" office:value="0.148512283324956" calcext:value-type="float">
            <text:p>0,148512283324956</text:p>
          </table:table-cell>
          <table:table-cell table:formula="of:=[.D56]*10^5/[.F56]/[.G56]^2*500*10^-6/1000" office:value-type="float" office:value="57.7321003255701" calcext:value-type="float">
            <text:p>57,73210032557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CH</text:p>
          </table:table-cell>
          <table:table-cell table:style-name="ce5" office:value-type="float" office:value="28.14" calcext:value-type="float">
            <text:p>28,14</text:p>
          </table:table-cell>
          <table:table-cell table:style-name="ce5" office:value-type="float" office:value="0.23" calcext:value-type="float">
            <text:p>0,23</text:p>
          </table:table-cell>
          <table:table-cell table:formula="of:=[.E56]" office:value-type="float" office:value="0.0224" calcext:value-type="float">
            <text:p>0,0224</text:p>
          </table:table-cell>
          <table:table-cell table:formula="of:=[.F56]" office:value-type="float" office:value="0.1" calcext:value-type="float">
            <text:p>0,1</text:p>
          </table:table-cell>
          <table:table-cell table:formula="of:=[.C57]/1000/3600/(PI()*([.E57]^2)/4)" office:value-type="float" office:value="0.0198351584582533" calcext:value-type="float">
            <text:p>0,019835158458253</text:p>
          </table:table-cell>
          <table:table-cell table:formula="of:=[.D57]*10^5/[.F57]/[.G57]^2*500*10^-6/1000" office:value-type="float" office:value="292.298436116916" calcext:value-type="float">
            <text:p>292,2984361169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CH</text:p>
          </table:table-cell>
          <table:table-cell table:style-name="ce5" office:value-type="float" office:value="56.41" calcext:value-type="float">
            <text:p>56,41</text:p>
          </table:table-cell>
          <table:table-cell table:style-name="ce5" office:value-type="float" office:value="0.46" calcext:value-type="float">
            <text:p>0,46</text:p>
          </table:table-cell>
          <table:table-cell table:formula="of:=[.E57]" office:value-type="float" office:value="0.0224" calcext:value-type="float">
            <text:p>0,0224</text:p>
          </table:table-cell>
          <table:table-cell table:formula="of:=[.F57]" office:value-type="float" office:value="0.1" calcext:value-type="float">
            <text:p>0,1</text:p>
          </table:table-cell>
          <table:table-cell table:formula="of:=[.C58]/1000/3600/(PI()*([.E58]^2)/4)" office:value-type="float" office:value="0.0397619505554396" calcext:value-type="float">
            <text:p>0,03976195055544</text:p>
          </table:table-cell>
          <table:table-cell table:formula="of:=[.D58]*10^5/[.F58]/[.G58]^2*500*10^-6/1000" office:value-type="float" office:value="145.47637615952" calcext:value-type="float">
            <text:p>145,476376159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CH</text:p>
          </table:table-cell>
          <table:table-cell table:style-name="ce5" office:value-type="float" office:value="85.02" calcext:value-type="float">
            <text:p>85,02</text:p>
          </table:table-cell>
          <table:table-cell table:style-name="ce5" office:value-type="float" office:value="0.753333333333334" calcext:value-type="float">
            <text:p>0,75</text:p>
          </table:table-cell>
          <table:table-cell table:formula="of:=[.E58]" office:value-type="float" office:value="0.0224" calcext:value-type="float">
            <text:p>0,0224</text:p>
          </table:table-cell>
          <table:table-cell table:formula="of:=[.F58]" office:value-type="float" office:value="0.1" calcext:value-type="float">
            <text:p>0,1</text:p>
          </table:table-cell>
          <table:table-cell table:formula="of:=[.C59]/1000/3600/(PI()*([.E59]^2)/4)" office:value-type="float" office:value="0.0599283998621428" calcext:value-type="float">
            <text:p>0,059928399862143</text:p>
          </table:table-cell>
          <table:table-cell table:formula="of:=[.D59]*10^5/[.F59]/[.G59]^2*500*10^-6/1000" office:value-type="float" office:value="104.87979386554" calcext:value-type="float">
            <text:p>104,879793865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CH</text:p>
          </table:table-cell>
          <table:table-cell table:style-name="ce5" office:value-type="float" office:value="113.163333333333" calcext:value-type="float">
            <text:p>113,16</text:p>
          </table:table-cell>
          <table:table-cell table:style-name="ce5" office:value-type="float" office:value="1.07333333333333" calcext:value-type="float">
            <text:p>1,07</text:p>
          </table:table-cell>
          <table:table-cell table:formula="of:=[.E59]" office:value-type="float" office:value="0.0224" calcext:value-type="float">
            <text:p>0,0224</text:p>
          </table:table-cell>
          <table:table-cell table:formula="of:=[.F59]" office:value-type="float" office:value="0.1" calcext:value-type="float">
            <text:p>0,1</text:p>
          </table:table-cell>
          <table:table-cell table:formula="of:=[.C60]/1000/3600/(PI()*([.E60]^2)/4)" office:value-type="float" office:value="0.0797659079008816" calcext:value-type="float">
            <text:p>0,079765907900882</text:p>
          </table:table-cell>
          <table:table-cell table:formula="of:=[.D60]*10^5/[.F60]/[.G60]^2*500*10^-6/1000" office:value-type="float" office:value="84.3470690176268" calcext:value-type="float">
            <text:p>84,34706901762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CH</text:p>
          </table:table-cell>
          <table:table-cell table:style-name="ce5" office:value-type="float" office:value="143.12" calcext:value-type="float">
            <text:p>143,12</text:p>
          </table:table-cell>
          <table:table-cell table:style-name="ce5" office:value-type="float" office:value="1.47" calcext:value-type="float">
            <text:p>1,47</text:p>
          </table:table-cell>
          <table:table-cell table:formula="of:=[.E60]" office:value-type="float" office:value="0.0224" calcext:value-type="float">
            <text:p>0,0224</text:p>
          </table:table-cell>
          <table:table-cell table:formula="of:=[.F60]" office:value-type="float" office:value="0.1" calcext:value-type="float">
            <text:p>0,1</text:p>
          </table:table-cell>
          <table:table-cell table:formula="of:=[.C61]/1000/3600/(PI()*([.E61]^2)/4)" office:value-type="float" office:value="0.100881587723711" calcext:value-type="float">
            <text:p>0,100881587723711</text:p>
          </table:table-cell>
          <table:table-cell table:formula="of:=[.D61]*10^5/[.F61]/[.G61]^2*500*10^-6/1000" office:value-type="float" office:value="72.2210039955225" calcext:value-type="float">
            <text:p>72,2210039955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CH</text:p>
          </table:table-cell>
          <table:table-cell table:style-name="ce5" office:value-type="float" office:value="173.09" calcext:value-type="float">
            <text:p>173,09</text:p>
          </table:table-cell>
          <table:table-cell table:style-name="ce5" office:value-type="float" office:value="1.92666666666667" calcext:value-type="float">
            <text:p>1,93</text:p>
          </table:table-cell>
          <table:table-cell table:formula="of:=[.E61]" office:value-type="float" office:value="0.0224" calcext:value-type="float">
            <text:p>0,0224</text:p>
          </table:table-cell>
          <table:table-cell table:formula="of:=[.F61]" office:value-type="float" office:value="0.1" calcext:value-type="float">
            <text:p>0,1</text:p>
          </table:table-cell>
          <table:table-cell table:formula="of:=[.C62]/1000/3600/(PI()*([.E62]^2)/4)" office:value-type="float" office:value="0.122006665868481" calcext:value-type="float">
            <text:p>0,122006665868481</text:p>
          </table:table-cell>
          <table:table-cell table:formula="of:=[.D62]*10^5/[.F62]/[.G62]^2*500*10^-6/1000" office:value-type="float" office:value="64.7156726843621" calcext:value-type="float">
            <text:p>64,71567268436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CH</text:p>
          </table:table-cell>
          <table:table-cell table:style-name="ce5" office:value-type="float" office:value="200.343333333333" calcext:value-type="float">
            <text:p>200,34</text:p>
          </table:table-cell>
          <table:table-cell table:style-name="ce5" office:value-type="float" office:value="2.38666666666667" calcext:value-type="float">
            <text:p>2,39</text:p>
          </table:table-cell>
          <table:table-cell table:formula="of:=[.E62]" office:value-type="float" office:value="0.0224" calcext:value-type="float">
            <text:p>0,0224</text:p>
          </table:table-cell>
          <table:table-cell table:formula="of:=[.F62]" office:value-type="float" office:value="0.1" calcext:value-type="float">
            <text:p>0,1</text:p>
          </table:table-cell>
          <table:table-cell table:formula="of:=[.C63]/1000/3600/(PI()*([.E63]^2)/4)" office:value-type="float" office:value="0.141216835917602" calcext:value-type="float">
            <text:p>0,141216835917602</text:p>
          </table:table-cell>
          <table:table-cell table:formula="of:=[.D63]*10^5/[.F63]/[.G63]^2*500*10^-6/1000" office:value-type="float" office:value="59.839618883375" calcext:value-type="float">
            <text:p>59,839618883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HC</text:p>
          </table:table-cell>
          <table:table-cell office:value-type="float" office:value="30.8466666666667" calcext:value-type="float">
            <text:p>30,8466666666667</text:p>
          </table:table-cell>
          <table:table-cell office:value-type="float" office:value="0.25" calcext:value-type="float">
            <text:p>0,25</text:p>
          </table:table-cell>
          <table:table-cell table:formula="of:=[.E63]" office:value-type="float" office:value="0.0224" calcext:value-type="float">
            <text:p>0,0224</text:p>
          </table:table-cell>
          <table:table-cell table:formula="of:=[.F63]" office:value-type="float" office:value="0.1" calcext:value-type="float">
            <text:p>0,1</text:p>
          </table:table-cell>
          <table:table-cell table:formula="of:=[.C64]/1000/3600/(PI()*([.E64]^2)/4)" office:value-type="float" office:value="0.0217430178124468" calcext:value-type="float">
            <text:p>0,021743017812447</text:p>
          </table:table-cell>
          <table:table-cell table:formula="of:=[.D64]*10^5/[.F64]/[.G64]^2*500*10^-6/1000" office:value-type="float" office:value="264.405429919118" calcext:value-type="float">
            <text:p>264,4054299191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HC</text:p>
          </table:table-cell>
          <table:table-cell office:value-type="float" office:value="60.4733333333333" calcext:value-type="float">
            <text:p>60,4733333333333</text:p>
          </table:table-cell>
          <table:table-cell office:value-type="float" office:value="0.493333333333333" calcext:value-type="float">
            <text:p>0,493333333333333</text:p>
          </table:table-cell>
          <table:table-cell table:formula="of:=[.E64]" office:value-type="float" office:value="0.0224" calcext:value-type="float">
            <text:p>0,0224</text:p>
          </table:table-cell>
          <table:table-cell table:formula="of:=[.F64]" office:value-type="float" office:value="0.1" calcext:value-type="float">
            <text:p>0,1</text:p>
          </table:table-cell>
          <table:table-cell table:formula="of:=[.C65]/1000/3600/(PI()*([.E65]^2)/4)" office:value-type="float" office:value="0.0426260891672153" calcext:value-type="float">
            <text:p>0,042626089167215</text:p>
          </table:table-cell>
          <table:table-cell table:formula="of:=[.D65]*10^5/[.F65]/[.G65]^2*500*10^-6/1000" office:value-type="float" office:value="135.756141811523" calcext:value-type="float">
            <text:p>135,7561418115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HC</text:p>
          </table:table-cell>
          <table:table-cell office:value-type="float" office:value="91.66" calcext:value-type="float">
            <text:p>91,66</text:p>
          </table:table-cell>
          <table:table-cell office:value-type="float" office:value="0.816666666666667" calcext:value-type="float">
            <text:p>0,816666666666667</text:p>
          </table:table-cell>
          <table:table-cell table:formula="of:=[.E65]" office:value-type="float" office:value="0.0224" calcext:value-type="float">
            <text:p>0,0224</text:p>
          </table:table-cell>
          <table:table-cell table:formula="of:=[.F65]" office:value-type="float" office:value="0.1" calcext:value-type="float">
            <text:p>0,1</text:p>
          </table:table-cell>
          <table:table-cell table:formula="of:=[.C66]/1000/3600/(PI()*([.E66]^2)/4)" office:value-type="float" office:value="0.0646087641891791" calcext:value-type="float">
            <text:p>0,064608764189179</text:p>
          </table:table-cell>
          <table:table-cell table:formula="of:=[.D66]*10^5/[.F66]/[.G66]^2*500*10^-6/1000" office:value-type="float" office:value="97.8209701720808" calcext:value-type="float">
            <text:p>97,8209701720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HC</text:p>
          </table:table-cell>
          <table:table-cell office:value-type="float" office:value="122.013333333333" calcext:value-type="float">
            <text:p>122,013333333333</text:p>
          </table:table-cell>
          <table:table-cell office:value-type="float" office:value="1.16333333333333" calcext:value-type="float">
            <text:p>1,16333333333333</text:p>
          </table:table-cell>
          <table:table-cell table:formula="of:=[.E66]" office:value-type="float" office:value="0.0224" calcext:value-type="float">
            <text:p>0,0224</text:p>
          </table:table-cell>
          <table:table-cell table:formula="of:=[.F66]" office:value-type="float" office:value="0.1" calcext:value-type="float">
            <text:p>0,1</text:p>
          </table:table-cell>
          <table:table-cell table:formula="of:=[.C67]/1000/3600/(PI()*([.E67]^2)/4)" office:value-type="float" office:value="0.0860040440897779" calcext:value-type="float">
            <text:p>0,086004044089778</text:p>
          </table:table-cell>
          <table:table-cell table:formula="of:=[.D67]*10^5/[.F67]/[.G67]^2*500*10^-6/1000" office:value-type="float" office:value="78.6387189818482" calcext:value-type="float">
            <text:p>78,6387189818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HC</text:p>
          </table:table-cell>
          <table:table-cell office:value-type="float" office:value="151.276666666667" calcext:value-type="float">
            <text:p>151,276666666667</text:p>
          </table:table-cell>
          <table:table-cell office:value-type="float" office:value="1.55" calcext:value-type="float">
            <text:p>1,55</text:p>
          </table:table-cell>
          <table:table-cell table:formula="of:=[.E67]" office:value-type="float" office:value="0.0224" calcext:value-type="float">
            <text:p>0,0224</text:p>
          </table:table-cell>
          <table:table-cell table:formula="of:=[.F67]" office:value-type="float" office:value="0.1" calcext:value-type="float">
            <text:p>0,1</text:p>
          </table:table-cell>
          <table:table-cell table:formula="of:=[.C68]/1000/3600/(PI()*([.E68]^2)/4)" office:value-type="float" office:value="0.106631011171631" calcext:value-type="float">
            <text:p>0,106631011171631</text:p>
          </table:table-cell>
          <table:table-cell table:formula="of:=[.D68]*10^5/[.F68]/[.G68]^2*500*10^-6/1000" office:value-type="float" office:value="68.1607950130976" calcext:value-type="float">
            <text:p>68,16079501309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HC</text:p>
          </table:table-cell>
          <table:table-cell office:value-type="float" office:value="181.08" calcext:value-type="float">
            <text:p>181,08</text:p>
          </table:table-cell>
          <table:table-cell office:value-type="float" office:value="2.00666666666667" calcext:value-type="float">
            <text:p>2,00666666666667</text:p>
          </table:table-cell>
          <table:table-cell table:formula="of:=[.E68]" office:value-type="float" office:value="0.0224" calcext:value-type="float">
            <text:p>0,0224</text:p>
          </table:table-cell>
          <table:table-cell table:formula="of:=[.F68]" office:value-type="float" office:value="0.1" calcext:value-type="float">
            <text:p>0,1</text:p>
          </table:table-cell>
          <table:table-cell table:formula="of:=[.C69]/1000/3600/(PI()*([.E69]^2)/4)" office:value-type="float" office:value="0.127638610292129" calcext:value-type="float">
            <text:p>0,127638610292129</text:p>
          </table:table-cell>
          <table:table-cell table:formula="of:=[.D69]*10^5/[.F69]/[.G69]^2*500*10^-6/1000" office:value-type="float" office:value="61.5858736750767" calcext:value-type="float">
            <text:p>61,58587367507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HC</text:p>
          </table:table-cell>
          <table:table-cell office:value-type="float" office:value="211.903333333333" calcext:value-type="float">
            <text:p>211,903333333333</text:p>
          </table:table-cell>
          <table:table-cell office:value-type="float" office:value="2.51666666666667" calcext:value-type="float">
            <text:p>2,51666666666667</text:p>
          </table:table-cell>
          <table:table-cell table:formula="of:=[.E69]" office:value-type="float" office:value="0.0224" calcext:value-type="float">
            <text:p>0,0224</text:p>
          </table:table-cell>
          <table:table-cell table:formula="of:=[.F69]" office:value-type="float" office:value="0.1" calcext:value-type="float">
            <text:p>0,1</text:p>
          </table:table-cell>
          <table:table-cell table:formula="of:=[.C70]/1000/3600/(PI()*([.E70]^2)/4)" office:value-type="float" office:value="0.149365181041178" calcext:value-type="float">
            <text:p>0,149365181041178</text:p>
          </table:table-cell>
          <table:table-cell table:formula="of:=[.D70]*10^5/[.F70]/[.G70]^2*500*10^-6/1000" office:value-type="float" office:value="56.4023191972832" calcext:value-type="float">
            <text:p>56,40231919728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CH</text:p>
          </table:table-cell>
          <table:table-cell office:value-type="float" office:value="28.45" calcext:value-type="float">
            <text:p>28,45</text:p>
          </table:table-cell>
          <table:table-cell office:value-type="float" office:value="0.23" calcext:value-type="float">
            <text:p>0,23</text:p>
          </table:table-cell>
          <table:table-cell table:formula="of:=[.E70]" office:value-type="float" office:value="0.0224" calcext:value-type="float">
            <text:p>0,0224</text:p>
          </table:table-cell>
          <table:table-cell table:formula="of:=[.F70]" office:value-type="float" office:value="0.1" calcext:value-type="float">
            <text:p>0,1</text:p>
          </table:table-cell>
          <table:table-cell table:formula="of:=[.C71]/1000/3600/(PI()*([.E71]^2)/4)" office:value-type="float" office:value="0.0200536694434011" calcext:value-type="float">
            <text:p>0,020053669443401</text:p>
          </table:table-cell>
          <table:table-cell table:formula="of:=[.D71]*10^5/[.F71]/[.G71]^2*500*10^-6/1000" office:value-type="float" office:value="285.963192236454" calcext:value-type="float">
            <text:p>285,9631922364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CH</text:p>
          </table:table-cell>
          <table:table-cell office:value-type="float" office:value="56.5866666666667" calcext:value-type="float">
            <text:p>56,5866666666667</text:p>
          </table:table-cell>
          <table:table-cell office:value-type="float" office:value="0.463333333333333" calcext:value-type="float">
            <text:p>0,463333333333333</text:p>
          </table:table-cell>
          <table:table-cell table:formula="of:=[.E71]" office:value-type="float" office:value="0.0224" calcext:value-type="float">
            <text:p>0,0224</text:p>
          </table:table-cell>
          <table:table-cell table:formula="of:=[.F71]" office:value-type="float" office:value="0.1" calcext:value-type="float">
            <text:p>0,1</text:p>
          </table:table-cell>
          <table:table-cell table:formula="of:=[.C72]/1000/3600/(PI()*([.E72]^2)/4)" office:value-type="float" office:value="0.039886478321169" calcext:value-type="float">
            <text:p>0,039886478321169</text:p>
          </table:table-cell>
          <table:table-cell table:formula="of:=[.D72]*10^5/[.F72]/[.G72]^2*500*10^-6/1000" office:value-type="float" office:value="145.617028272695" calcext:value-type="float">
            <text:p>145,617028272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CH</text:p>
          </table:table-cell>
          <table:table-cell office:value-type="float" office:value="87.2866666666667" calcext:value-type="float">
            <text:p>87,2866666666667</text:p>
          </table:table-cell>
          <table:table-cell office:value-type="float" office:value="0.76" calcext:value-type="float">
            <text:p>0,76</text:p>
          </table:table-cell>
          <table:table-cell table:formula="of:=[.E72]" office:value-type="float" office:value="0.0224" calcext:value-type="float">
            <text:p>0,0224</text:p>
          </table:table-cell>
          <table:table-cell table:formula="of:=[.F72]" office:value-type="float" office:value="0.1" calcext:value-type="float">
            <text:p>0,1</text:p>
          </table:table-cell>
          <table:table-cell table:formula="of:=[.C73]/1000/3600/(PI()*([.E73]^2)/4)" office:value-type="float" office:value="0.0615261145922556" calcext:value-type="float">
            <text:p>0,061526114592256</text:p>
          </table:table-cell>
          <table:table-cell table:formula="of:=[.D73]*10^5/[.F73]/[.G73]^2*500*10^-6/1000" office:value-type="float" office:value="100.384027635132" calcext:value-type="float">
            <text:p>100,384027635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CH</text:p>
          </table:table-cell>
          <table:table-cell office:value-type="float" office:value="115.53" calcext:value-type="float">
            <text:p>115,53</text:p>
          </table:table-cell>
          <table:table-cell office:value-type="float" office:value="1.08333333333333" calcext:value-type="float">
            <text:p>1,08333333333333</text:p>
          </table:table-cell>
          <table:table-cell table:formula="of:=[.E73]" office:value-type="float" office:value="0.0224" calcext:value-type="float">
            <text:p>0,0224</text:p>
          </table:table-cell>
          <table:table-cell table:formula="of:=[.F73]" office:value-type="float" office:value="0.1" calcext:value-type="float">
            <text:p>0,1</text:p>
          </table:table-cell>
          <table:table-cell table:formula="of:=[.C74]/1000/3600/(PI()*([.E74]^2)/4)" office:value-type="float" office:value="0.0814341100455582" calcext:value-type="float">
            <text:p>0,081434110045558</text:p>
          </table:table-cell>
          <table:table-cell table:formula="of:=[.D74]*10^5/[.F74]/[.G74]^2*500*10^-6/1000" office:value-type="float" office:value="81.680690696715" calcext:value-type="float">
            <text:p>81,680690696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CH</text:p>
          </table:table-cell>
          <table:table-cell office:value-type="float" office:value="143.296666666667" calcext:value-type="float">
            <text:p>143,296666666667</text:p>
          </table:table-cell>
          <table:table-cell office:value-type="float" office:value="1.45" calcext:value-type="float">
            <text:p>1,45</text:p>
          </table:table-cell>
          <table:table-cell table:formula="of:=[.E74]" office:value-type="float" office:value="0.0224" calcext:value-type="float">
            <text:p>0,0224</text:p>
          </table:table-cell>
          <table:table-cell table:formula="of:=[.F74]" office:value-type="float" office:value="0.1" calcext:value-type="float">
            <text:p>0,1</text:p>
          </table:table-cell>
          <table:table-cell table:formula="of:=[.C75]/1000/3600/(PI()*([.E75]^2)/4)" office:value-type="float" office:value="0.10100611548944" calcext:value-type="float">
            <text:p>0,10100611548944</text:p>
          </table:table-cell>
          <table:table-cell table:formula="of:=[.D75]*10^5/[.F75]/[.G75]^2*500*10^-6/1000" office:value-type="float" office:value="71.0628576946214" calcext:value-type="float">
            <text:p>71,06285769462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CH</text:p>
          </table:table-cell>
          <table:table-cell office:value-type="float" office:value="171.56" calcext:value-type="float">
            <text:p>171,56</text:p>
          </table:table-cell>
          <table:table-cell office:value-type="float" office:value="1.86333333333333" calcext:value-type="float">
            <text:p>1,86333333333333</text:p>
          </table:table-cell>
          <table:table-cell table:formula="of:=[.E75]" office:value-type="float" office:value="0.0224" calcext:value-type="float">
            <text:p>0,0224</text:p>
          </table:table-cell>
          <table:table-cell table:formula="of:=[.F75]" office:value-type="float" office:value="0.1" calcext:value-type="float">
            <text:p>0,1</text:p>
          </table:table-cell>
          <table:table-cell table:formula="of:=[.C76]/1000/3600/(PI()*([.E76]^2)/4)" office:value-type="float" office:value="0.120928208425655" calcext:value-type="float">
            <text:p>0,120928208425655</text:p>
          </table:table-cell>
          <table:table-cell table:formula="of:=[.D76]*10^5/[.F76]/[.G76]^2*500*10^-6/1000" office:value-type="float" office:value="63.7096647805437" calcext:value-type="float">
            <text:p>63,70966478054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CH</text:p>
          </table:table-cell>
          <table:table-cell office:value-type="float" office:value="200.14" calcext:value-type="float">
            <text:p>200,14</text:p>
          </table:table-cell>
          <table:table-cell office:value-type="float" office:value="2.34333333333333" calcext:value-type="float">
            <text:p>2,34333333333333</text:p>
          </table:table-cell>
          <table:table-cell table:formula="of:=[.E76]" office:value-type="float" office:value="0.0224" calcext:value-type="float">
            <text:p>0,0224</text:p>
          </table:table-cell>
          <table:table-cell table:formula="of:=[.F76]" office:value-type="float" office:value="0.1" calcext:value-type="float">
            <text:p>0,1</text:p>
          </table:table-cell>
          <table:table-cell table:formula="of:=[.C77]/1000/3600/(PI()*([.E77]^2)/4)" office:value-type="float" office:value="0.141073511507989" calcext:value-type="float">
            <text:p>0,141073511507989</text:p>
          </table:table-cell>
          <table:table-cell table:formula="of:=[.D77]*10^5/[.F77]/[.G77]^2*500*10^-6/1000" office:value-type="float" office:value="58.8725871612143" calcext:value-type="float">
            <text:p>58,8725871612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HC</text:p>
          </table:table-cell>
          <table:table-cell office:value-type="float" office:value="30.182" calcext:value-type="float">
            <text:p>30,182</text:p>
          </table:table-cell>
          <table:table-cell office:value-type="float" office:value="0.192" calcext:value-type="float">
            <text:p>0,192</text:p>
          </table:table-cell>
          <table:table-cell table:formula="of:=[.E77]" office:value-type="float" office:value="0.0224" calcext:value-type="float">
            <text:p>0,0224</text:p>
          </table:table-cell>
          <table:table-cell table:formula="of:=[.F77]" office:value-type="float" office:value="0.1" calcext:value-type="float">
            <text:p>0,1</text:p>
          </table:table-cell>
          <table:table-cell table:formula="of:=[.C78]/1000/3600/(PI()*([.E78]^2)/4)" office:value-type="float" office:value="0.0212745114636461" calcext:value-type="float">
            <text:p>0,021274511463646</text:p>
          </table:table-cell>
          <table:table-cell table:formula="of:=[.D78]*10^5/[.F78]/[.G78]^2*500*10^-6/1000" office:value-type="float" office:value="212.105554197444" calcext:value-type="float">
            <text:p>212,105554197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HC</text:p>
          </table:table-cell>
          <table:table-cell office:value-type="float" office:value="60.2866666666667" calcext:value-type="float">
            <text:p>60,2866666666667</text:p>
          </table:table-cell>
          <table:table-cell office:value-type="float" office:value="0.37" calcext:value-type="float">
            <text:p>0,37</text:p>
          </table:table-cell>
          <table:table-cell table:formula="of:=[.E78]" office:value-type="float" office:value="0.0224" calcext:value-type="float">
            <text:p>0,0224</text:p>
          </table:table-cell>
          <table:table-cell table:formula="of:=[.F78]" office:value-type="float" office:value="0.1" calcext:value-type="float">
            <text:p>0,1</text:p>
          </table:table-cell>
          <table:table-cell table:formula="of:=[.C79]/1000/3600/(PI()*([.E79]^2)/4)" office:value-type="float" office:value="0.0424945126600296" calcext:value-type="float">
            <text:p>0,04249451266003</text:p>
          </table:table-cell>
          <table:table-cell table:formula="of:=[.D79]*10^5/[.F79]/[.G79]^2*500*10^-6/1000" office:value-type="float" office:value="102.448598693356" calcext:value-type="float">
            <text:p>102,4485986933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HC</text:p>
          </table:table-cell>
          <table:table-cell office:value-type="float" office:value="91.0033333333333" calcext:value-type="float">
            <text:p>91,0033333333333</text:p>
          </table:table-cell>
          <table:table-cell office:value-type="float" office:value="0.61" calcext:value-type="float">
            <text:p>0,61</text:p>
          </table:table-cell>
          <table:table-cell table:formula="of:=[.E79]" office:value-type="float" office:value="0.0224" calcext:value-type="float">
            <text:p>0,0224</text:p>
          </table:table-cell>
          <table:table-cell table:formula="of:=[.F79]" office:value-type="float" office:value="0.1" calcext:value-type="float">
            <text:p>0,1</text:p>
          </table:table-cell>
          <table:table-cell table:formula="of:=[.C80]/1000/3600/(PI()*([.E80]^2)/4)" office:value-type="float" office:value="0.0641458968335435" calcext:value-type="float">
            <text:p>0,064145896833544</text:p>
          </table:table-cell>
          <table:table-cell table:formula="of:=[.D80]*10^5/[.F80]/[.G80]^2*500*10^-6/1000" office:value-type="float" office:value="74.1245511277317" calcext:value-type="float">
            <text:p>74,1245511277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HC</text:p>
          </table:table-cell>
          <table:table-cell office:value-type="float" office:value="120.636666666667" calcext:value-type="float">
            <text:p>120,636666666667</text:p>
          </table:table-cell>
          <table:table-cell office:value-type="float" office:value="0.856666666666666" calcext:value-type="float">
            <text:p>0,856666666666666</text:p>
          </table:table-cell>
          <table:table-cell table:formula="of:=[.E80]" office:value-type="float" office:value="0.0224" calcext:value-type="float">
            <text:p>0,0224</text:p>
          </table:table-cell>
          <table:table-cell table:formula="of:=[.F80]" office:value-type="float" office:value="0.1" calcext:value-type="float">
            <text:p>0,1</text:p>
          </table:table-cell>
          <table:table-cell table:formula="of:=[.C81]/1000/3600/(PI()*([.E81]^2)/4)" office:value-type="float" office:value="0.0850336673492829" calcext:value-type="float">
            <text:p>0,085033667349283</text:p>
          </table:table-cell>
          <table:table-cell table:formula="of:=[.D81]*10^5/[.F81]/[.G81]^2*500*10^-6/1000" office:value-type="float" office:value="59.2379544296527" calcext:value-type="float">
            <text:p>59,23795442965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HC</text:p>
          </table:table-cell>
          <table:table-cell office:value-type="float" office:value="150.966666666667" calcext:value-type="float">
            <text:p>150,966666666667</text:p>
          </table:table-cell>
          <table:table-cell office:value-type="float" office:value="1.18333333333333" calcext:value-type="float">
            <text:p>1,18333333333333</text:p>
          </table:table-cell>
          <table:table-cell table:formula="of:=[.E81]" office:value-type="float" office:value="0.0224" calcext:value-type="float">
            <text:p>0,0224</text:p>
          </table:table-cell>
          <table:table-cell table:formula="of:=[.F81]" office:value-type="float" office:value="0.1" calcext:value-type="float">
            <text:p>0,1</text:p>
          </table:table-cell>
          <table:table-cell table:formula="of:=[.C82]/1000/3600/(PI()*([.E82]^2)/4)" office:value-type="float" office:value="0.106412500186483" calcext:value-type="float">
            <text:p>0,106412500186483</text:p>
          </table:table-cell>
          <table:table-cell table:formula="of:=[.D82]*10^5/[.F82]/[.G82]^2*500*10^-6/1000" office:value-type="float" office:value="52.2506633416486" calcext:value-type="float">
            <text:p>52,25066334164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HC</text:p>
          </table:table-cell>
          <table:table-cell office:value-type="float" office:value="180.426666666667" calcext:value-type="float">
            <text:p>180,426666666667</text:p>
          </table:table-cell>
          <table:table-cell office:value-type="float" office:value="1.56333333333333" calcext:value-type="float">
            <text:p>1,56333333333333</text:p>
          </table:table-cell>
          <table:table-cell table:formula="of:=[.E82]" office:value-type="float" office:value="0.0224" calcext:value-type="float">
            <text:p>0,0224</text:p>
          </table:table-cell>
          <table:table-cell table:formula="of:=[.F82]" office:value-type="float" office:value="0.1" calcext:value-type="float">
            <text:p>0,1</text:p>
          </table:table-cell>
          <table:table-cell table:formula="of:=[.C83]/1000/3600/(PI()*([.E83]^2)/4)" office:value-type="float" office:value="0.127178092516979" calcext:value-type="float">
            <text:p>0,127178092516979</text:p>
          </table:table-cell>
          <table:table-cell table:formula="of:=[.D83]*10^5/[.F83]/[.G83]^2*500*10^-6/1000" office:value-type="float" office:value="48.3277947752087" calcext:value-type="float">
            <text:p>48,32779477520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HC</text:p>
          </table:table-cell>
          <table:table-cell office:value-type="float" office:value="212.833333333333" calcext:value-type="float">
            <text:p>212,833333333333</text:p>
          </table:table-cell>
          <table:table-cell office:value-type="float" office:value="1.99666666666667" calcext:value-type="float">
            <text:p>1,99666666666667</text:p>
          </table:table-cell>
          <table:table-cell table:formula="of:=[.E83]" office:value-type="float" office:value="0.0224" calcext:value-type="float">
            <text:p>0,0224</text:p>
          </table:table-cell>
          <table:table-cell table:formula="of:=[.F83]" office:value-type="float" office:value="0.1" calcext:value-type="float">
            <text:p>0,1</text:p>
          </table:table-cell>
          <table:table-cell table:formula="of:=[.C84]/1000/3600/(PI()*([.E84]^2)/4)" office:value-type="float" office:value="0.150020713996621" calcext:value-type="float">
            <text:p>0,150020713996621</text:p>
          </table:table-cell>
          <table:table-cell table:formula="of:=[.D84]*10^5/[.F84]/[.G84]^2*500*10^-6/1000" office:value-type="float" office:value="44.358118405608" calcext:value-type="float">
            <text:p>44,3581184056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CH</text:p>
          </table:table-cell>
          <table:table-cell office:value-type="float" office:value="27.454" calcext:value-type="float">
            <text:p>27,454</text:p>
          </table:table-cell>
          <table:table-cell office:value-type="float" office:value="0.164" calcext:value-type="float">
            <text:p>0,164</text:p>
          </table:table-cell>
          <table:table-cell table:formula="of:=[.E84]" office:value-type="float" office:value="0.0224" calcext:value-type="float">
            <text:p>0,0224</text:p>
          </table:table-cell>
          <table:table-cell table:formula="of:=[.F84]" office:value-type="float" office:value="0.1" calcext:value-type="float">
            <text:p>0,1</text:p>
          </table:table-cell>
          <table:table-cell table:formula="of:=[.C85]/1000/3600/(PI()*([.E85]^2)/4)" office:value-type="float" office:value="0.0193516147943457" calcext:value-type="float">
            <text:p>0,019351614794346</text:p>
          </table:table-cell>
          <table:table-cell table:formula="of:=[.D85]*10^5/[.F85]/[.G85]^2*500*10^-6/1000" office:value-type="float" office:value="218.967384707714" calcext:value-type="float">
            <text:p>218,9673847077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CH</text:p>
          </table:table-cell>
          <table:table-cell office:value-type="float" office:value="55.9133333333333" calcext:value-type="float">
            <text:p>55,9133333333333</text:p>
          </table:table-cell>
          <table:table-cell office:value-type="float" office:value="0.33" calcext:value-type="float">
            <text:p>0,33</text:p>
          </table:table-cell>
          <table:table-cell table:formula="of:=[.E85]" office:value-type="float" office:value="0.0224" calcext:value-type="float">
            <text:p>0,0224</text:p>
          </table:table-cell>
          <table:table-cell table:formula="of:=[.F85]" office:value-type="float" office:value="0.1" calcext:value-type="float">
            <text:p>0,1</text:p>
          </table:table-cell>
          <table:table-cell table:formula="of:=[.C86]/1000/3600/(PI()*([.E86]^2)/4)" office:value-type="float" office:value="0.0394118630631061" calcext:value-type="float">
            <text:p>0,039411863063106</text:p>
          </table:table-cell>
          <table:table-cell table:formula="of:=[.D86]*10^5/[.F86]/[.G86]^2*500*10^-6/1000" office:value-type="float" office:value="106.225800829935" calcext:value-type="float">
            <text:p>106,2258008299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CH</text:p>
          </table:table-cell>
          <table:table-cell office:value-type="float" office:value="85.32" calcext:value-type="float">
            <text:p>85,32</text:p>
          </table:table-cell>
          <table:table-cell office:value-type="float" office:value="0.556666666666667" calcext:value-type="float">
            <text:p>0,556666666666667</text:p>
          </table:table-cell>
          <table:table-cell table:formula="of:=[.E86]" office:value-type="float" office:value="0.0224" calcext:value-type="float">
            <text:p>0,0224</text:p>
          </table:table-cell>
          <table:table-cell table:formula="of:=[.F86]" office:value-type="float" office:value="0.1" calcext:value-type="float">
            <text:p>0,1</text:p>
          </table:table-cell>
          <table:table-cell table:formula="of:=[.C87]/1000/3600/(PI()*([.E87]^2)/4)" office:value-type="float" office:value="0.0601398621058342" calcext:value-type="float">
            <text:p>0,060139862105834</text:p>
          </table:table-cell>
          <table:table-cell table:formula="of:=[.D87]*10^5/[.F87]/[.G87]^2*500*10^-6/1000" office:value-type="float" office:value="76.9556241375563" calcext:value-type="float">
            <text:p>76,95562413755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CH</text:p>
          </table:table-cell>
          <table:table-cell office:value-type="float" office:value="111.913333333333" calcext:value-type="float">
            <text:p>111,913333333333</text:p>
          </table:table-cell>
          <table:table-cell office:value-type="float" office:value="0.79" calcext:value-type="float">
            <text:p>0,79</text:p>
          </table:table-cell>
          <table:table-cell table:formula="of:=[.E87]" office:value-type="float" office:value="0.0224" calcext:value-type="float">
            <text:p>0,0224</text:p>
          </table:table-cell>
          <table:table-cell table:formula="of:=[.F87]" office:value-type="float" office:value="0.1" calcext:value-type="float">
            <text:p>0,1</text:p>
          </table:table-cell>
          <table:table-cell table:formula="of:=[.C88]/1000/3600/(PI()*([.E88]^2)/4)" office:value-type="float" office:value="0.0788848152188341" calcext:value-type="float">
            <text:p>0,078884815218834</text:p>
          </table:table-cell>
          <table:table-cell table:formula="of:=[.D88]*10^5/[.F88]/[.G88]^2*500*10^-6/1000" office:value-type="float" office:value="63.4761050905208" calcext:value-type="float">
            <text:p>63,47610509052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CH</text:p>
          </table:table-cell>
          <table:table-cell office:value-type="float" office:value="141.896666666667" calcext:value-type="float">
            <text:p>141,896666666667</text:p>
          </table:table-cell>
          <table:table-cell office:value-type="float" office:value="1.08" calcext:value-type="float">
            <text:p>1,08</text:p>
          </table:table-cell>
          <table:table-cell table:formula="of:=[.E88]" office:value-type="float" office:value="0.0224" calcext:value-type="float">
            <text:p>0,0224</text:p>
          </table:table-cell>
          <table:table-cell table:formula="of:=[.F88]" office:value-type="float" office:value="0.1" calcext:value-type="float">
            <text:p>0,1</text:p>
          </table:table-cell>
          <table:table-cell table:formula="of:=[.C89]/1000/3600/(PI()*([.E89]^2)/4)" office:value-type="float" office:value="0.100019291685547" calcext:value-type="float">
            <text:p>0,100019291685547</text:p>
          </table:table-cell>
          <table:table-cell table:formula="of:=[.D89]*10^5/[.F89]/[.G89]^2*500*10^-6/1000" office:value-type="float" office:value="53.979171007199" calcext:value-type="float">
            <text:p>53,979171007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CH</text:p>
          </table:table-cell>
          <table:table-cell office:value-type="float" office:value="167.623333333333" calcext:value-type="float">
            <text:p>167,623333333333</text:p>
          </table:table-cell>
          <table:table-cell office:value-type="float" office:value="1.41666666666667" calcext:value-type="float">
            <text:p>1,41666666666667</text:p>
          </table:table-cell>
          <table:table-cell table:formula="of:=[.E89]" office:value-type="float" office:value="0.0224" calcext:value-type="float">
            <text:p>0,0224</text:p>
          </table:table-cell>
          <table:table-cell table:formula="of:=[.F89]" office:value-type="float" office:value="0.1" calcext:value-type="float">
            <text:p>0,1</text:p>
          </table:table-cell>
          <table:table-cell table:formula="of:=[.C90]/1000/3600/(PI()*([.E90]^2)/4)" office:value-type="float" office:value="0.118153353872327" calcext:value-type="float">
            <text:p>0,118153353872327</text:p>
          </table:table-cell>
          <table:table-cell table:formula="of:=[.D90]*10^5/[.F90]/[.G90]^2*500*10^-6/1000" office:value-type="float" office:value="50.7394285651215" calcext:value-type="float">
            <text:p>50,7394285651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3</text:p>
          </table:table-cell>
          <table:table-cell office:value-type="string" calcext:value-type="string">
            <text:p>CH</text:p>
          </table:table-cell>
          <table:table-cell office:value-type="float" office:value="201.046666666667" calcext:value-type="float">
            <text:p>201,046666666667</text:p>
          </table:table-cell>
          <table:table-cell office:value-type="float" office:value="1.85" calcext:value-type="float">
            <text:p>1,85</text:p>
          </table:table-cell>
          <table:table-cell table:formula="of:=[.E90]" office:value-type="float" office:value="0.0224" calcext:value-type="float">
            <text:p>0,0224</text:p>
          </table:table-cell>
          <table:table-cell table:formula="of:=[.F90]" office:value-type="float" office:value="0.1" calcext:value-type="float">
            <text:p>0,1</text:p>
          </table:table-cell>
          <table:table-cell table:formula="of:=[.C91]/1000/3600/(PI()*([.E91]^2)/4)" office:value-type="float" office:value="0.141712597400034" calcext:value-type="float">
            <text:p>0,141712597400034</text:p>
          </table:table-cell>
          <table:table-cell table:formula="of:=[.D91]*10^5/[.F91]/[.G91]^2*500*10^-6/1000" office:value-type="float" office:value="46.0600936308853" calcext:value-type="float">
            <text:p>46,06009363088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HC</text:p>
          </table:table-cell>
          <table:table-cell office:value-type="float" office:value="30.29" calcext:value-type="float">
            <text:p>30,29</text:p>
          </table:table-cell>
          <table:table-cell office:value-type="float" office:value="0.43" calcext:value-type="float">
            <text:p>0,43</text:p>
          </table:table-cell>
          <table:table-cell table:formula="of:=[.E91]" office:value-type="float" office:value="0.0224" calcext:value-type="float">
            <text:p>0,0224</text:p>
          </table:table-cell>
          <table:table-cell table:formula="of:=[.F91]" office:value-type="float" office:value="0.1" calcext:value-type="float">
            <text:p>0,1</text:p>
          </table:table-cell>
          <table:table-cell table:formula="of:=[.C92]/1000/3600/(PI()*([.E92]^2)/4)" office:value-type="float" office:value="0.021350637871375" calcext:value-type="float">
            <text:p>0,021350637871375</text:p>
          </table:table-cell>
          <table:table-cell table:formula="of:=[.D92]*10^5/[.F92]/[.G92]^2*500*10^-6/1000" office:value-type="float" office:value="471.646646485383" calcext:value-type="float">
            <text:p>471,6466464853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HC</text:p>
          </table:table-cell>
          <table:table-cell office:value-type="float" office:value="60.05" calcext:value-type="float">
            <text:p>60,05</text:p>
          </table:table-cell>
          <table:table-cell office:value-type="float" office:value="0.84" calcext:value-type="float">
            <text:p>0,84</text:p>
          </table:table-cell>
          <table:table-cell table:formula="of:=[.E92]" office:value-type="float" office:value="0.0224" calcext:value-type="float">
            <text:p>0,0224</text:p>
          </table:table-cell>
          <table:table-cell table:formula="of:=[.F92]" office:value-type="float" office:value="0.1" calcext:value-type="float">
            <text:p>0,1</text:p>
          </table:table-cell>
          <table:table-cell table:formula="of:=[.C93]/1000/3600/(PI()*([.E93]^2)/4)" office:value-type="float" office:value="0.0423276924455619" calcext:value-type="float">
            <text:p>0,042327692445562</text:p>
          </table:table-cell>
          <table:table-cell table:formula="of:=[.D93]*10^5/[.F93]/[.G93]^2*500*10^-6/1000" office:value-type="float" office:value="234.422937951616" calcext:value-type="float">
            <text:p>234,422937951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HC</text:p>
          </table:table-cell>
          <table:table-cell office:value-type="float" office:value="90.08" calcext:value-type="float">
            <text:p>90,08</text:p>
          </table:table-cell>
          <table:table-cell office:value-type="float" office:value="1.34666666666667" calcext:value-type="float">
            <text:p>1,34666666666667</text:p>
          </table:table-cell>
          <table:table-cell table:formula="of:=[.E93]" office:value-type="float" office:value="0.0224" calcext:value-type="float">
            <text:p>0,0224</text:p>
          </table:table-cell>
          <table:table-cell table:formula="of:=[.F93]" office:value-type="float" office:value="0.1" calcext:value-type="float">
            <text:p>0,1</text:p>
          </table:table-cell>
          <table:table-cell table:formula="of:=[.C94]/1000/3600/(PI()*([.E94]^2)/4)" office:value-type="float" office:value="0.0634950630390711" calcext:value-type="float">
            <text:p>0,063495063039071</text:p>
          </table:table-cell>
          <table:table-cell table:formula="of:=[.D94]*10^5/[.F94]/[.G94]^2*500*10^-6/1000" office:value-type="float" office:value="167.0129692848" calcext:value-type="float">
            <text:p>167,0129692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HC</text:p>
          </table:table-cell>
          <table:table-cell office:value-type="float" office:value="120.766666666667" calcext:value-type="float">
            <text:p>120,766666666667</text:p>
          </table:table-cell>
          <table:table-cell office:value-type="float" office:value="1.92666666666667" calcext:value-type="float">
            <text:p>1,92666666666667</text:p>
          </table:table-cell>
          <table:table-cell table:formula="of:=[.E94]" office:value-type="float" office:value="0.0224" calcext:value-type="float">
            <text:p>0,0224</text:p>
          </table:table-cell>
          <table:table-cell table:formula="of:=[.F94]" office:value-type="float" office:value="0.1" calcext:value-type="float">
            <text:p>0,1</text:p>
          </table:table-cell>
          <table:table-cell table:formula="of:=[.C95]/1000/3600/(PI()*([.E95]^2)/4)" office:value-type="float" office:value="0.0851253009882158" calcext:value-type="float">
            <text:p>0,085125300988216</text:p>
          </table:table-cell>
          <table:table-cell table:formula="of:=[.D95]*10^5/[.F95]/[.G95]^2*500*10^-6/1000" office:value-type="float" office:value="132.941099711358" calcext:value-type="float">
            <text:p>132,9410997113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HC</text:p>
          </table:table-cell>
          <table:table-cell office:value-type="float" office:value="150.443333333333" calcext:value-type="float">
            <text:p>150,443333333333</text:p>
          </table:table-cell>
          <table:table-cell office:value-type="float" office:value="2.57333333333333" calcext:value-type="float">
            <text:p>2,57333333333333</text:p>
          </table:table-cell>
          <table:table-cell table:formula="of:=[.E95]" office:value-type="float" office:value="0.0224" calcext:value-type="float">
            <text:p>0,0224</text:p>
          </table:table-cell>
          <table:table-cell table:formula="of:=[.F95]" office:value-type="float" office:value="0.1" calcext:value-type="float">
            <text:p>0,1</text:p>
          </table:table-cell>
          <table:table-cell table:formula="of:=[.C96]/1000/3600/(PI()*([.E96]^2)/4)" office:value-type="float" office:value="0.106043616050266" calcext:value-type="float">
            <text:p>0,106043616050266</text:p>
          </table:table-cell>
          <table:table-cell table:formula="of:=[.D96]*10^5/[.F96]/[.G96]^2*500*10^-6/1000" office:value-type="float" office:value="114.418695691137" calcext:value-type="float">
            <text:p>114,4186956911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HC</text:p>
          </table:table-cell>
          <table:table-cell office:value-type="float" office:value="181.516666666667" calcext:value-type="float">
            <text:p>181,516666666667</text:p>
          </table:table-cell>
          <table:table-cell office:value-type="float" office:value="3.37666666666667" calcext:value-type="float">
            <text:p>3,37666666666667</text:p>
          </table:table-cell>
          <table:table-cell table:formula="of:=[.E96]" office:value-type="float" office:value="0.0224" calcext:value-type="float">
            <text:p>0,0224</text:p>
          </table:table-cell>
          <table:table-cell table:formula="of:=[.F96]" office:value-type="float" office:value="0.1" calcext:value-type="float">
            <text:p>0,1</text:p>
          </table:table-cell>
          <table:table-cell table:formula="of:=[.C97]/1000/3600/(PI()*([.E97]^2)/4)" office:value-type="float" office:value="0.127946405335724" calcext:value-type="float">
            <text:p>0,127946405335724</text:p>
          </table:table-cell>
          <table:table-cell table:formula="of:=[.D97]*10^5/[.F97]/[.G97]^2*500*10^-6/1000" office:value-type="float" office:value="103.134036878499" calcext:value-type="float">
            <text:p>103,1340368784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CH</text:p>
          </table:table-cell>
          <table:table-cell office:value-type="float" office:value="28.5633333333333" calcext:value-type="float">
            <text:p>28,5633333333333</text:p>
          </table:table-cell>
          <table:table-cell office:value-type="float" office:value="0.4" calcext:value-type="float">
            <text:p>0,4</text:p>
          </table:table-cell>
          <table:table-cell table:formula="of:=[.E97]" office:value-type="float" office:value="0.0224" calcext:value-type="float">
            <text:p>0,0224</text:p>
          </table:table-cell>
          <table:table-cell table:formula="of:=[.F97]" office:value-type="float" office:value="0.1" calcext:value-type="float">
            <text:p>0,1</text:p>
          </table:table-cell>
          <table:table-cell table:formula="of:=[.C98]/1000/3600/(PI()*([.E98]^2)/4)" office:value-type="float" office:value="0.0201335551799067" calcext:value-type="float">
            <text:p>0,020133555179907</text:p>
          </table:table-cell>
          <table:table-cell table:formula="of:=[.D98]*10^5/[.F98]/[.G98]^2*500*10^-6/1000" office:value-type="float" office:value="493.388539078683" calcext:value-type="float">
            <text:p>493,3885390786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CH</text:p>
          </table:table-cell>
          <table:table-cell office:value-type="float" office:value="56.8566666666667" calcext:value-type="float">
            <text:p>56,8566666666667</text:p>
          </table:table-cell>
          <table:table-cell office:value-type="float" office:value="0.79" calcext:value-type="float">
            <text:p>0,79</text:p>
          </table:table-cell>
          <table:table-cell table:formula="of:=[.E98]" office:value-type="float" office:value="0.0224" calcext:value-type="float">
            <text:p>0,0224</text:p>
          </table:table-cell>
          <table:table-cell table:formula="of:=[.F98]" office:value-type="float" office:value="0.1" calcext:value-type="float">
            <text:p>0,1</text:p>
          </table:table-cell>
          <table:table-cell table:formula="of:=[.C99]/1000/3600/(PI()*([.E99]^2)/4)" office:value-type="float" office:value="0.0400767943404912" calcext:value-type="float">
            <text:p>0,040076794340491</text:p>
          </table:table-cell>
          <table:table-cell table:formula="of:=[.D99]*10^5/[.F99]/[.G99]^2*500*10^-6/1000" office:value-type="float" office:value="245.929792726047" calcext:value-type="float">
            <text:p>245,929792726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CH</text:p>
          </table:table-cell>
          <table:table-cell office:value-type="float" office:value="85.6133333333333" calcext:value-type="float">
            <text:p>85,6133333333333</text:p>
          </table:table-cell>
          <table:table-cell office:value-type="float" office:value="1.25666666666667" calcext:value-type="float">
            <text:p>1,25666666666667</text:p>
          </table:table-cell>
          <table:table-cell table:formula="of:=[.E99]" office:value-type="float" office:value="0.0224" calcext:value-type="float">
            <text:p>0,0224</text:p>
          </table:table-cell>
          <table:table-cell table:formula="of:=[.F99]" office:value-type="float" office:value="0.1" calcext:value-type="float">
            <text:p>0,1</text:p>
          </table:table-cell>
          <table:table-cell table:formula="of:=[.C100]/1000/3600/(PI()*([.E100]^2)/4)" office:value-type="float" office:value="0.0603466251885547" calcext:value-type="float">
            <text:p>0,060346625188555</text:p>
          </table:table-cell>
          <table:table-cell table:formula="of:=[.D100]*10^5/[.F100]/[.G100]^2*500*10^-6/1000" office:value-type="float" office:value="172.537747659438" calcext:value-type="float">
            <text:p>172,5377476594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CH</text:p>
          </table:table-cell>
          <table:table-cell office:value-type="float" office:value="114.706666666667" calcext:value-type="float">
            <text:p>114,706666666667</text:p>
          </table:table-cell>
          <table:table-cell office:value-type="float" office:value="1.79666666666667" calcext:value-type="float">
            <text:p>1,79666666666667</text:p>
          </table:table-cell>
          <table:table-cell table:formula="of:=[.E100]" office:value-type="float" office:value="0.0224" calcext:value-type="float">
            <text:p>0,0224</text:p>
          </table:table-cell>
          <table:table-cell table:formula="of:=[.F100]" office:value-type="float" office:value="0.1" calcext:value-type="float">
            <text:p>0,1</text:p>
          </table:table-cell>
          <table:table-cell table:formula="of:=[.C101]/1000/3600/(PI()*([.E101]^2)/4)" office:value-type="float" office:value="0.0808537636656495" calcext:value-type="float">
            <text:p>0,08085376366565</text:p>
          </table:table-cell>
          <table:table-cell table:formula="of:=[.D101]*10^5/[.F101]/[.G101]^2*500*10^-6/1000" office:value-type="float" office:value="137.415914804192" calcext:value-type="float">
            <text:p>137,4159148041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CH</text:p>
          </table:table-cell>
          <table:table-cell office:value-type="float" office:value="143.766666666667" calcext:value-type="float">
            <text:p>143,766666666667</text:p>
          </table:table-cell>
          <table:table-cell office:value-type="float" office:value="2.4" calcext:value-type="float">
            <text:p>2,4</text:p>
          </table:table-cell>
          <table:table-cell table:formula="of:=[.E101]" office:value-type="float" office:value="0.0224" calcext:value-type="float">
            <text:p>0,0224</text:p>
          </table:table-cell>
          <table:table-cell table:formula="of:=[.F101]" office:value-type="float" office:value="0.1" calcext:value-type="float">
            <text:p>0,1</text:p>
          </table:table-cell>
          <table:table-cell table:formula="of:=[.C102]/1000/3600/(PI()*([.E102]^2)/4)" office:value-type="float" office:value="0.10133740633789" calcext:value-type="float">
            <text:p>0,10133740633789</text:p>
          </table:table-cell>
          <table:table-cell table:formula="of:=[.D102]*10^5/[.F102]/[.G102]^2*500*10^-6/1000" office:value-type="float" office:value="116.853487050566" calcext:value-type="float">
            <text:p>116,8534870505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4</text:p>
          </table:table-cell>
          <table:table-cell office:value-type="string" calcext:value-type="string">
            <text:p>CH</text:p>
          </table:table-cell>
          <table:table-cell office:value-type="float" office:value="175.133333333333" calcext:value-type="float">
            <text:p>175,133333333333</text:p>
          </table:table-cell>
          <table:table-cell office:value-type="float" office:value="3.15666666666667" calcext:value-type="float">
            <text:p>3,15666666666667</text:p>
          </table:table-cell>
          <table:table-cell table:formula="of:=[.E102]" office:value-type="float" office:value="0.0224" calcext:value-type="float">
            <text:p>0,0224</text:p>
          </table:table-cell>
          <table:table-cell table:formula="of:=[.F102]" office:value-type="float" office:value="0.1" calcext:value-type="float">
            <text:p>0,1</text:p>
          </table:table-cell>
          <table:table-cell table:formula="of:=[.C103]/1000/3600/(PI()*([.E103]^2)/4)" office:value-type="float" office:value="0.123446958706068" calcext:value-type="float">
            <text:p>0,123446958706068</text:p>
          </table:table-cell>
          <table:table-cell table:formula="of:=[.D103]*10^5/[.F103]/[.G103]^2*500*10^-6/1000" office:value-type="float" office:value="103.570944980058" calcext:value-type="float">
            <text:p>103,5709449800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HC</text:p>
          </table:table-cell>
          <table:table-cell office:value-type="float" office:value="31.48" calcext:value-type="float">
            <text:p>31,48</text:p>
          </table:table-cell>
          <table:table-cell office:value-type="float" office:value="0.486666666666667" calcext:value-type="float">
            <text:p>0,486666666666667</text:p>
          </table:table-cell>
          <table:table-cell table:formula="of:=[.E103]" office:value-type="float" office:value="0.0224" calcext:value-type="float">
            <text:p>0,0224</text:p>
          </table:table-cell>
          <table:table-cell table:formula="of:=[.F103]" office:value-type="float" office:value="0.1" calcext:value-type="float">
            <text:p>0,1</text:p>
          </table:table-cell>
          <table:table-cell table:formula="of:=[.C104]/1000/3600/(PI()*([.E104]^2)/4)" office:value-type="float" office:value="0.0221894381046842" calcext:value-type="float">
            <text:p>0,022189438104684</text:p>
          </table:table-cell>
          <table:table-cell table:formula="of:=[.D104]*10^5/[.F104]/[.G104]^2*500*10^-6/1000" office:value-type="float" office:value="494.207117354785" calcext:value-type="float">
            <text:p>494,2071173547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HC</text:p>
          </table:table-cell>
          <table:table-cell office:value-type="float" office:value="62.73" calcext:value-type="float">
            <text:p>62,73</text:p>
          </table:table-cell>
          <table:table-cell office:value-type="float" office:value="0.913333333333333" calcext:value-type="float">
            <text:p>0,913333333333333</text:p>
          </table:table-cell>
          <table:table-cell table:formula="of:=[.E104]" office:value-type="float" office:value="0.0224" calcext:value-type="float">
            <text:p>0,0224</text:p>
          </table:table-cell>
          <table:table-cell table:formula="of:=[.F104]" office:value-type="float" office:value="0.1" calcext:value-type="float">
            <text:p>0,1</text:p>
          </table:table-cell>
          <table:table-cell table:formula="of:=[.C105]/1000/3600/(PI()*([.E105]^2)/4)" office:value-type="float" office:value="0.0442167551558718" calcext:value-type="float">
            <text:p>0,044216755155872</text:p>
          </table:table-cell>
          <table:table-cell table:formula="of:=[.D105]*10^5/[.F105]/[.G105]^2*500*10^-6/1000" office:value-type="float" office:value="233.574579122223" calcext:value-type="float">
            <text:p>233,5745791222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HC</text:p>
          </table:table-cell>
          <table:table-cell office:value-type="float" office:value="90.8233333333333" calcext:value-type="float">
            <text:p>90,8233333333333</text:p>
          </table:table-cell>
          <table:table-cell office:value-type="float" office:value="1.39" calcext:value-type="float">
            <text:p>1,39</text:p>
          </table:table-cell>
          <table:table-cell table:formula="of:=[.E105]" office:value-type="float" office:value="0.0224" calcext:value-type="float">
            <text:p>0,0224</text:p>
          </table:table-cell>
          <table:table-cell table:formula="of:=[.F105]" office:value-type="float" office:value="0.1" calcext:value-type="float">
            <text:p>0,1</text:p>
          </table:table-cell>
          <table:table-cell table:formula="of:=[.C106]/1000/3600/(PI()*([.E106]^2)/4)" office:value-type="float" office:value="0.0640190194873286" calcext:value-type="float">
            <text:p>0,064019019487329</text:p>
          </table:table-cell>
          <table:table-cell table:formula="of:=[.D106]*10^5/[.F106]/[.G106]^2*500*10^-6/1000" office:value-type="float" office:value="169.576929827826" calcext:value-type="float">
            <text:p>169,5769298278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HC</text:p>
          </table:table-cell>
          <table:table-cell office:value-type="float" office:value="123.946666666667" calcext:value-type="float">
            <text:p>123,946666666667</text:p>
          </table:table-cell>
          <table:table-cell office:value-type="float" office:value="2.01666666666667" calcext:value-type="float">
            <text:p>2,01666666666667</text:p>
          </table:table-cell>
          <table:table-cell table:formula="of:=[.E106]" office:value-type="float" office:value="0.0224" calcext:value-type="float">
            <text:p>0,0224</text:p>
          </table:table-cell>
          <table:table-cell table:formula="of:=[.F106]" office:value-type="float" office:value="0.1" calcext:value-type="float">
            <text:p>0,1</text:p>
          </table:table-cell>
          <table:table-cell table:formula="of:=[.C107]/1000/3600/(PI()*([.E107]^2)/4)" office:value-type="float" office:value="0.0873668007713447" calcext:value-type="float">
            <text:p>0,087366800771345</text:p>
          </table:table-cell>
          <table:table-cell table:formula="of:=[.D107]*10^5/[.F107]/[.G107]^2*500*10^-6/1000" office:value-type="float" office:value="132.102567520918" calcext:value-type="float">
            <text:p>132,1025675209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HC</text:p>
          </table:table-cell>
          <table:table-cell office:value-type="float" office:value="153.32" calcext:value-type="float">
            <text:p>153,32</text:p>
          </table:table-cell>
          <table:table-cell office:value-type="float" office:value="2.73333333333333" calcext:value-type="float">
            <text:p>2,73333333333333</text:p>
          </table:table-cell>
          <table:table-cell table:formula="of:=[.E107]" office:value-type="float" office:value="0.0224" calcext:value-type="float">
            <text:p>0,0224</text:p>
          </table:table-cell>
          <table:table-cell table:formula="of:=[.F107]" office:value-type="float" office:value="0.1" calcext:value-type="float">
            <text:p>0,1</text:p>
          </table:table-cell>
          <table:table-cell table:formula="of:=[.C108]/1000/3600/(PI()*([.E108]^2)/4)" office:value-type="float" office:value="0.108071304009218" calcext:value-type="float">
            <text:p>0,108071304009218</text:p>
          </table:table-cell>
          <table:table-cell table:formula="of:=[.D108]*10^5/[.F108]/[.G108]^2*500*10^-6/1000" office:value-type="float" office:value="117.01507584168" calcext:value-type="float">
            <text:p>117,01507584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HC</text:p>
          </table:table-cell>
          <table:table-cell office:value-type="float" office:value="186.1" calcext:value-type="float">
            <text:p>186,1</text:p>
          </table:table-cell>
          <table:table-cell office:value-type="float" office:value="3.66" calcext:value-type="float">
            <text:p>3,66</text:p>
          </table:table-cell>
          <table:table-cell table:formula="of:=[.E108]" office:value-type="float" office:value="0.0224" calcext:value-type="float">
            <text:p>0,0224</text:p>
          </table:table-cell>
          <table:table-cell table:formula="of:=[.F108]" office:value-type="float" office:value="0.1" calcext:value-type="float">
            <text:p>0,1</text:p>
          </table:table-cell>
          <table:table-cell table:formula="of:=[.C109]/1000/3600/(PI()*([.E109]^2)/4)" office:value-type="float" office:value="0.131177078503232" calcext:value-type="float">
            <text:p>0,131177078503232</text:p>
          </table:table-cell>
          <table:table-cell table:formula="of:=[.D109]*10^5/[.F109]/[.G109]^2*500*10^-6/1000" office:value-type="float" office:value="106.349433553523" calcext:value-type="float">
            <text:p>106,3494335535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CH</text:p>
          </table:table-cell>
          <table:table-cell office:value-type="float" office:value="30.42" calcext:value-type="float">
            <text:p>30,42</text:p>
          </table:table-cell>
          <table:table-cell office:value-type="float" office:value="0.46" calcext:value-type="float">
            <text:p>0,46</text:p>
          </table:table-cell>
          <table:table-cell table:formula="of:=[.E109]" office:value-type="float" office:value="0.0224" calcext:value-type="float">
            <text:p>0,0224</text:p>
          </table:table-cell>
          <table:table-cell table:formula="of:=[.F109]" office:value-type="float" office:value="0.1" calcext:value-type="float">
            <text:p>0,1</text:p>
          </table:table-cell>
          <table:table-cell table:formula="of:=[.C110]/1000/3600/(PI()*([.E110]^2)/4)" office:value-type="float" office:value="0.021442271510308" calcext:value-type="float">
            <text:p>0,021442271510308</text:p>
          </table:table-cell>
          <table:table-cell table:formula="of:=[.D110]*10^5/[.F110]/[.G110]^2*500*10^-6/1000" office:value-type="float" office:value="500.249028836626" calcext:value-type="float">
            <text:p>500,2490288366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CH</text:p>
          </table:table-cell>
          <table:table-cell office:value-type="float" office:value="60.0666666666667" calcext:value-type="float">
            <text:p>60,0666666666667</text:p>
          </table:table-cell>
          <table:table-cell office:value-type="float" office:value="0.866666666666667" calcext:value-type="float">
            <text:p>0,866666666666667</text:p>
          </table:table-cell>
          <table:table-cell table:formula="of:=[.E110]" office:value-type="float" office:value="0.0224" calcext:value-type="float">
            <text:p>0,0224</text:p>
          </table:table-cell>
          <table:table-cell table:formula="of:=[.F110]" office:value-type="float" office:value="0.1" calcext:value-type="float">
            <text:p>0,1</text:p>
          </table:table-cell>
          <table:table-cell table:formula="of:=[.C111]/1000/3600/(PI()*([.E111]^2)/4)" office:value-type="float" office:value="0.0423394403479892" calcext:value-type="float">
            <text:p>0,042339440347989</text:p>
          </table:table-cell>
          <table:table-cell table:formula="of:=[.D111]*10^5/[.F111]/[.G111]^2*500*10^-6/1000" office:value-type="float" office:value="241.730734327601" calcext:value-type="float">
            <text:p>241,7307343276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CH</text:p>
          </table:table-cell>
          <table:table-cell office:value-type="float" office:value="87.1266666666667" calcext:value-type="float">
            <text:p>87,1266666666667</text:p>
          </table:table-cell>
          <table:table-cell office:value-type="float" office:value="1.31333333333333" calcext:value-type="float">
            <text:p>1,31333333333333</text:p>
          </table:table-cell>
          <table:table-cell table:formula="of:=[.E111]" office:value-type="float" office:value="0.0224" calcext:value-type="float">
            <text:p>0,0224</text:p>
          </table:table-cell>
          <table:table-cell table:formula="of:=[.F111]" office:value-type="float" office:value="0.1" calcext:value-type="float">
            <text:p>0,1</text:p>
          </table:table-cell>
          <table:table-cell table:formula="of:=[.C112]/1000/3600/(PI()*([.E112]^2)/4)" office:value-type="float" office:value="0.0614133347289535" calcext:value-type="float">
            <text:p>0,061413334728954</text:p>
          </table:table-cell>
          <table:table-cell table:formula="of:=[.D112]*10^5/[.F112]/[.G112]^2*500*10^-6/1000" office:value-type="float" office:value="174.108354586242" calcext:value-type="float">
            <text:p>174,1083545862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CH</text:p>
          </table:table-cell>
          <table:table-cell office:value-type="float" office:value="119.416666666667" calcext:value-type="float">
            <text:p>119,416666666667</text:p>
          </table:table-cell>
          <table:table-cell office:value-type="float" office:value="1.91333333333333" calcext:value-type="float">
            <text:p>1,91333333333333</text:p>
          </table:table-cell>
          <table:table-cell table:formula="of:=[.E112]" office:value-type="float" office:value="0.0224" calcext:value-type="float">
            <text:p>0,0224</text:p>
          </table:table-cell>
          <table:table-cell table:formula="of:=[.F112]" office:value-type="float" office:value="0.1" calcext:value-type="float">
            <text:p>0,1</text:p>
          </table:table-cell>
          <table:table-cell table:formula="of:=[.C113]/1000/3600/(PI()*([.E113]^2)/4)" office:value-type="float" office:value="0.0841737208916045" calcext:value-type="float">
            <text:p>0,084173720891605</text:p>
          </table:table-cell>
          <table:table-cell table:formula="of:=[.D113]*10^5/[.F113]/[.G113]^2*500*10^-6/1000" office:value-type="float" office:value="135.022949576046" calcext:value-type="float">
            <text:p>135,022949576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CH</text:p>
          </table:table-cell>
          <table:table-cell office:value-type="float" office:value="148.126666666667" calcext:value-type="float">
            <text:p>148,126666666667</text:p>
          </table:table-cell>
          <table:table-cell office:value-type="float" office:value="2.58333333333333" calcext:value-type="float">
            <text:p>2,58333333333333</text:p>
          </table:table-cell>
          <table:table-cell table:formula="of:=[.E113]" office:value-type="float" office:value="0.0224" calcext:value-type="float">
            <text:p>0,0224</text:p>
          </table:table-cell>
          <table:table-cell table:formula="of:=[.F113]" office:value-type="float" office:value="0.1" calcext:value-type="float">
            <text:p>0,1</text:p>
          </table:table-cell>
          <table:table-cell table:formula="of:=[.C114]/1000/3600/(PI()*([.E114]^2)/4)" office:value-type="float" office:value="0.104410657612872" calcext:value-type="float">
            <text:p>0,104410657612872</text:p>
          </table:table-cell>
          <table:table-cell table:formula="of:=[.D114]*10^5/[.F114]/[.G114]^2*500*10^-6/1000" office:value-type="float" office:value="118.484295313917" calcext:value-type="float">
            <text:p>118,4842953139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5</text:p>
          </table:table-cell>
          <table:table-cell office:value-type="string" calcext:value-type="string">
            <text:p>CH</text:p>
          </table:table-cell>
          <table:table-cell office:value-type="float" office:value="179.18" calcext:value-type="float">
            <text:p>179,18</text:p>
          </table:table-cell>
          <table:table-cell office:value-type="float" office:value="3.44" calcext:value-type="float">
            <text:p>3,44</text:p>
          </table:table-cell>
          <table:table-cell table:formula="of:=[.E114]" office:value-type="float" office:value="0.0224" calcext:value-type="float">
            <text:p>0,0224</text:p>
          </table:table-cell>
          <table:table-cell table:formula="of:=[.F114]" office:value-type="float" office:value="0.1" calcext:value-type="float">
            <text:p>0,1</text:p>
          </table:table-cell>
          <table:table-cell table:formula="of:=[.C115]/1000/3600/(PI()*([.E115]^2)/4)" office:value-type="float" office:value="0.126299349415417" calcext:value-type="float">
            <text:p>0,126299349415417</text:p>
          </table:table-cell>
          <table:table-cell table:formula="of:=[.D115]*10^5/[.F115]/[.G115]^2*500*10^-6/1000" office:value-type="float" office:value="107.826676668034" calcext:value-type="float">
            <text:p>107,826676668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HC</text:p>
          </table:table-cell>
          <table:table-cell office:value-type="float" office:value="31.64" calcext:value-type="float">
            <text:p>31,64</text:p>
          </table:table-cell>
          <table:table-cell office:value-type="float" office:value="0.21" calcext:value-type="float">
            <text:p>0,21</text:p>
          </table:table-cell>
          <table:table-cell table:formula="of:=[.E115]" office:value-type="float" office:value="0.0224" calcext:value-type="float">
            <text:p>0,0224</text:p>
          </table:table-cell>
          <table:table-cell table:formula="of:=[.F115]" office:value-type="float" office:value="0.1" calcext:value-type="float">
            <text:p>0,1</text:p>
          </table:table-cell>
          <table:table-cell table:formula="of:=[.C116]/1000/3600/(PI()*([.E116]^2)/4)" office:value-type="float" office:value="0.0223022179679863" calcext:value-type="float">
            <text:p>0,022302217967986</text:p>
          </table:table-cell>
          <table:table-cell table:formula="of:=[.D116]*10^5/[.F116]/[.G116]^2*500*10^-6/1000" office:value-type="float" office:value="211.102407894076" calcext:value-type="float">
            <text:p>211,1024078940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HC</text:p>
          </table:table-cell>
          <table:table-cell office:value-type="float" office:value="61.34" calcext:value-type="float">
            <text:p>61,34</text:p>
          </table:table-cell>
          <table:table-cell office:value-type="float" office:value="0.41" calcext:value-type="float">
            <text:p>0,41</text:p>
          </table:table-cell>
          <table:table-cell table:formula="of:=[.E116]" office:value-type="float" office:value="0.0224" calcext:value-type="float">
            <text:p>0,0224</text:p>
          </table:table-cell>
          <table:table-cell table:formula="of:=[.F116]" office:value-type="float" office:value="0.1" calcext:value-type="float">
            <text:p>0,1</text:p>
          </table:table-cell>
          <table:table-cell table:formula="of:=[.C117]/1000/3600/(PI()*([.E117]^2)/4)" office:value-type="float" office:value="0.0432369800934349" calcext:value-type="float">
            <text:p>0,043236980093435</text:p>
          </table:table-cell>
          <table:table-cell table:formula="of:=[.D117]*10^5/[.F117]/[.G117]^2*500*10^-6/1000" office:value-type="float" office:value="109.658715739265" calcext:value-type="float">
            <text:p>109,6587157392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HC</text:p>
          </table:table-cell>
          <table:table-cell office:value-type="float" office:value="89.8666666666667" calcext:value-type="float">
            <text:p>89,8666666666667</text:p>
          </table:table-cell>
          <table:table-cell office:value-type="float" office:value="0.643333333333333" calcext:value-type="float">
            <text:p>0,643333333333333</text:p>
          </table:table-cell>
          <table:table-cell table:formula="of:=[.E117]" office:value-type="float" office:value="0.0224" calcext:value-type="float">
            <text:p>0,0224</text:p>
          </table:table-cell>
          <table:table-cell table:formula="of:=[.F117]" office:value-type="float" office:value="0.1" calcext:value-type="float">
            <text:p>0,1</text:p>
          </table:table-cell>
          <table:table-cell table:formula="of:=[.C118]/1000/3600/(PI()*([.E118]^2)/4)" office:value-type="float" office:value="0.0633446898880016" calcext:value-type="float">
            <text:p>0,063344689888002</text:p>
          </table:table-cell>
          <table:table-cell table:formula="of:=[.D118]*10^5/[.F118]/[.G118]^2*500*10^-6/1000" office:value-type="float" office:value="80.165153767438" calcext:value-type="float">
            <text:p>80,1651537674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HC</text:p>
          </table:table-cell>
          <table:table-cell office:value-type="float" office:value="120.753333333333" calcext:value-type="float">
            <text:p>120,753333333333</text:p>
          </table:table-cell>
          <table:table-cell office:value-type="float" office:value="0.926666666666666" calcext:value-type="float">
            <text:p>0,926666666666666</text:p>
          </table:table-cell>
          <table:table-cell table:formula="of:=[.E118]" office:value-type="float" office:value="0.0224" calcext:value-type="float">
            <text:p>0,0224</text:p>
          </table:table-cell>
          <table:table-cell table:formula="of:=[.F118]" office:value-type="float" office:value="0.1" calcext:value-type="float">
            <text:p>0,1</text:p>
          </table:table-cell>
          <table:table-cell table:formula="of:=[.C119]/1000/3600/(PI()*([.E119]^2)/4)" office:value-type="float" office:value="0.085115902666274" calcext:value-type="float">
            <text:p>0,085115902666274</text:p>
          </table:table-cell>
          <table:table-cell table:formula="of:=[.D119]*10^5/[.F119]/[.G119]^2*500*10^-6/1000" office:value-type="float" office:value="63.9546500684207" calcext:value-type="float">
            <text:p>63,95465006842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HC</text:p>
          </table:table-cell>
          <table:table-cell office:value-type="float" office:value="151.183333333333" calcext:value-type="float">
            <text:p>151,183333333333</text:p>
          </table:table-cell>
          <table:table-cell office:value-type="float" office:value="1.26" calcext:value-type="float">
            <text:p>1,26</text:p>
          </table:table-cell>
          <table:table-cell table:formula="of:=[.E119]" office:value-type="float" office:value="0.0224" calcext:value-type="float">
            <text:p>0,0224</text:p>
          </table:table-cell>
          <table:table-cell table:formula="of:=[.F119]" office:value-type="float" office:value="0.1" calcext:value-type="float">
            <text:p>0,1</text:p>
          </table:table-cell>
          <table:table-cell table:formula="of:=[.C120]/1000/3600/(PI()*([.E120]^2)/4)" office:value-type="float" office:value="0.106565222918038" calcext:value-type="float">
            <text:p>0,106565222918038</text:p>
          </table:table-cell>
          <table:table-cell table:formula="of:=[.D120]*10^5/[.F120]/[.G120]^2*500*10^-6/1000" office:value-type="float" office:value="55.4765638970332" calcext:value-type="float">
            <text:p>55,4765638970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HC</text:p>
          </table:table-cell>
          <table:table-cell office:value-type="float" office:value="180.803333333333" calcext:value-type="float">
            <text:p>180,803333333333</text:p>
          </table:table-cell>
          <table:table-cell office:value-type="float" office:value="1.65666666666667" calcext:value-type="float">
            <text:p>1,65666666666667</text:p>
          </table:table-cell>
          <table:table-cell table:formula="of:=[.E120]" office:value-type="float" office:value="0.0224" calcext:value-type="float">
            <text:p>0,0224</text:p>
          </table:table-cell>
          <table:table-cell table:formula="of:=[.F120]" office:value-type="float" office:value="0.1" calcext:value-type="float">
            <text:p>0,1</text:p>
          </table:table-cell>
          <table:table-cell table:formula="of:=[.C121]/1000/3600/(PI()*([.E121]^2)/4)" office:value-type="float" office:value="0.127443595111836" calcext:value-type="float">
            <text:p>0,127443595111836</text:p>
          </table:table-cell>
          <table:table-cell table:formula="of:=[.D121]*10^5/[.F121]/[.G121]^2*500*10^-6/1000" office:value-type="float" office:value="50.9998748079388" calcext:value-type="float">
            <text:p>50,99987480793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HC</text:p>
          </table:table-cell>
          <table:table-cell office:value-type="float" office:value="210.826666666667" calcext:value-type="float">
            <text:p>210,826666666667</text:p>
          </table:table-cell>
          <table:table-cell office:value-type="float" office:value="2.08666666666667" calcext:value-type="float">
            <text:p>2,08666666666667</text:p>
          </table:table-cell>
          <table:table-cell table:formula="of:=[.E121]" office:value-type="float" office:value="0.0224" calcext:value-type="float">
            <text:p>0,0224</text:p>
          </table:table-cell>
          <table:table-cell table:formula="of:=[.F121]" office:value-type="float" office:value="0.1" calcext:value-type="float">
            <text:p>0,1</text:p>
          </table:table-cell>
          <table:table-cell table:formula="of:=[.C122]/1000/3600/(PI()*([.E122]^2)/4)" office:value-type="float" office:value="0.148606266544374" calcext:value-type="float">
            <text:p>0,148606266544374</text:p>
          </table:table-cell>
          <table:table-cell table:formula="of:=[.D122]*10^5/[.F122]/[.G122]^2*500*10^-6/1000" office:value-type="float" office:value="47.2442366080379" calcext:value-type="float">
            <text:p>47,24423660803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CH</text:p>
          </table:table-cell>
          <table:table-cell office:value-type="float" office:value="29.35" calcext:value-type="float">
            <text:p>29,35</text:p>
          </table:table-cell>
          <table:table-cell office:value-type="float" office:value="0.196666666666667" calcext:value-type="float">
            <text:p>0,196666666666667</text:p>
          </table:table-cell>
          <table:table-cell table:formula="of:=[.E122]" office:value-type="float" office:value="0.0224" calcext:value-type="float">
            <text:p>0,0224</text:p>
          </table:table-cell>
          <table:table-cell table:formula="of:=[.F122]" office:value-type="float" office:value="0.1" calcext:value-type="float">
            <text:p>0,1</text:p>
          </table:table-cell>
          <table:table-cell table:formula="of:=[.C123]/1000/3600/(PI()*([.E123]^2)/4)" office:value-type="float" office:value="0.0206880561744753" calcext:value-type="float">
            <text:p>0,020688056174475</text:p>
          </table:table-cell>
          <table:table-cell table:formula="of:=[.D123]*10^5/[.F123]/[.G123]^2*500*10^-6/1000" office:value-type="float" office:value="229.753104111805" calcext:value-type="float">
            <text:p>229,7531041118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CH</text:p>
          </table:table-cell>
          <table:table-cell office:value-type="float" office:value="57.1233333333333" calcext:value-type="float">
            <text:p>57,1233333333333</text:p>
          </table:table-cell>
          <table:table-cell office:value-type="float" office:value="0.376666666666667" calcext:value-type="float">
            <text:p>0,376666666666667</text:p>
          </table:table-cell>
          <table:table-cell table:formula="of:=[.E123]" office:value-type="float" office:value="0.0224" calcext:value-type="float">
            <text:p>0,0224</text:p>
          </table:table-cell>
          <table:table-cell table:formula="of:=[.F123]" office:value-type="float" office:value="0.1" calcext:value-type="float">
            <text:p>0,1</text:p>
          </table:table-cell>
          <table:table-cell table:formula="of:=[.C124]/1000/3600/(PI()*([.E124]^2)/4)" office:value-type="float" office:value="0.040264760779328" calcext:value-type="float">
            <text:p>0,040264760779328</text:p>
          </table:table-cell>
          <table:table-cell table:formula="of:=[.D124]*10^5/[.F124]/[.G124]^2*500*10^-6/1000" office:value-type="float" office:value="116.165441321753" calcext:value-type="float">
            <text:p>116,165441321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CH</text:p>
          </table:table-cell>
          <table:table-cell office:value-type="float" office:value="84.4066666666667" calcext:value-type="float">
            <text:p>84,4066666666667</text:p>
          </table:table-cell>
          <table:table-cell office:value-type="float" office:value="0.583333333333333" calcext:value-type="float">
            <text:p>0,583333333333333</text:p>
          </table:table-cell>
          <table:table-cell table:formula="of:=[.E124]" office:value-type="float" office:value="0.0224" calcext:value-type="float">
            <text:p>0,0224</text:p>
          </table:table-cell>
          <table:table-cell table:formula="of:=[.F124]" office:value-type="float" office:value="0.1" calcext:value-type="float">
            <text:p>0,1</text:p>
          </table:table-cell>
          <table:table-cell table:formula="of:=[.C125]/1000/3600/(PI()*([.E125]^2)/4)" office:value-type="float" office:value="0.0594960770528181" calcext:value-type="float">
            <text:p>0,059496077052818</text:p>
          </table:table-cell>
          <table:table-cell table:formula="of:=[.D125]*10^5/[.F125]/[.G125]^2*500*10^-6/1000" office:value-type="float" office:value="82.3967603240242" calcext:value-type="float">
            <text:p>82,39676032402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CH</text:p>
          </table:table-cell>
          <table:table-cell office:value-type="float" office:value="112.916666666667" calcext:value-type="float">
            <text:p>112,916666666667</text:p>
          </table:table-cell>
          <table:table-cell office:value-type="float" office:value="0.84" calcext:value-type="float">
            <text:p>0,84</text:p>
          </table:table-cell>
          <table:table-cell table:formula="of:=[.E125]" office:value-type="float" office:value="0.0224" calcext:value-type="float">
            <text:p>0,0224</text:p>
          </table:table-cell>
          <table:table-cell table:formula="of:=[.F125]" office:value-type="float" office:value="0.1" calcext:value-type="float">
            <text:p>0,1</text:p>
          </table:table-cell>
          <table:table-cell table:formula="of:=[.C126]/1000/3600/(PI()*([.E126]^2)/4)" office:value-type="float" office:value="0.0795920389449575" calcext:value-type="float">
            <text:p>0,079592038944958</text:p>
          </table:table-cell>
          <table:table-cell table:formula="of:=[.D126]*10^5/[.F126]/[.G126]^2*500*10^-6/1000" office:value-type="float" office:value="66.2994658813281" calcext:value-type="float">
            <text:p>66,29946588132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CH</text:p>
          </table:table-cell>
          <table:table-cell office:value-type="float" office:value="142.7" calcext:value-type="float">
            <text:p>142,7</text:p>
          </table:table-cell>
          <table:table-cell office:value-type="float" office:value="1.15666666666667" calcext:value-type="float">
            <text:p>1,15666666666667</text:p>
          </table:table-cell>
          <table:table-cell table:formula="of:=[.E126]" office:value-type="float" office:value="0.0224" calcext:value-type="float">
            <text:p>0,0224</text:p>
          </table:table-cell>
          <table:table-cell table:formula="of:=[.F126]" office:value-type="float" office:value="0.1" calcext:value-type="float">
            <text:p>0,1</text:p>
          </table:table-cell>
          <table:table-cell table:formula="of:=[.C127]/1000/3600/(PI()*([.E127]^2)/4)" office:value-type="float" office:value="0.100585540582543" calcext:value-type="float">
            <text:p>0,100585540582543</text:p>
          </table:table-cell>
          <table:table-cell table:formula="of:=[.D127]*10^5/[.F127]/[.G127]^2*500*10^-6/1000" office:value-type="float" office:value="57.16196053763" calcext:value-type="float">
            <text:p>57,161960537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CH</text:p>
          </table:table-cell>
          <table:table-cell office:value-type="float" office:value="171.52" calcext:value-type="float">
            <text:p>171,52</text:p>
          </table:table-cell>
          <table:table-cell office:value-type="float" office:value="1.51" calcext:value-type="float">
            <text:p>1,51</text:p>
          </table:table-cell>
          <table:table-cell table:formula="of:=[.E127]" office:value-type="float" office:value="0.0224" calcext:value-type="float">
            <text:p>0,0224</text:p>
          </table:table-cell>
          <table:table-cell table:formula="of:=[.F127]" office:value-type="float" office:value="0.1" calcext:value-type="float">
            <text:p>0,1</text:p>
          </table:table-cell>
          <table:table-cell table:formula="of:=[.C128]/1000/3600/(PI()*([.E128]^2)/4)" office:value-type="float" office:value="0.12090001345983" calcext:value-type="float">
            <text:p>0,12090001345983</text:p>
          </table:table-cell>
          <table:table-cell table:formula="of:=[.D128]*10^5/[.F128]/[.G128]^2*500*10^-6/1000" office:value-type="float" office:value="51.6528457229258" calcext:value-type="float">
            <text:p>51,65284572292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</text:p>
          </table:table-cell>
          <table:table-cell office:value-type="string" calcext:value-type="string">
            <text:p>CH</text:p>
          </table:table-cell>
          <table:table-cell office:value-type="float" office:value="199.38" calcext:value-type="float">
            <text:p>199,38</text:p>
          </table:table-cell>
          <table:table-cell office:value-type="float" office:value="1.9" calcext:value-type="float">
            <text:p>1,9</text:p>
          </table:table-cell>
          <table:table-cell table:formula="of:=[.E128]" office:value-type="float" office:value="0.0224" calcext:value-type="float">
            <text:p>0,0224</text:p>
          </table:table-cell>
          <table:table-cell table:formula="of:=[.F128]" office:value-type="float" office:value="0.1" calcext:value-type="float">
            <text:p>0,1</text:p>
          </table:table-cell>
          <table:table-cell table:formula="of:=[.C129]/1000/3600/(PI()*([.E129]^2)/4)" office:value-type="float" office:value="0.140537807157304" calcext:value-type="float">
            <text:p>0,140537807157304</text:p>
          </table:table-cell>
          <table:table-cell table:formula="of:=[.D129]*10^5/[.F129]/[.G129]^2*500*10^-6/1000" office:value-type="float" office:value="48.0991342625647" calcext:value-type="float">
            <text:p>48,0991342625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HC</text:p>
          </table:table-cell>
          <table:table-cell office:value-type="float" office:value="30.04" calcext:value-type="float">
            <text:p>30,04</text:p>
          </table:table-cell>
          <table:table-cell office:value-type="float" office:value="0.25" calcext:value-type="float">
            <text:p>0,25</text:p>
          </table:table-cell>
          <table:table-cell table:formula="of:=[.E129]" office:value-type="float" office:value="0.0224" calcext:value-type="float">
            <text:p>0,0224</text:p>
          </table:table-cell>
          <table:table-cell table:formula="of:=[.F129]" office:value-type="float" office:value="0.1" calcext:value-type="float">
            <text:p>0,1</text:p>
          </table:table-cell>
          <table:table-cell table:formula="of:=[.C130]/1000/3600/(PI()*([.E130]^2)/4)" office:value-type="float" office:value="0.0211744193349655" calcext:value-type="float">
            <text:p>0,021174419334966</text:p>
          </table:table-cell>
          <table:table-cell table:formula="of:=[.D130]*10^5/[.F130]/[.G130]^2*500*10^-6/1000" office:value-type="float" office:value="278.796292394225" calcext:value-type="float">
            <text:p>278,796292394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HC</text:p>
          </table:table-cell>
          <table:table-cell office:value-type="float" office:value="60.24" calcext:value-type="float">
            <text:p>60,24</text:p>
          </table:table-cell>
          <table:table-cell office:value-type="float" office:value="0.49" calcext:value-type="float">
            <text:p>0,49</text:p>
          </table:table-cell>
          <table:table-cell table:formula="of:=[.E130]" office:value-type="float" office:value="0.0224" calcext:value-type="float">
            <text:p>0,0224</text:p>
          </table:table-cell>
          <table:table-cell table:formula="of:=[.F130]" office:value-type="float" office:value="0.1" calcext:value-type="float">
            <text:p>0,1</text:p>
          </table:table-cell>
          <table:table-cell table:formula="of:=[.C131]/1000/3600/(PI()*([.E131]^2)/4)" office:value-type="float" office:value="0.0424616185332331" calcext:value-type="float">
            <text:p>0,042461618533233</text:p>
          </table:table-cell>
          <table:table-cell table:formula="of:=[.D131]*10^5/[.F131]/[.G131]^2*500*10^-6/1000" office:value-type="float" office:value="135.885462093637" calcext:value-type="float">
            <text:p>135,8854620936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HC</text:p>
          </table:table-cell>
          <table:table-cell office:value-type="float" office:value="90.2" calcext:value-type="float">
            <text:p>90,2</text:p>
          </table:table-cell>
          <table:table-cell office:value-type="float" office:value="0.79" calcext:value-type="float">
            <text:p>0,79</text:p>
          </table:table-cell>
          <table:table-cell table:formula="of:=[.E131]" office:value-type="float" office:value="0.0224" calcext:value-type="float">
            <text:p>0,0224</text:p>
          </table:table-cell>
          <table:table-cell table:formula="of:=[.F131]" office:value-type="float" office:value="0.1" calcext:value-type="float">
            <text:p>0,1</text:p>
          </table:table-cell>
          <table:table-cell table:formula="of:=[.C132]/1000/3600/(PI()*([.E132]^2)/4)" office:value-type="float" office:value="0.0635796479365476" calcext:value-type="float">
            <text:p>0,063579647936548</text:p>
          </table:table-cell>
          <table:table-cell table:formula="of:=[.D132]*10^5/[.F132]/[.G132]^2*500*10^-6/1000" office:value-type="float" office:value="97.7149149026734" calcext:value-type="float">
            <text:p>97,71491490267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HC</text:p>
          </table:table-cell>
          <table:table-cell office:value-type="float" office:value="120.4" calcext:value-type="float">
            <text:p>120,4</text:p>
          </table:table-cell>
          <table:table-cell office:value-type="float" office:value="1.11" calcext:value-type="float">
            <text:p>1,11</text:p>
          </table:table-cell>
          <table:table-cell table:formula="of:=[.E132]" office:value-type="float" office:value="0.0224" calcext:value-type="float">
            <text:p>0,0224</text:p>
          </table:table-cell>
          <table:table-cell table:formula="of:=[.F132]" office:value-type="float" office:value="0.1" calcext:value-type="float">
            <text:p>0,1</text:p>
          </table:table-cell>
          <table:table-cell table:formula="of:=[.C133]/1000/3600/(PI()*([.E133]^2)/4)" office:value-type="float" office:value="0.0848668471348152" calcext:value-type="float">
            <text:p>0,084866847134815</text:p>
          </table:table-cell>
          <table:table-cell table:formula="of:=[.D133]*10^5/[.F133]/[.G133]^2*500*10^-6/1000" office:value-type="float" office:value="77.0578427851193" calcext:value-type="float">
            <text:p>77,05784278511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HC</text:p>
          </table:table-cell>
          <table:table-cell office:value-type="float" office:value="150.6" calcext:value-type="float">
            <text:p>150,6</text:p>
          </table:table-cell>
          <table:table-cell office:value-type="float" office:value="1.53" calcext:value-type="float">
            <text:p>1,53</text:p>
          </table:table-cell>
          <table:table-cell table:formula="of:=[.E133]" office:value-type="float" office:value="0.0224" calcext:value-type="float">
            <text:p>0,0224</text:p>
          </table:table-cell>
          <table:table-cell table:formula="of:=[.F133]" office:value-type="float" office:value="0.1" calcext:value-type="float">
            <text:p>0,1</text:p>
          </table:table-cell>
          <table:table-cell table:formula="of:=[.C134]/1000/3600/(PI()*([.E134]^2)/4)" office:value-type="float" office:value="0.106154046333083" calcext:value-type="float">
            <text:p>0,106154046333083</text:p>
          </table:table-cell>
          <table:table-cell table:formula="of:=[.D134]*10^5/[.F134]/[.G134]^2*500*10^-6/1000" office:value-type="float" office:value="67.8872675929028" calcext:value-type="float">
            <text:p>67,88726759290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HC</text:p>
          </table:table-cell>
          <table:table-cell office:value-type="float" office:value="180.4" calcext:value-type="float">
            <text:p>180,4</text:p>
          </table:table-cell>
          <table:table-cell office:value-type="float" office:value="1.99" calcext:value-type="float">
            <text:p>1,99</text:p>
          </table:table-cell>
          <table:table-cell table:formula="of:=[.E134]" office:value-type="float" office:value="0.0224" calcext:value-type="float">
            <text:p>0,0224</text:p>
          </table:table-cell>
          <table:table-cell table:formula="of:=[.F134]" office:value-type="float" office:value="0.1" calcext:value-type="float">
            <text:p>0,1</text:p>
          </table:table-cell>
          <table:table-cell table:formula="of:=[.C135]/1000/3600/(PI()*([.E135]^2)/4)" office:value-type="float" office:value="0.127159295873095" calcext:value-type="float">
            <text:p>0,127159295873095</text:p>
          </table:table-cell>
          <table:table-cell table:formula="of:=[.D135]*10^5/[.F135]/[.G135]^2*500*10^-6/1000" office:value-type="float" office:value="61.5356584355443" calcext:value-type="float">
            <text:p>61,53565843554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HC</text:p>
          </table:table-cell>
          <table:table-cell office:value-type="float" office:value="211.1" calcext:value-type="float">
            <text:p>211,1</text:p>
          </table:table-cell>
          <table:table-cell office:value-type="float" office:value="2.49" calcext:value-type="float">
            <text:p>2,49</text:p>
          </table:table-cell>
          <table:table-cell table:formula="of:=[.E135]" office:value-type="float" office:value="0.0224" calcext:value-type="float">
            <text:p>0,0224</text:p>
          </table:table-cell>
          <table:table-cell table:formula="of:=[.F135]" office:value-type="float" office:value="0.1" calcext:value-type="float">
            <text:p>0,1</text:p>
          </table:table-cell>
          <table:table-cell table:formula="of:=[.C136]/1000/3600/(PI()*([.E136]^2)/4)" office:value-type="float" office:value="0.148798932144182" calcext:value-type="float">
            <text:p>0,148798932144182</text:p>
          </table:table-cell>
          <table:table-cell table:formula="of:=[.D136]*10^5/[.F136]/[.G136]^2*500*10^-6/1000" office:value-type="float" office:value="56.2302121973021" calcext:value-type="float">
            <text:p>56,23021219730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CH</text:p>
          </table:table-cell>
          <table:table-cell office:value-type="float" office:value="27.62" calcext:value-type="float">
            <text:p>27,62</text:p>
          </table:table-cell>
          <table:table-cell office:value-type="float" office:value="0.24" calcext:value-type="float">
            <text:p>0,24</text:p>
          </table:table-cell>
          <table:table-cell table:formula="of:=[.E136]" office:value-type="float" office:value="0.0224" calcext:value-type="float">
            <text:p>0,0224</text:p>
          </table:table-cell>
          <table:table-cell table:formula="of:=[.F136]" office:value-type="float" office:value="0.1" calcext:value-type="float">
            <text:p>0,1</text:p>
          </table:table-cell>
          <table:table-cell table:formula="of:=[.C137]/1000/3600/(PI()*([.E137]^2)/4)" office:value-type="float" office:value="0.0194686239025216" calcext:value-type="float">
            <text:p>0,019468623902522</text:p>
          </table:table-cell>
          <table:table-cell table:formula="of:=[.D137]*10^5/[.F137]/[.G137]^2*500*10^-6/1000" office:value-type="float" office:value="316.599872162591" calcext:value-type="float">
            <text:p>316,59987216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CH</text:p>
          </table:table-cell>
          <table:table-cell office:value-type="float" office:value="56.6" calcext:value-type="float">
            <text:p>56,6</text:p>
          </table:table-cell>
          <table:table-cell office:value-type="float" office:value="0.47" calcext:value-type="float">
            <text:p>0,47</text:p>
          </table:table-cell>
          <table:table-cell table:formula="of:=[.E137]" office:value-type="float" office:value="0.0224" calcext:value-type="float">
            <text:p>0,0224</text:p>
          </table:table-cell>
          <table:table-cell table:formula="of:=[.F137]" office:value-type="float" office:value="0.1" calcext:value-type="float">
            <text:p>0,1</text:p>
          </table:table-cell>
          <table:table-cell table:formula="of:=[.C138]/1000/3600/(PI()*([.E138]^2)/4)" office:value-type="float" office:value="0.0398958766431108" calcext:value-type="float">
            <text:p>0,039895876643111</text:p>
          </table:table-cell>
          <table:table-cell table:formula="of:=[.D138]*10^5/[.F138]/[.G138]^2*500*10^-6/1000" office:value-type="float" office:value="147.642651993894" calcext:value-type="float">
            <text:p>147,642651993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CH</text:p>
          </table:table-cell>
          <table:table-cell office:value-type="float" office:value="85.7" calcext:value-type="float">
            <text:p>85,7</text:p>
          </table:table-cell>
          <table:table-cell office:value-type="float" office:value="0.74" calcext:value-type="float">
            <text:p>0,74</text:p>
          </table:table-cell>
          <table:table-cell table:formula="of:=[.E138]" office:value-type="float" office:value="0.0224" calcext:value-type="float">
            <text:p>0,0224</text:p>
          </table:table-cell>
          <table:table-cell table:formula="of:=[.F138]" office:value-type="float" office:value="0.1" calcext:value-type="float">
            <text:p>0,1</text:p>
          </table:table-cell>
          <table:table-cell table:formula="of:=[.C139]/1000/3600/(PI()*([.E139]^2)/4)" office:value-type="float" office:value="0.0604077142811766" calcext:value-type="float">
            <text:p>0,060407714281177</text:p>
          </table:table-cell>
          <table:table-cell table:formula="of:=[.D139]*10^5/[.F139]/[.G139]^2*500*10^-6/1000" office:value-type="float" office:value="101.395088314999" calcext:value-type="float">
            <text:p>101,395088314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CH</text:p>
          </table:table-cell>
          <table:table-cell office:value-type="float" office:value="113.6" calcext:value-type="float">
            <text:p>113,6</text:p>
          </table:table-cell>
          <table:table-cell office:value-type="float" office:value="1.03" calcext:value-type="float">
            <text:p>1,03</text:p>
          </table:table-cell>
          <table:table-cell table:formula="of:=[.E139]" office:value-type="float" office:value="0.0224" calcext:value-type="float">
            <text:p>0,0224</text:p>
          </table:table-cell>
          <table:table-cell table:formula="of:=[.F139]" office:value-type="float" office:value="0.1" calcext:value-type="float">
            <text:p>0,1</text:p>
          </table:table-cell>
          <table:table-cell table:formula="of:=[.C140]/1000/3600/(PI()*([.E140]^2)/4)" office:value-type="float" office:value="0.0800737029444768" calcext:value-type="float">
            <text:p>0,080073702944477</text:p>
          </table:table-cell>
          <table:table-cell table:formula="of:=[.D140]*10^5/[.F140]/[.G140]^2*500*10^-6/1000" office:value-type="float" office:value="80.3206850514948" calcext:value-type="float">
            <text:p>80,32068505149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CH</text:p>
          </table:table-cell>
          <table:table-cell office:value-type="float" office:value="143.4" calcext:value-type="float">
            <text:p>143,4</text:p>
          </table:table-cell>
          <table:table-cell office:value-type="float" office:value="1.42" calcext:value-type="float">
            <text:p>1,42</text:p>
          </table:table-cell>
          <table:table-cell table:formula="of:=[.E140]" office:value-type="float" office:value="0.0224" calcext:value-type="float">
            <text:p>0,0224</text:p>
          </table:table-cell>
          <table:table-cell table:formula="of:=[.F140]" office:value-type="float" office:value="0.1" calcext:value-type="float">
            <text:p>0,1</text:p>
          </table:table-cell>
          <table:table-cell table:formula="of:=[.C141]/1000/3600/(PI()*([.E141]^2)/4)" office:value-type="float" office:value="0.101078952484489" calcext:value-type="float">
            <text:p>0,101078952484489</text:p>
          </table:table-cell>
          <table:table-cell table:formula="of:=[.D141]*10^5/[.F141]/[.G141]^2*500*10^-6/1000" office:value-type="float" office:value="69.4923316525883" calcext:value-type="float">
            <text:p>69,49233165258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CH</text:p>
          </table:table-cell>
          <table:table-cell office:value-type="float" office:value="172.4" calcext:value-type="float">
            <text:p>172,4</text:p>
          </table:table-cell>
          <table:table-cell office:value-type="float" office:value="1.85" calcext:value-type="float">
            <text:p>1,85</text:p>
          </table:table-cell>
          <table:table-cell table:formula="of:=[.E141]" office:value-type="float" office:value="0.0224" calcext:value-type="float">
            <text:p>0,0224</text:p>
          </table:table-cell>
          <table:table-cell table:formula="of:=[.F141]" office:value-type="float" office:value="0.1" calcext:value-type="float">
            <text:p>0,1</text:p>
          </table:table-cell>
          <table:table-cell table:formula="of:=[.C142]/1000/3600/(PI()*([.E142]^2)/4)" office:value-type="float" office:value="0.121520302707991" calcext:value-type="float">
            <text:p>0,121520302707991</text:p>
          </table:table-cell>
          <table:table-cell table:formula="of:=[.D142]*10^5/[.F142]/[.G142]^2*500*10^-6/1000" office:value-type="float" office:value="62.6388891655998" calcext:value-type="float">
            <text:p>62,63888916559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1_2</text:p>
          </table:table-cell>
          <table:table-cell office:value-type="string" calcext:value-type="string">
            <text:p>CH</text:p>
          </table:table-cell>
          <table:table-cell office:value-type="float" office:value="201.9" calcext:value-type="float">
            <text:p>201,9</text:p>
          </table:table-cell>
          <table:table-cell office:value-type="float" office:value="2.33" calcext:value-type="float">
            <text:p>2,33</text:p>
          </table:table-cell>
          <table:table-cell table:formula="of:=[.E142]" office:value-type="float" office:value="0.0224" calcext:value-type="float">
            <text:p>0,0224</text:p>
          </table:table-cell>
          <table:table-cell table:formula="of:=[.F142]" office:value-type="float" office:value="0.1" calcext:value-type="float">
            <text:p>0,1</text:p>
          </table:table-cell>
          <table:table-cell table:formula="of:=[.C143]/1000/3600/(PI()*([.E143]^2)/4)" office:value-type="float" office:value="0.142314090004312" calcext:value-type="float">
            <text:p>0,142314090004312</text:p>
          </table:table-cell>
          <table:table-cell table:formula="of:=[.D143]*10^5/[.F143]/[.G143]^2*500*10^-6/1000" office:value-type="float" office:value="57.5214897179455" calcext:value-type="float">
            <text:p>57,5214897179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HC</text:p>
          </table:table-cell>
          <table:table-cell office:value-type="float" office:value="30.01" calcext:value-type="float">
            <text:p>30,01</text:p>
          </table:table-cell>
          <table:table-cell office:value-type="float" office:value="0.23" calcext:value-type="float">
            <text:p>0,23</text:p>
          </table:table-cell>
          <table:table-cell table:formula="of:=[.E143]" office:value-type="float" office:value="0.0224" calcext:value-type="float">
            <text:p>0,0224</text:p>
          </table:table-cell>
          <table:table-cell table:formula="of:=[.F143]" office:value-type="float" office:value="0.1" calcext:value-type="float">
            <text:p>0,1</text:p>
          </table:table-cell>
          <table:table-cell table:formula="of:=[.C144]/1000/3600/(PI()*([.E144]^2)/4)" office:value-type="float" office:value="0.0211532731105964" calcext:value-type="float">
            <text:p>0,021153273110596</text:p>
          </table:table-cell>
          <table:table-cell table:formula="of:=[.D144]*10^5/[.F144]/[.G144]^2*500*10^-6/1000" office:value-type="float" office:value="257.005659564291" calcext:value-type="float">
            <text:p>257,005659564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HC</text:p>
          </table:table-cell>
          <table:table-cell office:value-type="float" office:value="60.1633333333333" calcext:value-type="float">
            <text:p>60,1633333333333</text:p>
          </table:table-cell>
          <table:table-cell office:value-type="float" office:value="0.466666666666667" calcext:value-type="float">
            <text:p>0,466666666666667</text:p>
          </table:table-cell>
          <table:table-cell table:formula="of:=[.E144]" office:value-type="float" office:value="0.0224" calcext:value-type="float">
            <text:p>0,0224</text:p>
          </table:table-cell>
          <table:table-cell table:formula="of:=[.F144]" office:value-type="float" office:value="0.1" calcext:value-type="float">
            <text:p>0,1</text:p>
          </table:table-cell>
          <table:table-cell table:formula="of:=[.C145]/1000/3600/(PI()*([.E145]^2)/4)" office:value-type="float" office:value="0.0424075781820676" calcext:value-type="float">
            <text:p>0,042407578182068</text:p>
          </table:table-cell>
          <table:table-cell table:formula="of:=[.D145]*10^5/[.F145]/[.G145]^2*500*10^-6/1000" office:value-type="float" office:value="129.744764609852" calcext:value-type="float">
            <text:p>129,7447646098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HC</text:p>
          </table:table-cell>
          <table:table-cell office:value-type="float" office:value="90.6333333333333" calcext:value-type="float">
            <text:p>90,6333333333333</text:p>
          </table:table-cell>
          <table:table-cell office:value-type="float" office:value="0.766666666666667" calcext:value-type="float">
            <text:p>0,766666666666667</text:p>
          </table:table-cell>
          <table:table-cell table:formula="of:=[.E145]" office:value-type="float" office:value="0.0224" calcext:value-type="float">
            <text:p>0,0224</text:p>
          </table:table-cell>
          <table:table-cell table:formula="of:=[.F145]" office:value-type="float" office:value="0.1" calcext:value-type="float">
            <text:p>0,1</text:p>
          </table:table-cell>
          <table:table-cell table:formula="of:=[.C146]/1000/3600/(PI()*([.E146]^2)/4)" office:value-type="float" office:value="0.0638850933996574" calcext:value-type="float">
            <text:p>0,063885093399657</text:p>
          </table:table-cell>
          <table:table-cell table:formula="of:=[.D146]*10^5/[.F146]/[.G146]^2*500*10^-6/1000" office:value-type="float" office:value="93.9242027805233" calcext:value-type="float">
            <text:p>93,92420278052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HC</text:p>
          </table:table-cell>
          <table:table-cell office:value-type="float" office:value="120.466666666667" calcext:value-type="float">
            <text:p>120,466666666667</text:p>
          </table:table-cell>
          <table:table-cell office:value-type="float" office:value="1.09333333333333" calcext:value-type="float">
            <text:p>1,09333333333333</text:p>
          </table:table-cell>
          <table:table-cell table:formula="of:=[.E146]" office:value-type="float" office:value="0.0224" calcext:value-type="float">
            <text:p>0,0224</text:p>
          </table:table-cell>
          <table:table-cell table:formula="of:=[.F146]" office:value-type="float" office:value="0.1" calcext:value-type="float">
            <text:p>0,1</text:p>
          </table:table-cell>
          <table:table-cell table:formula="of:=[.C147]/1000/3600/(PI()*([.E147]^2)/4)" office:value-type="float" office:value="0.0849138387445244" calcext:value-type="float">
            <text:p>0,084913838744524</text:p>
          </table:table-cell>
          <table:table-cell table:formula="of:=[.D147]*10^5/[.F147]/[.G147]^2*500*10^-6/1000" office:value-type="float" office:value="75.8168338173677" calcext:value-type="float">
            <text:p>75,81683381736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HC</text:p>
          </table:table-cell>
          <table:table-cell office:value-type="float" office:value="150.366666666667" calcext:value-type="float">
            <text:p>150,366666666667</text:p>
          </table:table-cell>
          <table:table-cell office:value-type="float" office:value="1.50333333333333" calcext:value-type="float">
            <text:p>1,50333333333333</text:p>
          </table:table-cell>
          <table:table-cell table:formula="of:=[.E147]" office:value-type="float" office:value="0.0224" calcext:value-type="float">
            <text:p>0,0224</text:p>
          </table:table-cell>
          <table:table-cell table:formula="of:=[.F147]" office:value-type="float" office:value="0.1" calcext:value-type="float">
            <text:p>0,1</text:p>
          </table:table-cell>
          <table:table-cell table:formula="of:=[.C148]/1000/3600/(PI()*([.E148]^2)/4)" office:value-type="float" office:value="0.105989575699101" calcext:value-type="float">
            <text:p>0,105989575699101</text:p>
          </table:table-cell>
          <table:table-cell table:formula="of:=[.D148]*10^5/[.F148]/[.G148]^2*500*10^-6/1000" office:value-type="float" office:value="66.9112255231709" calcext:value-type="float">
            <text:p>66,91122552317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HC</text:p>
          </table:table-cell>
          <table:table-cell office:value-type="float" office:value="180.233333333333" calcext:value-type="float">
            <text:p>180,233333333333</text:p>
          </table:table-cell>
          <table:table-cell office:value-type="float" office:value="1.95666666666667" calcext:value-type="float">
            <text:p>1,95666666666667</text:p>
          </table:table-cell>
          <table:table-cell table:formula="of:=[.E148]" office:value-type="float" office:value="0.0224" calcext:value-type="float">
            <text:p>0,0224</text:p>
          </table:table-cell>
          <table:table-cell table:formula="of:=[.F148]" office:value-type="float" office:value="0.1" calcext:value-type="float">
            <text:p>0,1</text:p>
          </table:table-cell>
          <table:table-cell table:formula="of:=[.C149]/1000/3600/(PI()*([.E149]^2)/4)" office:value-type="float" office:value="0.127041816848822" calcext:value-type="float">
            <text:p>0,127041816848822</text:p>
          </table:table-cell>
          <table:table-cell table:formula="of:=[.D149]*10^5/[.F149]/[.G149]^2*500*10^-6/1000" office:value-type="float" office:value="60.6168632004324" calcext:value-type="float">
            <text:p>60,6168632004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HC</text:p>
          </table:table-cell>
          <table:table-cell office:value-type="float" office:value="209.9" calcext:value-type="float">
            <text:p>209,9</text:p>
          </table:table-cell>
          <table:table-cell office:value-type="float" office:value="2.49" calcext:value-type="float">
            <text:p>2,49</text:p>
          </table:table-cell>
          <table:table-cell table:formula="of:=[.E149]" office:value-type="float" office:value="0.0224" calcext:value-type="float">
            <text:p>0,0224</text:p>
          </table:table-cell>
          <table:table-cell table:formula="of:=[.F149]" office:value-type="float" office:value="0.1" calcext:value-type="float">
            <text:p>0,1</text:p>
          </table:table-cell>
          <table:table-cell table:formula="of:=[.C150]/1000/3600/(PI()*([.E150]^2)/4)" office:value-type="float" office:value="0.147953083169416" calcext:value-type="float">
            <text:p>0,147953083169416</text:p>
          </table:table-cell>
          <table:table-cell table:formula="of:=[.D150]*10^5/[.F150]/[.G150]^2*500*10^-6/1000" office:value-type="float" office:value="56.8749871928608" calcext:value-type="float">
            <text:p>56,87498719286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CH</text:p>
          </table:table-cell>
          <table:table-cell office:value-type="float" office:value="27.4666666666667" calcext:value-type="float">
            <text:p>27,4666666666667</text:p>
          </table:table-cell>
          <table:table-cell office:value-type="float" office:value="0.23" calcext:value-type="float">
            <text:p>0,23</text:p>
          </table:table-cell>
          <table:table-cell table:formula="of:=[.E150]" office:value-type="float" office:value="0.0224" calcext:value-type="float">
            <text:p>0,0224</text:p>
          </table:table-cell>
          <table:table-cell table:formula="of:=[.F150]" office:value-type="float" office:value="0.1" calcext:value-type="float">
            <text:p>0,1</text:p>
          </table:table-cell>
          <table:table-cell table:formula="of:=[.C151]/1000/3600/(PI()*([.E151]^2)/4)" office:value-type="float" office:value="0.0193605432001904" calcext:value-type="float">
            <text:p>0,01936054320019</text:p>
          </table:table-cell>
          <table:table-cell table:formula="of:=[.D151]*10^5/[.F151]/[.G151]^2*500*10^-6/1000" office:value-type="float" office:value="306.805233813493" calcext:value-type="float">
            <text:p>306,8052338134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CH</text:p>
          </table:table-cell>
          <table:table-cell office:value-type="float" office:value="56.49" calcext:value-type="float">
            <text:p>56,49</text:p>
          </table:table-cell>
          <table:table-cell office:value-type="float" office:value="0.446666666666667" calcext:value-type="float">
            <text:p>0,446666666666667</text:p>
          </table:table-cell>
          <table:table-cell table:formula="of:=[.E151]" office:value-type="float" office:value="0.0224" calcext:value-type="float">
            <text:p>0,0224</text:p>
          </table:table-cell>
          <table:table-cell table:formula="of:=[.F151]" office:value-type="float" office:value="0.1" calcext:value-type="float">
            <text:p>0,1</text:p>
          </table:table-cell>
          <table:table-cell table:formula="of:=[.C152]/1000/3600/(PI()*([.E152]^2)/4)" office:value-type="float" office:value="0.0398183404870906" calcext:value-type="float">
            <text:p>0,039818340487091</text:p>
          </table:table-cell>
          <table:table-cell table:formula="of:=[.D152]*10^5/[.F152]/[.G152]^2*500*10^-6/1000" office:value-type="float" office:value="140.859854712885" calcext:value-type="float">
            <text:p>140,8598547128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CH</text:p>
          </table:table-cell>
          <table:table-cell office:value-type="float" office:value="85.57" calcext:value-type="float">
            <text:p>85,57</text:p>
          </table:table-cell>
          <table:table-cell office:value-type="float" office:value="0.72" calcext:value-type="float">
            <text:p>0,72</text:p>
          </table:table-cell>
          <table:table-cell table:formula="of:=[.E152]" office:value-type="float" office:value="0.0224" calcext:value-type="float">
            <text:p>0,0224</text:p>
          </table:table-cell>
          <table:table-cell table:formula="of:=[.F152]" office:value-type="float" office:value="0.1" calcext:value-type="float">
            <text:p>0,1</text:p>
          </table:table-cell>
          <table:table-cell table:formula="of:=[.C153]/1000/3600/(PI()*([.E153]^2)/4)" office:value-type="float" office:value="0.0603160806422437" calcext:value-type="float">
            <text:p>0,060316080642244</text:p>
          </table:table-cell>
          <table:table-cell table:formula="of:=[.D153]*10^5/[.F153]/[.G153]^2*500*10^-6/1000" office:value-type="float" office:value="98.9546653438867" calcext:value-type="float">
            <text:p>98,95466534388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CH</text:p>
          </table:table-cell>
          <table:table-cell office:value-type="float" office:value="113.883333333333" calcext:value-type="float">
            <text:p>113,883333333333</text:p>
          </table:table-cell>
          <table:table-cell office:value-type="float" office:value="1.02" calcext:value-type="float">
            <text:p>1,02</text:p>
          </table:table-cell>
          <table:table-cell table:formula="of:=[.E153]" office:value-type="float" office:value="0.0224" calcext:value-type="float">
            <text:p>0,0224</text:p>
          </table:table-cell>
          <table:table-cell table:formula="of:=[.F153]" office:value-type="float" office:value="0.1" calcext:value-type="float">
            <text:p>0,1</text:p>
          </table:table-cell>
          <table:table-cell table:formula="of:=[.C154]/1000/3600/(PI()*([.E154]^2)/4)" office:value-type="float" office:value="0.0802734172857409" calcext:value-type="float">
            <text:p>0,080273417285741</text:p>
          </table:table-cell>
          <table:table-cell table:formula="of:=[.D154]*10^5/[.F154]/[.G154]^2*500*10^-6/1000" office:value-type="float" office:value="79.145581267415" calcext:value-type="float">
            <text:p>79,1455812674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CH</text:p>
          </table:table-cell>
          <table:table-cell office:value-type="float" office:value="143.033333333333" calcext:value-type="float">
            <text:p>143,033333333333</text:p>
          </table:table-cell>
          <table:table-cell office:value-type="float" office:value="1.39333333333333" calcext:value-type="float">
            <text:p>1,39333333333333</text:p>
          </table:table-cell>
          <table:table-cell table:formula="of:=[.E154]" office:value-type="float" office:value="0.0224" calcext:value-type="float">
            <text:p>0,0224</text:p>
          </table:table-cell>
          <table:table-cell table:formula="of:=[.F154]" office:value-type="float" office:value="0.1" calcext:value-type="float">
            <text:p>0,1</text:p>
          </table:table-cell>
          <table:table-cell table:formula="of:=[.C155]/1000/3600/(PI()*([.E155]^2)/4)" office:value-type="float" office:value="0.100820498631089" calcext:value-type="float">
            <text:p>0,100820498631089</text:p>
          </table:table-cell>
          <table:table-cell table:formula="of:=[.D155]*10^5/[.F155]/[.G155]^2*500*10^-6/1000" office:value-type="float" office:value="68.5373564652736" calcext:value-type="float">
            <text:p>68,53735646527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CH</text:p>
          </table:table-cell>
          <table:table-cell office:value-type="float" office:value="172.233333333333" calcext:value-type="float">
            <text:p>172,233333333333</text:p>
          </table:table-cell>
          <table:table-cell office:value-type="float" office:value="1.83" calcext:value-type="float">
            <text:p>1,83</text:p>
          </table:table-cell>
          <table:table-cell table:formula="of:=[.E155]" office:value-type="float" office:value="0.0224" calcext:value-type="float">
            <text:p>0,0224</text:p>
          </table:table-cell>
          <table:table-cell table:formula="of:=[.F155]" office:value-type="float" office:value="0.1" calcext:value-type="float">
            <text:p>0,1</text:p>
          </table:table-cell>
          <table:table-cell table:formula="of:=[.C156]/1000/3600/(PI()*([.E156]^2)/4)" office:value-type="float" office:value="0.121402823683718" calcext:value-type="float">
            <text:p>0,121402823683718</text:p>
          </table:table-cell>
          <table:table-cell table:formula="of:=[.D156]*10^5/[.F156]/[.G156]^2*500*10^-6/1000" office:value-type="float" office:value="62.0816881641128" calcext:value-type="float">
            <text:p>62,0816881641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2</text:p>
          </table:table-cell>
          <table:table-cell office:value-type="string" calcext:value-type="string">
            <text:p>CH</text:p>
          </table:table-cell>
          <table:table-cell office:value-type="float" office:value="203.366666666667" calcext:value-type="float">
            <text:p>203,366666666667</text:p>
          </table:table-cell>
          <table:table-cell office:value-type="float" office:value="2.35333333333333" calcext:value-type="float">
            <text:p>2,35333333333333</text:p>
          </table:table-cell>
          <table:table-cell table:formula="of:=[.E156]" office:value-type="float" office:value="0.0224" calcext:value-type="float">
            <text:p>0,0224</text:p>
          </table:table-cell>
          <table:table-cell table:formula="of:=[.F156]" office:value-type="float" office:value="0.1" calcext:value-type="float">
            <text:p>0,1</text:p>
          </table:table-cell>
          <table:table-cell table:formula="of:=[.C157]/1000/3600/(PI()*([.E157]^2)/4)" office:value-type="float" office:value="0.143347905417915" calcext:value-type="float">
            <text:p>0,143347905417915</text:p>
          </table:table-cell>
          <table:table-cell table:formula="of:=[.D157]*10^5/[.F157]/[.G157]^2*500*10^-6/1000" office:value-type="float" office:value="57.2625584027387" calcext:value-type="float">
            <text:p>57,2625584027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HC</text:p>
          </table:table-cell>
          <table:table-cell office:value-type="float" office:value="30.0166666666667" calcext:value-type="float">
            <text:p>30,0166666666667</text:p>
          </table:table-cell>
          <table:table-cell office:value-type="float" office:value="0.266666666666667" calcext:value-type="float">
            <text:p>0,266666666666667</text:p>
          </table:table-cell>
          <table:table-cell table:formula="of:=[.E157]" office:value-type="float" office:value="0.0224" calcext:value-type="float">
            <text:p>0,0224</text:p>
          </table:table-cell>
          <table:table-cell table:formula="of:=[.F157]" office:value-type="float" office:value="0.1" calcext:value-type="float">
            <text:p>0,1</text:p>
          </table:table-cell>
          <table:table-cell table:formula="of:=[.C158]/1000/3600/(PI()*([.E158]^2)/4)" office:value-type="float" office:value="0.0211579722715673" calcext:value-type="float">
            <text:p>0,021157972271567</text:p>
          </table:table-cell>
          <table:table-cell table:formula="of:=[.D158]*10^5/[.F158]/[.G158]^2*500*10^-6/1000" office:value-type="float" office:value="297.84523006053" calcext:value-type="float">
            <text:p>297,845230060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HC</text:p>
          </table:table-cell>
          <table:table-cell office:value-type="float" office:value="60.0833333333333" calcext:value-type="float">
            <text:p>60,0833333333333</text:p>
          </table:table-cell>
          <table:table-cell office:value-type="float" office:value="0.55" calcext:value-type="float">
            <text:p>0,55</text:p>
          </table:table-cell>
          <table:table-cell table:formula="of:=[.E158]" office:value-type="float" office:value="0.0224" calcext:value-type="float">
            <text:p>0,0224</text:p>
          </table:table-cell>
          <table:table-cell table:formula="of:=[.F158]" office:value-type="float" office:value="0.1" calcext:value-type="float">
            <text:p>0,1</text:p>
          </table:table-cell>
          <table:table-cell table:formula="of:=[.C159]/1000/3600/(PI()*([.E159]^2)/4)" office:value-type="float" office:value="0.0423511882504165" calcext:value-type="float">
            <text:p>0,042351188250417</text:p>
          </table:table-cell>
          <table:table-cell table:formula="of:=[.D159]*10^5/[.F159]/[.G159]^2*500*10^-6/1000" office:value-type="float" office:value="153.320947368021" calcext:value-type="float">
            <text:p>153,3209473680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HC</text:p>
          </table:table-cell>
          <table:table-cell office:value-type="float" office:value="90.2" calcext:value-type="float">
            <text:p>90,2</text:p>
          </table:table-cell>
          <table:table-cell office:value-type="float" office:value="0.883333333333333" calcext:value-type="float">
            <text:p>0,883333333333333</text:p>
          </table:table-cell>
          <table:table-cell table:formula="of:=[.E159]" office:value-type="float" office:value="0.0224" calcext:value-type="float">
            <text:p>0,0224</text:p>
          </table:table-cell>
          <table:table-cell table:formula="of:=[.F159]" office:value-type="float" office:value="0.1" calcext:value-type="float">
            <text:p>0,1</text:p>
          </table:table-cell>
          <table:table-cell table:formula="of:=[.C160]/1000/3600/(PI()*([.E160]^2)/4)" office:value-type="float" office:value="0.0635796479365476" calcext:value-type="float">
            <text:p>0,063579647936548</text:p>
          </table:table-cell>
          <table:table-cell table:formula="of:=[.D160]*10^5/[.F160]/[.G160]^2*500*10^-6/1000" office:value-type="float" office:value="109.259293034635" calcext:value-type="float">
            <text:p>109,2592930346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HC</text:p>
          </table:table-cell>
          <table:table-cell office:value-type="float" office:value="120.1" calcext:value-type="float">
            <text:p>120,1</text:p>
          </table:table-cell>
          <table:table-cell office:value-type="float" office:value="1.25333333333333" calcext:value-type="float">
            <text:p>1,25333333333333</text:p>
          </table:table-cell>
          <table:table-cell table:formula="of:=[.E160]" office:value-type="float" office:value="0.0224" calcext:value-type="float">
            <text:p>0,0224</text:p>
          </table:table-cell>
          <table:table-cell table:formula="of:=[.F160]" office:value-type="float" office:value="0.1" calcext:value-type="float">
            <text:p>0,1</text:p>
          </table:table-cell>
          <table:table-cell table:formula="of:=[.C161]/1000/3600/(PI()*([.E161]^2)/4)" office:value-type="float" office:value="0.0846553848911239" calcext:value-type="float">
            <text:p>0,084655384891124</text:p>
          </table:table-cell>
          <table:table-cell table:formula="of:=[.D161]*10^5/[.F161]/[.G161]^2*500*10^-6/1000" office:value-type="float" office:value="87.4434768549676" calcext:value-type="float">
            <text:p>87,44347685496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HC</text:p>
          </table:table-cell>
          <table:table-cell office:value-type="float" office:value="150.566666666667" calcext:value-type="float">
            <text:p>150,566666666667</text:p>
          </table:table-cell>
          <table:table-cell office:value-type="float" office:value="1.72666666666667" calcext:value-type="float">
            <text:p>1,72666666666667</text:p>
          </table:table-cell>
          <table:table-cell table:formula="of:=[.E161]" office:value-type="float" office:value="0.0224" calcext:value-type="float">
            <text:p>0,0224</text:p>
          </table:table-cell>
          <table:table-cell table:formula="of:=[.F161]" office:value-type="float" office:value="0.1" calcext:value-type="float">
            <text:p>0,1</text:p>
          </table:table-cell>
          <table:table-cell table:formula="of:=[.C162]/1000/3600/(PI()*([.E162]^2)/4)" office:value-type="float" office:value="0.106130550528228" calcext:value-type="float">
            <text:p>0,106130550528228</text:p>
          </table:table-cell>
          <table:table-cell table:formula="of:=[.D162]*10^5/[.F162]/[.G162]^2*500*10^-6/1000" office:value-type="float" office:value="76.6474437319939" calcext:value-type="float">
            <text:p>76,6474437319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HC</text:p>
          </table:table-cell>
          <table:table-cell office:value-type="float" office:value="180.433333333333" calcext:value-type="float">
            <text:p>180,433333333333</text:p>
          </table:table-cell>
          <table:table-cell office:value-type="float" office:value="2.24666666666667" calcext:value-type="float">
            <text:p>2,24666666666667</text:p>
          </table:table-cell>
          <table:table-cell table:formula="of:=[.E162]" office:value-type="float" office:value="0.0224" calcext:value-type="float">
            <text:p>0,0224</text:p>
          </table:table-cell>
          <table:table-cell table:formula="of:=[.F162]" office:value-type="float" office:value="0.1" calcext:value-type="float">
            <text:p>0,1</text:p>
          </table:table-cell>
          <table:table-cell table:formula="of:=[.C163]/1000/3600/(PI()*([.E163]^2)/4)" office:value-type="float" office:value="0.12718279167795" calcext:value-type="float">
            <text:p>0,12718279167795</text:p>
          </table:table-cell>
          <table:table-cell table:formula="of:=[.D163]*10^5/[.F163]/[.G163]^2*500*10^-6/1000" office:value-type="float" office:value="69.4467520420516" calcext:value-type="float">
            <text:p>69,44675204205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HC</text:p>
          </table:table-cell>
          <table:table-cell office:value-type="float" office:value="212.933333333333" calcext:value-type="float">
            <text:p>212,933333333333</text:p>
          </table:table-cell>
          <table:table-cell office:value-type="float" office:value="2.89333333333333" calcext:value-type="float">
            <text:p>2,89333333333333</text:p>
          </table:table-cell>
          <table:table-cell table:formula="of:=[.E163]" office:value-type="float" office:value="0.0224" calcext:value-type="float">
            <text:p>0,0224</text:p>
          </table:table-cell>
          <table:table-cell table:formula="of:=[.F163]" office:value-type="float" office:value="0.1" calcext:value-type="float">
            <text:p>0,1</text:p>
          </table:table-cell>
          <table:table-cell table:formula="of:=[.C164]/1000/3600/(PI()*([.E164]^2)/4)" office:value-type="float" office:value="0.150091201411185" calcext:value-type="float">
            <text:p>0,150091201411185</text:p>
          </table:table-cell>
          <table:table-cell table:formula="of:=[.D164]*10^5/[.F164]/[.G164]^2*500*10^-6/1000" office:value-type="float" office:value="64.2181820387362" calcext:value-type="float">
            <text:p>64,2181820387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CH</text:p>
          </table:table-cell>
          <table:table-cell office:value-type="float" office:value="27.5966666666667" calcext:value-type="float">
            <text:p>27,5966666666667</text:p>
          </table:table-cell>
          <table:table-cell office:value-type="float" office:value="0.266666666666667" calcext:value-type="float">
            <text:p>0,266666666666667</text:p>
          </table:table-cell>
          <table:table-cell table:formula="of:=[.E164]" office:value-type="float" office:value="0.0224" calcext:value-type="float">
            <text:p>0,0224</text:p>
          </table:table-cell>
          <table:table-cell table:formula="of:=[.F164]" office:value-type="float" office:value="0.1" calcext:value-type="float">
            <text:p>0,1</text:p>
          </table:table-cell>
          <table:table-cell table:formula="of:=[.C165]/1000/3600/(PI()*([.E165]^2)/4)" office:value-type="float" office:value="0.0194521768391233" calcext:value-type="float">
            <text:p>0,019452176839123</text:p>
          </table:table-cell>
          <table:table-cell table:formula="of:=[.D165]*10^5/[.F165]/[.G165]^2*500*10^-6/1000" office:value-type="float" office:value="352.372752166653" calcext:value-type="float">
            <text:p>352,3727521666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CH</text:p>
          </table:table-cell>
          <table:table-cell office:value-type="float" office:value="56.5666666666667" calcext:value-type="float">
            <text:p>56,5666666666667</text:p>
          </table:table-cell>
          <table:table-cell office:value-type="float" office:value="0.526666666666667" calcext:value-type="float">
            <text:p>0,526666666666667</text:p>
          </table:table-cell>
          <table:table-cell table:formula="of:=[.E165]" office:value-type="float" office:value="0.0224" calcext:value-type="float">
            <text:p>0,0224</text:p>
          </table:table-cell>
          <table:table-cell table:formula="of:=[.F165]" office:value-type="float" office:value="0.1" calcext:value-type="float">
            <text:p>0,1</text:p>
          </table:table-cell>
          <table:table-cell table:formula="of:=[.C166]/1000/3600/(PI()*([.E166]^2)/4)" office:value-type="float" office:value="0.0398723808382562" calcext:value-type="float">
            <text:p>0,039872380838256</text:p>
          </table:table-cell>
          <table:table-cell table:formula="of:=[.D166]*10^5/[.F166]/[.G166]^2*500*10^-6/1000" office:value-type="float" office:value="165.6385801096" calcext:value-type="float">
            <text:p>165,63858010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CH</text:p>
          </table:table-cell>
          <table:table-cell office:value-type="float" office:value="85.1666666666667" calcext:value-type="float">
            <text:p>85,1666666666667</text:p>
          </table:table-cell>
          <table:table-cell office:value-type="float" office:value="0.83" calcext:value-type="float">
            <text:p>0,83</text:p>
          </table:table-cell>
          <table:table-cell table:formula="of:=[.E166]" office:value-type="float" office:value="0.0224" calcext:value-type="float">
            <text:p>0,0224</text:p>
          </table:table-cell>
          <table:table-cell table:formula="of:=[.F166]" office:value-type="float" office:value="0.1" calcext:value-type="float">
            <text:p>0,1</text:p>
          </table:table-cell>
          <table:table-cell table:formula="of:=[.C167]/1000/3600/(PI()*([.E167]^2)/4)" office:value-type="float" office:value="0.060031781403503" calcext:value-type="float">
            <text:p>0,060031781403503</text:p>
          </table:table-cell>
          <table:table-cell table:formula="of:=[.D167]*10^5/[.F167]/[.G167]^2*500*10^-6/1000" office:value-type="float" office:value="115.155751754609" calcext:value-type="float">
            <text:p>115,1557517546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CH</text:p>
          </table:table-cell>
          <table:table-cell office:value-type="float" office:value="113.766666666667" calcext:value-type="float">
            <text:p>113,766666666667</text:p>
          </table:table-cell>
          <table:table-cell office:value-type="float" office:value="1.17" calcext:value-type="float">
            <text:p>1,17</text:p>
          </table:table-cell>
          <table:table-cell table:formula="of:=[.E167]" office:value-type="float" office:value="0.0224" calcext:value-type="float">
            <text:p>0,0224</text:p>
          </table:table-cell>
          <table:table-cell table:formula="of:=[.F167]" office:value-type="float" office:value="0.1" calcext:value-type="float">
            <text:p>0,1</text:p>
          </table:table-cell>
          <table:table-cell table:formula="of:=[.C168]/1000/3600/(PI()*([.E168]^2)/4)" office:value-type="float" office:value="0.0801911819687498" calcext:value-type="float">
            <text:p>0,08019118196875</text:p>
          </table:table-cell>
          <table:table-cell table:formula="of:=[.D168]*10^5/[.F168]/[.G168]^2*500*10^-6/1000" office:value-type="float" office:value="90.9709304235185" calcext:value-type="float">
            <text:p>90,97093042351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CH</text:p>
          </table:table-cell>
          <table:table-cell office:value-type="float" office:value="143.133333333333" calcext:value-type="float">
            <text:p>143,133333333333</text:p>
          </table:table-cell>
          <table:table-cell office:value-type="float" office:value="1.6" calcext:value-type="float">
            <text:p>1,6</text:p>
          </table:table-cell>
          <table:table-cell table:formula="of:=[.E168]" office:value-type="float" office:value="0.0224" calcext:value-type="float">
            <text:p>0,0224</text:p>
          </table:table-cell>
          <table:table-cell table:formula="of:=[.F168]" office:value-type="float" office:value="0.1" calcext:value-type="float">
            <text:p>0,1</text:p>
          </table:table-cell>
          <table:table-cell table:formula="of:=[.C169]/1000/3600/(PI()*([.E169]^2)/4)" office:value-type="float" office:value="0.100890986045652" calcext:value-type="float">
            <text:p>0,100890986045652</text:p>
          </table:table-cell>
          <table:table-cell table:formula="of:=[.D169]*10^5/[.F169]/[.G169]^2*500*10^-6/1000" office:value-type="float" office:value="78.5932510276006" calcext:value-type="float">
            <text:p>78,59325102760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CH</text:p>
          </table:table-cell>
          <table:table-cell office:value-type="float" office:value="172.166666666667" calcext:value-type="float">
            <text:p>172,166666666667</text:p>
          </table:table-cell>
          <table:table-cell office:value-type="float" office:value="2.08" calcext:value-type="float">
            <text:p>2,08</text:p>
          </table:table-cell>
          <table:table-cell table:formula="of:=[.E169]" office:value-type="float" office:value="0.0224" calcext:value-type="float">
            <text:p>0,0224</text:p>
          </table:table-cell>
          <table:table-cell table:formula="of:=[.F169]" office:value-type="float" office:value="0.1" calcext:value-type="float">
            <text:p>0,1</text:p>
          </table:table-cell>
          <table:table-cell table:formula="of:=[.C170]/1000/3600/(PI()*([.E170]^2)/4)" office:value-type="float" office:value="0.121355832074009" calcext:value-type="float">
            <text:p>0,121355832074009</text:p>
          </table:table-cell>
          <table:table-cell table:formula="of:=[.D170]*10^5/[.F170]/[.G170]^2*500*10^-6/1000" office:value-type="float" office:value="70.6174505720011" calcext:value-type="float">
            <text:p>70,6174505720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6_3</text:p>
          </table:table-cell>
          <table:table-cell office:value-type="string" calcext:value-type="string">
            <text:p>CH</text:p>
          </table:table-cell>
          <table:table-cell office:value-type="float" office:value="206.133333333333" calcext:value-type="float">
            <text:p>206,133333333333</text:p>
          </table:table-cell>
          <table:table-cell office:value-type="float" office:value="2.72" calcext:value-type="float">
            <text:p>2,72</text:p>
          </table:table-cell>
          <table:table-cell table:formula="of:=[.E170]" office:value-type="float" office:value="0.0224" calcext:value-type="float">
            <text:p>0,0224</text:p>
          </table:table-cell>
          <table:table-cell table:formula="of:=[.F170]" office:value-type="float" office:value="0.1" calcext:value-type="float">
            <text:p>0,1</text:p>
          </table:table-cell>
          <table:table-cell table:formula="of:=[.C171]/1000/3600/(PI()*([.E171]^2)/4)" office:value-type="float" office:value="0.145298057220846" calcext:value-type="float">
            <text:p>0,145298057220846</text:p>
          </table:table-cell>
          <table:table-cell table:formula="of:=[.D171]*10^5/[.F171]/[.G171]^2*500*10^-6/1000" office:value-type="float" office:value="64.4197883459786" calcext:value-type="float">
            <text:p>64,4197883459786</text:p>
          </table:table-cell>
          <table:table-cell table:number-columns-repeated="1016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3T16:24:50.828000000</meta:creation-date>
    <dc:date>2019-11-13T18:13:29.770000000</dc:date>
    <meta:editing-duration>PT1H48M33S</meta:editing-duration>
    <meta:editing-cycles>9</meta:editing-cycles>
    <meta:generator>LibreOffice/6.3.2.2$Windows_X86_64 LibreOffice_project/98b30e735bda24bc04ab42594c85f7fd8be07b9c</meta:generator>
    <meta:document-statistic meta:table-count="1" meta:cell-count="136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3cm" svg:y="4.201cm" style:legend-expansion="high" chart:style-name="ch2"/>
        <chart:plot-area chart:style-name="ch3" table:cell-range-address="Planilha1.G1:Planilha1.H171" svg:x="0.32cm" svg:y="0.18cm" svg:width="13.203cm" svg:height="8.64cm">
          <chartooo:coordinate-region svg:x="1.127cm" svg:y="0.379cm" svg:width="11.8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H1:Planilha1.H171" chart:class="chart:scatter">
            <chart:domain table:cell-range-address="Planilha1.G1:Planilha1.G171"/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1248469825116">
                <text:p>0.0431248469825116</text:p>
                <draw:g>
                  <svg:desc>Planilha1.G1:Planilha1.G171</svg:desc>
                </draw:g>
              </table:table-cell>
              <table:table-cell office:value-type="float" office:value="101.976476664102">
                <text:p>101.976476664102</text:p>
                <draw:g>
                  <svg:desc>Planilha1.H1:Planilha1.H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03123214795968">
                <text:p>0.0503123214795968</text:p>
              </table:table-cell>
              <table:table-cell office:value-type="float" office:value="96.5478739130873">
                <text:p>96.5478739130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69008397685916">
                <text:p>0.0569008397685916</text:p>
              </table:table-cell>
              <table:table-cell office:value-type="float" office:value="91.6318651953697">
                <text:p>91.6318651953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4893580575865">
                <text:p>0.0634893580575865</text:p>
              </table:table-cell>
              <table:table-cell office:value-type="float" office:value="70.3877792772313">
                <text:p>70.3877792772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05270935026491">
                <text:p>0.0705270935026491</text:p>
              </table:table-cell>
              <table:table-cell office:value-type="float" office:value="83.0247511170878">
                <text:p>83.0247511170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66663946355761">
                <text:p>0.0766663946355761</text:p>
              </table:table-cell>
              <table:table-cell office:value-type="float" office:value="82.0156765381588">
                <text:p>82.0156765381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38538691326614">
                <text:p>0.0838538691326614</text:p>
              </table:table-cell>
              <table:table-cell office:value-type="float" office:value="79.2356209391018">
                <text:p>79.2356209391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7290221501498">
                <text:p>0.0407290221501498</text:p>
              </table:table-cell>
              <table:table-cell office:value-type="float" office:value="124.034781607141">
                <text:p>124.034781607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73175404391446">
                <text:p>0.0473175404391446</text:p>
              </table:table-cell>
              <table:table-cell office:value-type="float" office:value="113.009018267745">
                <text:p>113.009018267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9060587281394">
                <text:p>0.0539060587281394</text:p>
              </table:table-cell>
              <table:table-cell office:value-type="float" office:value="104.873657988352">
                <text:p>104.873657988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98956208090438">
                <text:p>0.0598956208090438</text:p>
              </table:table-cell>
              <table:table-cell office:value-type="float" office:value="98.5481364686403">
                <text:p>98.5481364686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4841390980387">
                <text:p>0.0664841390980387</text:p>
              </table:table-cell>
              <table:table-cell office:value-type="float" office:value="92.6140191013457">
                <text:p>92.6140191013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30726573870335">
                <text:p>0.0730726573870335</text:p>
              </table:table-cell>
              <table:table-cell office:value-type="float" office:value="88.0383985358235">
                <text:p>88.0383985358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96611756760283">
                <text:p>0.0796611756760283</text:p>
              </table:table-cell>
              <table:table-cell office:value-type="float" office:value="84.6183762355473">
                <text:p>84.6183762355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68486501731135">
                <text:p>0.0868486501731135</text:p>
              </table:table-cell>
              <table:table-cell office:value-type="float" office:value="81.8490698515484">
                <text:p>81.8490698515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9791241618088">
                <text:p>0.0119791241618088</text:p>
              </table:table-cell>
              <table:table-cell office:value-type="float" office:value="585.368237212606">
                <text:p>585.368237212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39582483236175">
                <text:p>0.0239582483236175</text:p>
              </table:table-cell>
              <table:table-cell office:value-type="float" office:value="318.816629196152">
                <text:p>318.816629196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9373724854263">
                <text:p>0.0359373724854263</text:p>
              </table:table-cell>
              <table:table-cell office:value-type="float" office:value="247.000618612198">
                <text:p>247.000618612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79164966472351">
                <text:p>0.0479164966472351</text:p>
              </table:table-cell>
              <table:table-cell office:value-type="float" office:value="212.979961307265">
                <text:p>212.979961307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98956208090438">
                <text:p>0.0598956208090438</text:p>
              </table:table-cell>
              <table:table-cell office:value-type="float" office:value="192.335277941285">
                <text:p>192.335277941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18747449708526">
                <text:p>0.0718747449708526</text:p>
              </table:table-cell>
              <table:table-cell office:value-type="float" office:value="179.443239383626">
                <text:p>179.443239383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9791241618088">
                <text:p>0.0119791241618088</text:p>
              </table:table-cell>
              <table:table-cell office:value-type="float" office:value="473.869525362586">
                <text:p>473.8695253625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9582483236175">
                <text:p>0.0239582483236175</text:p>
              </table:table-cell>
              <table:table-cell office:value-type="float" office:value="290.941951233647">
                <text:p>290.941951233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59373724854263">
                <text:p>0.0359373724854263</text:p>
              </table:table-cell>
              <table:table-cell office:value-type="float" office:value="235.386169461154">
                <text:p>235.386169461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79164966472351">
                <text:p>0.0479164966472351</text:p>
              </table:table-cell>
              <table:table-cell office:value-type="float" office:value="205.575749973475">
                <text:p>205.575749973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98956208090438">
                <text:p>0.0598956208090438</text:p>
              </table:table-cell>
              <table:table-cell office:value-type="float" office:value="188.154076246909">
                <text:p>188.1540762469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18747449708526">
                <text:p>0.0718747449708526</text:p>
              </table:table-cell>
              <table:table-cell office:value-type="float" office:value="175.958904638313">
                <text:p>175.958904638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9791241618088">
                <text:p>0.0119791241618088</text:p>
              </table:table-cell>
              <table:table-cell office:value-type="float" office:value="564.462228740727">
                <text:p>564.4622287407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39582483236175">
                <text:p>0.0239582483236175</text:p>
              </table:table-cell>
              <table:table-cell office:value-type="float" office:value="317.074461823495">
                <text:p>317.074461823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59373724854263">
                <text:p>0.0359373724854263</text:p>
              </table:table-cell>
              <table:table-cell office:value-type="float" office:value="252.420694882685">
                <text:p>252.4206948826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79164966472351">
                <text:p>0.0479164966472351</text:p>
              </table:table-cell>
              <table:table-cell office:value-type="float" office:value="214.722128679922">
                <text:p>214.7221286799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98956208090438">
                <text:p>0.0598956208090438</text:p>
              </table:table-cell>
              <table:table-cell office:value-type="float" office:value="193.72901183941">
                <text:p>193.72901183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18747449708526">
                <text:p>0.0718747449708526</text:p>
              </table:table-cell>
              <table:table-cell office:value-type="float" office:value="180.411110146213">
                <text:p>180.411110146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19791241618088">
                <text:p>0.0119791241618088</text:p>
              </table:table-cell>
              <table:table-cell office:value-type="float" office:value="459.932186381333">
                <text:p>459.932186381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9582483236175">
                <text:p>0.0239582483236175</text:p>
              </table:table-cell>
              <table:table-cell office:value-type="float" office:value="292.684118606303">
                <text:p>292.684118606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9373724854263">
                <text:p>0.0359373724854263</text:p>
              </table:table-cell>
              <table:table-cell office:value-type="float" office:value="235.386169461154">
                <text:p>235.386169461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79164966472351">
                <text:p>0.0479164966472351</text:p>
              </table:table-cell>
              <table:table-cell office:value-type="float" office:value="206.882375502967">
                <text:p>206.882375502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98956208090438">
                <text:p>0.0598956208090438</text:p>
              </table:table-cell>
              <table:table-cell office:value-type="float" office:value="188.990316585784">
                <text:p>188.990316585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18747449708526">
                <text:p>0.0718747449708526</text:p>
              </table:table-cell>
              <table:table-cell office:value-type="float" office:value="177.120349553418">
                <text:p>177.1203495534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9791241618088">
                <text:p>0.0119791241618088</text:p>
              </table:table-cell>
              <table:table-cell office:value-type="float" office:value="986.066732923617">
                <text:p>986.0667329236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9582483236175">
                <text:p>0.0239582483236175</text:p>
              </table:table-cell>
              <table:table-cell office:value-type="float" office:value="557.493559250101">
                <text:p>557.4935592501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59373724854263">
                <text:p>0.0359373724854263</text:p>
              </table:table-cell>
              <table:table-cell office:value-type="float" office:value="424.314542318133">
                <text:p>424.3145423181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79164966472351">
                <text:p>0.0479164966472351</text:p>
              </table:table-cell>
              <table:table-cell office:value-type="float" office:value="359.757562453581">
                <text:p>359.757562453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8956208090438">
                <text:p>0.0598956208090438</text:p>
              </table:table-cell>
              <table:table-cell office:value-type="float" office:value="320.349736484089">
                <text:p>320.349736484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19791241618088">
                <text:p>0.0119791241618088</text:p>
              </table:table-cell>
              <table:table-cell office:value-type="float" office:value="822.302999893899">
                <text:p>822.3029998938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9582483236175">
                <text:p>0.0239582483236175</text:p>
              </table:table-cell>
              <table:table-cell office:value-type="float" office:value="511.326123874702">
                <text:p>511.3261238747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59373724854263">
                <text:p>0.0359373724854263</text:p>
              </table:table-cell>
              <table:table-cell office:value-type="float" office:value="402.634237236184">
                <text:p>402.634237236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9164966472351">
                <text:p>0.0479164966472351</text:p>
              </table:table-cell>
              <table:table-cell office:value-type="float" office:value="345.166910707582">
                <text:p>345.166910707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98956208090438">
                <text:p>0.0598956208090438</text:p>
              </table:table-cell>
              <table:table-cell office:value-type="float" office:value="308.015191485681">
                <text:p>308.0151914856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1442271510308">
                <text:p>0.021442271510308</text:p>
              </table:table-cell>
              <table:table-cell office:value-type="float" office:value="264.62448626865">
                <text:p>264.624486268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22572050309981">
                <text:p>0.0422572050309981</text:p>
              </table:table-cell>
              <table:table-cell office:value-type="float" office:value="137.203296839111">
                <text:p>137.203296839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4056612775096">
                <text:p>0.064056612775096</text:p>
              </table:table-cell>
              <table:table-cell office:value-type="float" office:value="99.1084389993397">
                <text:p>99.1084389993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49772774176319">
                <text:p>0.0849772774176319</text:p>
              </table:table-cell>
              <table:table-cell office:value-type="float" office:value="79.8581459647827">
                <text:p>79.85814596478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715596069108">
                <text:p>0.106715596069108</text:p>
              </table:table-cell>
              <table:table-cell office:value-type="float" office:value="69.8089875850581">
                <text:p>69.8089875850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8653629061848">
                <text:p>0.128653629061848</text:p>
              </table:table-cell>
              <table:table-cell office:value-type="float" office:value="62.4304343556176">
                <text:p>62.4304343556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8512283324956">
                <text:p>0.148512283324956</text:p>
              </table:table-cell>
              <table:table-cell office:value-type="float" office:value="57.7321003255701">
                <text:p>57.7321003255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98351584582533">
                <text:p>0.0198351584582533</text:p>
              </table:table-cell>
              <table:table-cell office:value-type="float" office:value="292.298436116916">
                <text:p>292.2984361169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97619505554396">
                <text:p>0.0397619505554396</text:p>
              </table:table-cell>
              <table:table-cell office:value-type="float" office:value="145.47637615952">
                <text:p>145.47637615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9283998621428">
                <text:p>0.0599283998621428</text:p>
              </table:table-cell>
              <table:table-cell office:value-type="float" office:value="104.87979386554">
                <text:p>104.879793865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97659079008816">
                <text:p>0.0797659079008816</text:p>
              </table:table-cell>
              <table:table-cell office:value-type="float" office:value="84.3470690176268">
                <text:p>84.3470690176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0881587723711">
                <text:p>0.100881587723711</text:p>
              </table:table-cell>
              <table:table-cell office:value-type="float" office:value="72.2210039955225">
                <text:p>72.2210039955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006665868481">
                <text:p>0.122006665868481</text:p>
              </table:table-cell>
              <table:table-cell office:value-type="float" office:value="64.7156726843621">
                <text:p>64.71567268436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1216835917602">
                <text:p>0.141216835917602</text:p>
              </table:table-cell>
              <table:table-cell office:value-type="float" office:value="59.839618883375">
                <text:p>59.839618883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17430178124468">
                <text:p>0.0217430178124468</text:p>
              </table:table-cell>
              <table:table-cell office:value-type="float" office:value="264.405429919118">
                <text:p>264.405429919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26260891672153">
                <text:p>0.0426260891672153</text:p>
              </table:table-cell>
              <table:table-cell office:value-type="float" office:value="135.756141811523">
                <text:p>135.756141811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46087641891791">
                <text:p>0.0646087641891791</text:p>
              </table:table-cell>
              <table:table-cell office:value-type="float" office:value="97.8209701720808">
                <text:p>97.8209701720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60040440897779">
                <text:p>0.0860040440897779</text:p>
              </table:table-cell>
              <table:table-cell office:value-type="float" office:value="78.6387189818482">
                <text:p>78.63871898184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6631011171631">
                <text:p>0.106631011171631</text:p>
              </table:table-cell>
              <table:table-cell office:value-type="float" office:value="68.1607950130976">
                <text:p>68.16079501309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7638610292129">
                <text:p>0.127638610292129</text:p>
              </table:table-cell>
              <table:table-cell office:value-type="float" office:value="61.5858736750767">
                <text:p>61.58587367507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9365181041178">
                <text:p>0.149365181041178</text:p>
              </table:table-cell>
              <table:table-cell office:value-type="float" office:value="56.4023191972832">
                <text:p>56.4023191972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0536694434011">
                <text:p>0.0200536694434011</text:p>
              </table:table-cell>
              <table:table-cell office:value-type="float" office:value="285.963192236454">
                <text:p>285.9631922364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9886478321169">
                <text:p>0.039886478321169</text:p>
              </table:table-cell>
              <table:table-cell office:value-type="float" office:value="145.617028272695">
                <text:p>145.6170282726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15261145922556">
                <text:p>0.0615261145922556</text:p>
              </table:table-cell>
              <table:table-cell office:value-type="float" office:value="100.384027635132">
                <text:p>100.384027635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14341100455582">
                <text:p>0.0814341100455582</text:p>
              </table:table-cell>
              <table:table-cell office:value-type="float" office:value="81.680690696715">
                <text:p>81.680690696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100611548944">
                <text:p>0.10100611548944</text:p>
              </table:table-cell>
              <table:table-cell office:value-type="float" office:value="71.0628576946214">
                <text:p>71.0628576946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0928208425655">
                <text:p>0.120928208425655</text:p>
              </table:table-cell>
              <table:table-cell office:value-type="float" office:value="63.7096647805437">
                <text:p>63.7096647805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1073511507989">
                <text:p>0.141073511507989</text:p>
              </table:table-cell>
              <table:table-cell office:value-type="float" office:value="58.8725871612143">
                <text:p>58.8725871612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12745114636461">
                <text:p>0.0212745114636461</text:p>
              </table:table-cell>
              <table:table-cell office:value-type="float" office:value="212.105554197444">
                <text:p>212.105554197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24945126600296">
                <text:p>0.0424945126600296</text:p>
              </table:table-cell>
              <table:table-cell office:value-type="float" office:value="102.448598693356">
                <text:p>102.4485986933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41458968335435">
                <text:p>0.0641458968335435</text:p>
              </table:table-cell>
              <table:table-cell office:value-type="float" office:value="74.1245511277317">
                <text:p>74.1245511277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50336673492829">
                <text:p>0.0850336673492829</text:p>
              </table:table-cell>
              <table:table-cell office:value-type="float" office:value="59.2379544296527">
                <text:p>59.23795442965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6412500186483">
                <text:p>0.106412500186483</text:p>
              </table:table-cell>
              <table:table-cell office:value-type="float" office:value="52.2506633416486">
                <text:p>52.2506633416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7178092516979">
                <text:p>0.127178092516979</text:p>
              </table:table-cell>
              <table:table-cell office:value-type="float" office:value="48.3277947752087">
                <text:p>48.3277947752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0020713996621">
                <text:p>0.150020713996621</text:p>
              </table:table-cell>
              <table:table-cell office:value-type="float" office:value="44.358118405608">
                <text:p>44.358118405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93516147943457">
                <text:p>0.0193516147943457</text:p>
              </table:table-cell>
              <table:table-cell office:value-type="float" office:value="218.967384707714">
                <text:p>218.967384707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94118630631061">
                <text:p>0.0394118630631061</text:p>
              </table:table-cell>
              <table:table-cell office:value-type="float" office:value="106.225800829935">
                <text:p>106.2258008299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01398621058342">
                <text:p>0.0601398621058342</text:p>
              </table:table-cell>
              <table:table-cell office:value-type="float" office:value="76.9556241375563">
                <text:p>76.9556241375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88848152188341">
                <text:p>0.0788848152188341</text:p>
              </table:table-cell>
              <table:table-cell office:value-type="float" office:value="63.4761050905208">
                <text:p>63.47610509052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0019291685547">
                <text:p>0.100019291685547</text:p>
              </table:table-cell>
              <table:table-cell office:value-type="float" office:value="53.979171007199">
                <text:p>53.979171007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8153353872327">
                <text:p>0.118153353872327</text:p>
              </table:table-cell>
              <table:table-cell office:value-type="float" office:value="50.7394285651215">
                <text:p>50.7394285651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1712597400034">
                <text:p>0.141712597400034</text:p>
              </table:table-cell>
              <table:table-cell office:value-type="float" office:value="46.0600936308853">
                <text:p>46.06009363088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1350637871375">
                <text:p>0.021350637871375</text:p>
              </table:table-cell>
              <table:table-cell office:value-type="float" office:value="471.646646485383">
                <text:p>471.6466464853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23276924455619">
                <text:p>0.0423276924455619</text:p>
              </table:table-cell>
              <table:table-cell office:value-type="float" office:value="234.422937951616">
                <text:p>234.4229379516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34950630390711">
                <text:p>0.0634950630390711</text:p>
              </table:table-cell>
              <table:table-cell office:value-type="float" office:value="167.0129692848">
                <text:p>167.01296928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51253009882158">
                <text:p>0.0851253009882158</text:p>
              </table:table-cell>
              <table:table-cell office:value-type="float" office:value="132.941099711358">
                <text:p>132.941099711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6043616050266">
                <text:p>0.106043616050266</text:p>
              </table:table-cell>
              <table:table-cell office:value-type="float" office:value="114.418695691137">
                <text:p>114.418695691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7946405335724">
                <text:p>0.127946405335724</text:p>
              </table:table-cell>
              <table:table-cell office:value-type="float" office:value="103.134036878499">
                <text:p>103.134036878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01335551799067">
                <text:p>0.0201335551799067</text:p>
              </table:table-cell>
              <table:table-cell office:value-type="float" office:value="493.388539078683">
                <text:p>493.3885390786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00767943404912">
                <text:p>0.0400767943404912</text:p>
              </table:table-cell>
              <table:table-cell office:value-type="float" office:value="245.929792726047">
                <text:p>245.929792726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03466251885547">
                <text:p>0.0603466251885547</text:p>
              </table:table-cell>
              <table:table-cell office:value-type="float" office:value="172.537747659438">
                <text:p>172.537747659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08537636656495">
                <text:p>0.0808537636656495</text:p>
              </table:table-cell>
              <table:table-cell office:value-type="float" office:value="137.415914804192">
                <text:p>137.415914804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33740633789">
                <text:p>0.10133740633789</text:p>
              </table:table-cell>
              <table:table-cell office:value-type="float" office:value="116.853487050566">
                <text:p>116.8534870505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3446958706068">
                <text:p>0.123446958706068</text:p>
              </table:table-cell>
              <table:table-cell office:value-type="float" office:value="103.570944980058">
                <text:p>103.570944980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21894381046842">
                <text:p>0.0221894381046842</text:p>
              </table:table-cell>
              <table:table-cell office:value-type="float" office:value="494.207117354785">
                <text:p>494.207117354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42167551558718">
                <text:p>0.0442167551558718</text:p>
              </table:table-cell>
              <table:table-cell office:value-type="float" office:value="233.574579122223">
                <text:p>233.5745791222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0190194873286">
                <text:p>0.0640190194873286</text:p>
              </table:table-cell>
              <table:table-cell office:value-type="float" office:value="169.576929827826">
                <text:p>169.5769298278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73668007713447">
                <text:p>0.0873668007713447</text:p>
              </table:table-cell>
              <table:table-cell office:value-type="float" office:value="132.102567520918">
                <text:p>132.102567520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8071304009218">
                <text:p>0.108071304009218</text:p>
              </table:table-cell>
              <table:table-cell office:value-type="float" office:value="117.01507584168">
                <text:p>117.015075841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1177078503232">
                <text:p>0.131177078503232</text:p>
              </table:table-cell>
              <table:table-cell office:value-type="float" office:value="106.349433553523">
                <text:p>106.3494335535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1442271510308">
                <text:p>0.021442271510308</text:p>
              </table:table-cell>
              <table:table-cell office:value-type="float" office:value="500.249028836626">
                <text:p>500.2490288366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23394403479892">
                <text:p>0.0423394403479892</text:p>
              </table:table-cell>
              <table:table-cell office:value-type="float" office:value="241.730734327601">
                <text:p>241.7307343276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14133347289535">
                <text:p>0.0614133347289535</text:p>
              </table:table-cell>
              <table:table-cell office:value-type="float" office:value="174.108354586242">
                <text:p>174.108354586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41737208916045">
                <text:p>0.0841737208916045</text:p>
              </table:table-cell>
              <table:table-cell office:value-type="float" office:value="135.022949576046">
                <text:p>135.0229495760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4410657612872">
                <text:p>0.104410657612872</text:p>
              </table:table-cell>
              <table:table-cell office:value-type="float" office:value="118.484295313917">
                <text:p>118.484295313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26299349415417">
                <text:p>0.126299349415417</text:p>
              </table:table-cell>
              <table:table-cell office:value-type="float" office:value="107.826676668034">
                <text:p>107.8266766680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23022179679863">
                <text:p>0.0223022179679863</text:p>
              </table:table-cell>
              <table:table-cell office:value-type="float" office:value="211.102407894076">
                <text:p>211.1024078940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32369800934349">
                <text:p>0.0432369800934349</text:p>
              </table:table-cell>
              <table:table-cell office:value-type="float" office:value="109.658715739265">
                <text:p>109.6587157392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633446898880016">
                <text:p>0.0633446898880016</text:p>
              </table:table-cell>
              <table:table-cell office:value-type="float" office:value="80.165153767438">
                <text:p>80.165153767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5115902666274">
                <text:p>0.085115902666274</text:p>
              </table:table-cell>
              <table:table-cell office:value-type="float" office:value="63.9546500684207">
                <text:p>63.95465006842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6565222918038">
                <text:p>0.106565222918038</text:p>
              </table:table-cell>
              <table:table-cell office:value-type="float" office:value="55.4765638970332">
                <text:p>55.47656389703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7443595111836">
                <text:p>0.127443595111836</text:p>
              </table:table-cell>
              <table:table-cell office:value-type="float" office:value="50.9998748079388">
                <text:p>50.99987480793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8606266544374">
                <text:p>0.148606266544374</text:p>
              </table:table-cell>
              <table:table-cell office:value-type="float" office:value="47.2442366080379">
                <text:p>47.24423660803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06880561744753">
                <text:p>0.0206880561744753</text:p>
              </table:table-cell>
              <table:table-cell office:value-type="float" office:value="229.753104111805">
                <text:p>229.7531041118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0264760779328">
                <text:p>0.040264760779328</text:p>
              </table:table-cell>
              <table:table-cell office:value-type="float" office:value="116.165441321753">
                <text:p>116.1654413217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94960770528181">
                <text:p>0.0594960770528181</text:p>
              </table:table-cell>
              <table:table-cell office:value-type="float" office:value="82.3967603240242">
                <text:p>82.39676032402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95920389449575">
                <text:p>0.0795920389449575</text:p>
              </table:table-cell>
              <table:table-cell office:value-type="float" office:value="66.2994658813281">
                <text:p>66.29946588132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0585540582543">
                <text:p>0.100585540582543</text:p>
              </table:table-cell>
              <table:table-cell office:value-type="float" office:value="57.16196053763">
                <text:p>57.161960537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090001345983">
                <text:p>0.12090001345983</text:p>
              </table:table-cell>
              <table:table-cell office:value-type="float" office:value="51.6528457229258">
                <text:p>51.65284572292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0537807157304">
                <text:p>0.140537807157304</text:p>
              </table:table-cell>
              <table:table-cell office:value-type="float" office:value="48.0991342625647">
                <text:p>48.09913426256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11744193349655">
                <text:p>0.0211744193349655</text:p>
              </table:table-cell>
              <table:table-cell office:value-type="float" office:value="278.796292394225">
                <text:p>278.7962923942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24616185332331">
                <text:p>0.0424616185332331</text:p>
              </table:table-cell>
              <table:table-cell office:value-type="float" office:value="135.885462093637">
                <text:p>135.8854620936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35796479365476">
                <text:p>0.0635796479365476</text:p>
              </table:table-cell>
              <table:table-cell office:value-type="float" office:value="97.7149149026734">
                <text:p>97.71491490267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668471348152">
                <text:p>0.0848668471348152</text:p>
              </table:table-cell>
              <table:table-cell office:value-type="float" office:value="77.0578427851193">
                <text:p>77.0578427851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06154046333083">
                <text:p>0.106154046333083</text:p>
              </table:table-cell>
              <table:table-cell office:value-type="float" office:value="67.8872675929028">
                <text:p>67.8872675929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7159295873095">
                <text:p>0.127159295873095</text:p>
              </table:table-cell>
              <table:table-cell office:value-type="float" office:value="61.5356584355443">
                <text:p>61.5356584355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8798932144182">
                <text:p>0.148798932144182</text:p>
              </table:table-cell>
              <table:table-cell office:value-type="float" office:value="56.2302121973021">
                <text:p>56.2302121973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4686239025216">
                <text:p>0.0194686239025216</text:p>
              </table:table-cell>
              <table:table-cell office:value-type="float" office:value="316.599872162591">
                <text:p>316.5998721625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98958766431108">
                <text:p>0.0398958766431108</text:p>
              </table:table-cell>
              <table:table-cell office:value-type="float" office:value="147.642651993894">
                <text:p>147.6426519938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04077142811766">
                <text:p>0.0604077142811766</text:p>
              </table:table-cell>
              <table:table-cell office:value-type="float" office:value="101.395088314999">
                <text:p>101.3950883149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800737029444768">
                <text:p>0.0800737029444768</text:p>
              </table:table-cell>
              <table:table-cell office:value-type="float" office:value="80.3206850514948">
                <text:p>80.32068505149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1078952484489">
                <text:p>0.101078952484489</text:p>
              </table:table-cell>
              <table:table-cell office:value-type="float" office:value="69.4923316525883">
                <text:p>69.49233165258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1520302707991">
                <text:p>0.121520302707991</text:p>
              </table:table-cell>
              <table:table-cell office:value-type="float" office:value="62.6388891655998">
                <text:p>62.6388891655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314090004312">
                <text:p>0.142314090004312</text:p>
              </table:table-cell>
              <table:table-cell office:value-type="float" office:value="57.5214897179455">
                <text:p>57.5214897179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11532731105964">
                <text:p>0.0211532731105964</text:p>
              </table:table-cell>
              <table:table-cell office:value-type="float" office:value="257.005659564291">
                <text:p>257.005659564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24075781820676">
                <text:p>0.0424075781820676</text:p>
              </table:table-cell>
              <table:table-cell office:value-type="float" office:value="129.744764609852">
                <text:p>129.7447646098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38850933996574">
                <text:p>0.0638850933996574</text:p>
              </table:table-cell>
              <table:table-cell office:value-type="float" office:value="93.9242027805233">
                <text:p>93.92420278052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849138387445244">
                <text:p>0.0849138387445244</text:p>
              </table:table-cell>
              <table:table-cell office:value-type="float" office:value="75.8168338173677">
                <text:p>75.81683381736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5989575699101">
                <text:p>0.105989575699101</text:p>
              </table:table-cell>
              <table:table-cell office:value-type="float" office:value="66.9112255231709">
                <text:p>66.91122552317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7041816848822">
                <text:p>0.127041816848822</text:p>
              </table:table-cell>
              <table:table-cell office:value-type="float" office:value="60.6168632004324">
                <text:p>60.61686320043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7953083169416">
                <text:p>0.147953083169416</text:p>
              </table:table-cell>
              <table:table-cell office:value-type="float" office:value="56.8749871928608">
                <text:p>56.87498719286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93605432001904">
                <text:p>0.0193605432001904</text:p>
              </table:table-cell>
              <table:table-cell office:value-type="float" office:value="306.805233813493">
                <text:p>306.8052338134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8183404870906">
                <text:p>0.0398183404870906</text:p>
              </table:table-cell>
              <table:table-cell office:value-type="float" office:value="140.859854712885">
                <text:p>140.8598547128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03160806422437">
                <text:p>0.0603160806422437</text:p>
              </table:table-cell>
              <table:table-cell office:value-type="float" office:value="98.9546653438867">
                <text:p>98.95466534388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2734172857409">
                <text:p>0.0802734172857409</text:p>
              </table:table-cell>
              <table:table-cell office:value-type="float" office:value="79.145581267415">
                <text:p>79.1455812674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00820498631089">
                <text:p>0.100820498631089</text:p>
              </table:table-cell>
              <table:table-cell office:value-type="float" office:value="68.5373564652736">
                <text:p>68.53735646527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21402823683718">
                <text:p>0.121402823683718</text:p>
              </table:table-cell>
              <table:table-cell office:value-type="float" office:value="62.0816881641128">
                <text:p>62.08168816411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43347905417915">
                <text:p>0.143347905417915</text:p>
              </table:table-cell>
              <table:table-cell office:value-type="float" office:value="57.2625584027387">
                <text:p>57.26255840273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11579722715673">
                <text:p>0.0211579722715673</text:p>
              </table:table-cell>
              <table:table-cell office:value-type="float" office:value="297.84523006053">
                <text:p>297.845230060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23511882504165">
                <text:p>0.0423511882504165</text:p>
              </table:table-cell>
              <table:table-cell office:value-type="float" office:value="153.320947368021">
                <text:p>153.3209473680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35796479365476">
                <text:p>0.0635796479365476</text:p>
              </table:table-cell>
              <table:table-cell office:value-type="float" office:value="109.259293034635">
                <text:p>109.2592930346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46553848911239">
                <text:p>0.0846553848911239</text:p>
              </table:table-cell>
              <table:table-cell office:value-type="float" office:value="87.4434768549676">
                <text:p>87.44347685496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06130550528228">
                <text:p>0.106130550528228</text:p>
              </table:table-cell>
              <table:table-cell office:value-type="float" office:value="76.6474437319939">
                <text:p>76.6474437319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718279167795">
                <text:p>0.12718279167795</text:p>
              </table:table-cell>
              <table:table-cell office:value-type="float" office:value="69.4467520420516">
                <text:p>69.44675204205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0091201411185">
                <text:p>0.150091201411185</text:p>
              </table:table-cell>
              <table:table-cell office:value-type="float" office:value="64.2181820387362">
                <text:p>64.21818203873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94521768391233">
                <text:p>0.0194521768391233</text:p>
              </table:table-cell>
              <table:table-cell office:value-type="float" office:value="352.372752166653">
                <text:p>352.3727521666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98723808382562">
                <text:p>0.0398723808382562</text:p>
              </table:table-cell>
              <table:table-cell office:value-type="float" office:value="165.6385801096">
                <text:p>165.63858010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0031781403503">
                <text:p>0.060031781403503</text:p>
              </table:table-cell>
              <table:table-cell office:value-type="float" office:value="115.155751754609">
                <text:p>115.1557517546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01911819687498">
                <text:p>0.0801911819687498</text:p>
              </table:table-cell>
              <table:table-cell office:value-type="float" office:value="90.9709304235185">
                <text:p>90.97093042351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0890986045652">
                <text:p>0.100890986045652</text:p>
              </table:table-cell>
              <table:table-cell office:value-type="float" office:value="78.5932510276006">
                <text:p>78.59325102760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21355832074009">
                <text:p>0.121355832074009</text:p>
              </table:table-cell>
              <table:table-cell office:value-type="float" office:value="70.6174505720011">
                <text:p>70.61745057200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45298057220846">
                <text:p>0.145298057220846</text:p>
              </table:table-cell>
              <table:table-cell office:value-type="float" office:value="64.4197883459786">
                <text:p>64.4197883459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